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break-before="column"/>
      <style:text-properties fo:font-size="8pt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officeooo:paragraph-rsid="00038022" style:font-size-asian="8pt" style:font-size-complex="8pt"/>
    </style:style>
    <style:style style:name="P5" style:family="paragraph" style:parent-style-name="Standard">
      <style:paragraph-properties fo:break-before="column"/>
      <style:text-properties fo:font-size="8pt" officeooo:paragraph-rsid="00038022" style:font-size-asian="8pt" style:font-size-complex="8pt"/>
    </style:style>
    <style:style style:name="P6" style:family="paragraph" style:parent-style-name="Standard">
      <style:text-properties fo:font-size="8pt" officeooo:rsid="00038022" officeooo:paragraph-rsid="00038022" style:font-size-asian="8pt" style:font-size-complex="8pt"/>
    </style:style>
    <style:style style:name="P7" style:family="paragraph" style:parent-style-name="Standard">
      <style:text-properties fo:font-size="8pt" officeooo:paragraph-rsid="0003b3e3" style:font-size-asian="8pt" style:font-size-complex="8pt"/>
    </style:style>
    <style:style style:name="P8" style:family="paragraph" style:parent-style-name="Standard">
      <style:text-properties fo:font-size="8pt" officeooo:paragraph-rsid="000563ab" style:font-size-asian="8pt" style:font-size-complex="8pt"/>
    </style:style>
    <style:style style:name="P9" style:family="paragraph" style:parent-style-name="Standard">
      <style:text-properties fo:font-size="8pt" officeooo:paragraph-rsid="00071ee2" style:font-size-asian="8pt" style:font-size-complex="8pt"/>
    </style:style>
    <style:style style:name="P10" style:family="paragraph" style:parent-style-name="Standard">
      <style:text-properties fo:font-size="8pt" fo:background-color="#ffff00" style:font-size-asian="8pt" style:font-size-complex="8pt"/>
    </style:style>
    <style:style style:name="P11" style:family="paragraph" style:parent-style-name="Standard">
      <style:text-properties fo:color="#c9211e" loext:opacity="100%" fo:font-size="8pt" style:font-size-asian="8pt" style:font-size-complex="8pt"/>
    </style:style>
    <style:style style:name="P12" style:family="paragraph" style:parent-style-name="Standard">
      <style:text-properties fo:color="#ff0000" loext:opacity="100%" fo:font-size="8pt" style:font-size-asian="8pt" style:font-size-complex="8pt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2</text:h>
      <text:p text:style-name="P3"/>
      <text:p text:style-name="P3">5</text:p>
      <text:p text:style-name="P3">311(11)</text:p>
      <text:p text:style-name="P11">311</text:p>
      <text:p text:style-name="P3">221</text:p>
      <text:p text:style-name="P3">11111</text:p>
      <text:p text:style-name="P2">total num of chars: 5</text:p>
      <text:p text:style-name="P3">total num of families: 3</text:p>
      <text:p text:style-name="P3"/>
      <text:p text:style-name="P3">chars where some sequence of nonzero coeffs is not unimodal in abs value:</text:p>
      <text:p text:style-name="P3"><text:s text:c="4"/>none</text:p>
      <text:p text:style-name="P3">chars where some polynomial has both positive and negative coeffs:</text:p>
      <text:p text:style-name="P3"><text:s text:c="4"/>none</text:p>
      <text:p text:style-name="P3">chars where some polynomial has strictly negative coeffs:</text:p>
      <text:p text:style-name="P3"><text:s text:c="4"/>1.1 = 311 <text:s text:c="19"/>in family 1.1 = 311 <text:s text:c="18"/></text:p>
      <text:p text:style-name="P3"/>
      <text:p text:style-name="P3">| 0 elements where some sequence of nonzero coeffs is not unimodal in abs value.</text:p>
      <text:p text:style-name="P3">| 0 elements where some polynomial has both positive and negative coeffs.</text:p>
      <text:p text:style-name="P3">| 1 elements where some polynomial has strictly negative coeffs.</text:p>
      <text:p text:style-name="P3"><text:s text:c="4"/>1.1 = 311 <text:s text:c="19"/>in family 1.1 = 311 <text:s text:c="18"/></text:p>
      <text:p text:style-name="P3"><text:s text:c="6"/>#7 [ 1, 2, 1 ]</text:p>
      <text:p text:style-name="P3"/>
      <text:p text:style-name="P3"/>
      <text:h text:style-name="P1" text:outline-level="1">G2</text:h>
      <text:p text:style-name="P3"/>
      <text:p text:style-name="P3">G2</text:p>
      <text:p text:style-name="P3">G2(a1)(21)</text:p>
      <text:p text:style-name="P11">G2(a1)</text:p>
      <text:p text:style-name="P11">~A1</text:p>
      <text:p text:style-name="P3">A1</text:p>
      <text:p text:style-name="P3">1</text:p>
      <text:p text:style-name="P2">total num of chars: 6</text:p>
      <text:p text:style-name="P3">total num of families: 3</text:p>
      <text:p text:style-name="P3"/>
      <text:p text:style-name="P3">chars where some sequence of nonzero coeffs is not unimodal in abs value:</text:p>
      <text:p text:style-name="P3"><text:s text:c="4"/>none</text:p>
      <text:p text:style-name="P3">chars where some polynomial has both positive and negative coeffs:</text:p>
      <text:p text:style-name="P3"><text:s text:c="4"/>none</text:p>
      <text:p text:style-name="P3">chars where some polynomial has strictly negative coeffs:</text:p>
      <text:p text:style-name="P3"><text:s text:c="4"/>phi{2,1} = G2(a1) <text:s text:c="11"/>in family phi{2,1} = G2(a1) <text:s text:c="10"/></text:p>
      <text:p text:style-name="P3"><text:s text:c="4"/>phi{2,2} = ~A1 <text:s text:c="14"/>in family phi{2,1} = G2(a1) <text:s text:c="10"/></text:p>
      <text:p text:style-name="P3"/>
      <text:p text:style-name="P3">| 0 elements where some sequence of nonzero coeffs is not unimodal in abs value.</text:p>
      <text:p text:style-name="P3">| 0 elements where some polynomial has both positive and negative coeffs.</text:p>
      <text:p text:style-name="P3">| 7 elements where some polynomial has strictly negative coeffs.</text:p>
      <text:p text:style-name="P3"><text:s text:c="4"/>phi{2,1} = G2(a1) <text:s text:c="11"/>in family phi{2,1} = G2(a1) <text:s text:c="10"/></text:p>
      <text:p text:style-name="P3"><text:s text:c="6"/>#4 [ 2, 1 ]</text:p>
      <text:p text:style-name="P3"><text:s text:c="6"/>#5 [ 1, 2 ]</text:p>
      <text:p text:style-name="P3"><text:s text:c="6"/>#6 [ 2, 1, 2 ]</text:p>
      <text:p text:style-name="P3"><text:s text:c="6"/>#7 [ 1, 2, 1 ]</text:p>
      <text:p text:style-name="P3"><text:s text:c="6"/>#8 [ 2, 1, 2, 1 ]</text:p>
      <text:p text:style-name="P3"><text:s text:c="6"/>#9 [ 1, 2, 1, 2 ]</text:p>
      <text:p text:style-name="P3"><text:s text:c="4"/>phi{2,2} = ~A1 <text:s text:c="14"/>in family phi{2,1} = G2(a1) <text:s text:c="10"/></text:p>
      <text:p text:style-name="P3"><text:s text:c="6"/>#11 [ 1, 2, 1, 2, 1 ]</text:p>
      <text:p text:style-name="P3"/>
      <text:h text:style-name="P1" text:outline-level="1">B3</text:h>
      <text:p text:style-name="P3"/>
      <text:p text:style-name="P3">7</text:p>
      <text:p text:style-name="P3">511(11)</text:p>
      <text:p text:style-name="P3">511</text:p>
      <text:p text:style-name="P3">331(11)</text:p>
      <text:p text:style-name="P3">331</text:p>
      <text:p text:style-name="P3">322</text:p>
      <text:p text:style-name="P3">31111(11)</text:p>
      <text:p text:style-name="P11">31111</text:p>
      <text:p text:style-name="P3">22111</text:p>
      <text:p text:style-name="P3">1111111</text:p>
      <text:p text:style-name="P2">total num of chars: 10</text:p>
      <text:p text:style-name="P3">total num of families: 6</text:p>
      <text:p text:style-name="P3"/>
      <text:p text:style-name="P3">chars where some sequence of nonzero coeffs is not unimodal in abs value:</text:p>
      <text:p text:style-name="P3"><text:s text:c="4"/>none</text:p>
      <text:p text:style-name="P3">chars where some polynomial has both positive and negative coeffs:</text:p>
      <text:p text:style-name="P3"><text:s text:c="4"/>none</text:p>
      <text:p text:style-name="P3">chars where some polynomial has strictly negative coeffs:</text:p>
      <text:p text:style-name="P3"><text:s text:c="4"/>1.11 = 31111 <text:s text:c="16"/>in family 1.11 = 31111 <text:s text:c="15"/></text:p>
      <text:p text:style-name="P3"/>
      <text:p text:style-name="P3">| 0 elements where some sequence of nonzero coeffs is not unimodal in abs value.</text:p>
      <text:p text:style-name="P3">| 0 elements where some polynomial has both positive and negative coeffs.</text:p>
      <text:p text:style-name="P3">| 1 elements where some polynomial has strictly negative coeffs.</text:p>
      <text:p text:style-name="P3"><text:s text:c="4"/>1.11 = 31111 <text:s text:c="16"/>in family 1.11 = 31111 <text:s text:c="15"/></text:p>
      <text:p text:style-name="P3"><text:s text:c="6"/>#14 [ 1, 2, 1 ]</text:p>
      <text:p text:style-name="P3"/>
      <text:h text:style-name="P1" text:outline-level="1">C3</text:h>
      <text:p text:style-name="P3"/>
      <text:p text:style-name="P3">6</text:p>
      <text:p text:style-name="P3">42(11)</text:p>
      <text:p text:style-name="P11">42</text:p>
      <text:p text:style-name="P3">33</text:p>
      <text:p text:style-name="P3">411</text:p>
      <text:p text:style-name="P3">222</text:p>
      <text:p text:style-name="P3">2211(11)</text:p>
      <text:p text:style-name="P11">2211</text:p>
      <text:p text:style-name="P3">21111</text:p>
      <text:p text:style-name="P3">111111</text:p>
      <text:p text:style-name="P2">total num of chars: 10</text:p>
      <text:p text:style-name="P3">total num of families: 6</text:p>
      <text:p text:style-name="P3"/>
      <text:p text:style-name="P3">chars where some sequence of nonzero coeffs is not unimodal in abs value:</text:p>
      <text:p text:style-name="P3"><text:s text:c="4"/>none</text:p>
      <text:p text:style-name="P3">chars where some polynomial has both positive and negative coeffs:</text:p>
      <text:p text:style-name="P3"><text:s text:c="4"/>none</text:p>
      <text:p text:style-name="P3">chars where some polynomial has strictly negative coeffs:</text:p>
      <text:p text:style-name="P3"><text:s text:c="4"/>2.1 = 42 <text:s text:c="20"/>in family 2.1 = 42 <text:s text:c="19"/></text:p>
      <text:p text:style-name="P3"><text:s text:c="4"/>1.11 = 2211 <text:s text:c="17"/>in family 1.11 = 2211 <text:s text:c="16"/></text:p>
      <text:p text:style-name="P3"/>
      <text:p text:style-name="P3">| 0 elements where some sequence of nonzero coeffs is not unimodal in abs value.</text:p>
      <text:p text:style-name="P3">| 0 elements where some polynomial has both positive and negative coeffs.</text:p>
      <text:p text:style-name="P3">| 21 elements where some polynomial has strictly negative coeffs.</text:p>
      <text:p text:style-name="P3"><text:s text:c="4"/>2.1 = 42 <text:s text:c="20"/>in family 2.1 = 42 <text:s text:c="19"/></text:p>
      <text:p text:style-name="P3"><text:s text:c="6"/>#11 [ 3, 2, 1 ]</text:p>
      <text:p text:style-name="P3"><text:s text:c="6"/>#13 [ 2, 1, 3 ]</text:p>
      <text:p text:style-name="P3"><text:s text:c="6"/>#15 [ 1, 3, 2 ]</text:p>
      <text:p text:style-name="P3"><text:s text:c="6"/>#16 [ 1, 2, 3 ]</text:p>
      <text:p text:style-name="P3"><text:s text:c="6"/>#17 [ 3, 2, 1, 2 ]</text:p>
      <text:p text:style-name="P3"><text:s text:c="6"/>#18 [ 2, 1, 2, 3 ]</text:p>
      <text:p text:style-name="P3"><text:s text:c="6"/>#19 [ 2, 3, 2, 1 ]</text:p>
      <text:p text:style-name="P3"><text:s text:c="6"/>#20 [ 2, 1, 3, 2 ]</text:p>
      <text:p text:style-name="P3"><text:s text:c="6"/>#22 [ 1, 3, 2, 1 ]</text:p>
      <text:p text:style-name="P3"><text:s text:c="6"/>#23 [ 1, 2, 1, 3 ]</text:p>
      <text:p text:style-name="P3"><text:s text:c="6"/>#24 [ 1, 2, 3, 2 ]</text:p>
      <text:p text:style-name="P3"><text:s text:c="6"/>#25 [ 3, 2, 1, 2, 3 ]</text:p>
      <text:p text:style-name="P3"><text:s text:c="6"/>#26 [ 2, 1, 2, 3, 2 ]</text:p>
      <text:p text:style-name="P3"><text:s text:c="6"/>#27 [ 2, 3, 2, 1, 2 ]</text:p>
      <text:p text:style-name="P3"><text:s text:c="6"/>#28 [ 2, 1, 3, 2, 1 ]</text:p>
      <text:p text:style-name="P3"><text:s text:c="6"/>#31 [ 1, 2, 1, 3, 2 ]</text:p>
      <text:p text:style-name="P3"><text:s text:c="6"/>#32 [ 1, 2, 3, 2, 1 ]</text:p>
      <text:p text:style-name="P3"><text:s text:c="6"/>#33 [ 2, 3, 2, 1, 2, 3 ]</text:p>
      <text:p text:style-name="P3"><text:s text:c="6"/>#34 [ 2, 1, 2, 3, 2, 1 ]</text:p>
      <text:p text:style-name="P3"><text:s text:c="6"/>#39 [ 1, 2, 3, 2, 1, 2 ]</text:p>
      <text:p text:style-name="P3"><text:s text:c="4"/>1.11 = 2211 <text:s text:c="17"/>in family 1.11 = 2211 <text:s text:c="16"/></text:p>
      <text:p text:style-name="P3"><text:s text:c="6"/>#10 [ 2, 1, 2 ]</text:p>
      <text:p text:style-name="P3"><text:s text:c="6"/>#17 [ 3, 2, 1, 2 ]</text:p>
      <text:p text:style-name="P3"><text:s text:c="6"/>#18 [ 2, 1, 2, 3 ]</text:p>
      <text:p text:style-name="P3"><text:s text:c="6"/>#25 [ 3, 2, 1, 2, 3 ]</text:p>
      <text:p text:style-name="P3"/>
      <text:h text:style-name="P1" text:outline-level="1">B4</text:h>
      <text:p text:style-name="P3"/>
      <text:p text:style-name="P3">9</text:p>
      <text:p text:style-name="P3">711(11)</text:p>
      <text:p text:style-name="P3">711</text:p>
      <text:p text:style-name="P3">531(11,11)</text:p>
      <text:p text:style-name="P3">531(2,11)</text:p>
      <text:p text:style-name="P11">531</text:p>
      <text:p text:style-name="P3">441</text:p>
      <text:p text:style-name="P3">522</text:p>
      <text:p text:style-name="P3">51111(11)</text:p>
      <text:p text:style-name="P3">51111</text:p>
      <text:p text:style-name="P3">333</text:p>
      <text:p text:style-name="P3">33111(11)</text:p>
      <text:p text:style-name="P3">33111</text:p>
      <text:p text:style-name="P3">32211(11)</text:p>
      <text:p text:style-name="P11">32211</text:p>
      <text:p text:style-name="P3">22221</text:p>
      <text:p text:style-name="P3">3111111(11)</text:p>
      <text:p text:style-name="P11">3111111</text:p>
      <text:p text:style-name="P3">2211111</text:p>
      <text:p text:style-name="P3">111111111</text:p>
      <text:p text:style-name="P2">total num of chars: 20</text:p>
      <text:p text:style-name="P3">total num of families: 10</text:p>
      <text:p text:style-name="P3"/>
      <text:p text:style-name="P3">chars where some sequence of nonzero coeffs is not unimodal in abs value:</text:p>
      <text:p text:style-name="P3"><text:s text:c="4"/>none</text:p>
      <text:p text:style-name="P3">chars where some polynomial has both positive and negative coeffs:</text:p>
      <text:p text:style-name="P3"><text:s text:c="4"/>none</text:p>
      <text:p text:style-name="P3">chars where some polynomial has strictly negative coeffs:</text:p>
      <text:p text:style-name="P3"><text:s text:c="4"/>1.111 = 3111111 <text:s text:c="13"/>in family 1.111 = 3111111 <text:s text:c="12"/></text:p>
      <text:p text:style-name="P3"><text:s text:c="4"/>2.2 = 531 <text:s text:c="19"/>in family 2.2 = 531 <text:s text:c="18"/></text:p>
      <text:p text:style-name="P3"><text:s text:c="4"/>11.11 = 32211 <text:s text:c="15"/>in family 11.11 = 32211 <text:s text:c="14"/></text:p>
      <text:p text:style-name="P3"/>
      <text:p text:style-name="P3">| 0 elements where some sequence of nonzero coeffs is not unimodal in abs value.</text:p>
      <text:p text:style-name="P3">| 0 elements where some polynomial has both positive and negative coeffs.</text:p>
      <text:p text:style-name="P3">| 141 elements where some polynomial has strictly negative coeffs.</text:p>
      <text:p text:style-name="P3"><text:s text:c="4"/>2.2 = 531 <text:s text:c="19"/>in family 2.2 = 531 <text:s text:c="18"/></text:p>
      <text:p text:style-name="P3"><text:s text:c="6"/>#100 [ 2, 1, 4, 3, 2, 1 ]</text:p>
      <text:p text:style-name="P3"><text:s text:c="6"/>#105 [ 2, 1, 3, 2, 1, 4 ]</text:p>
      <text:p text:style-name="P3"><text:s text:c="6"/>#109 [ 1, 4, 3, 2, 1, 2 ]</text:p>
      <text:p text:style-name="P3"><text:s text:c="6"/>#110 [ 1, 3, 2, 1, 2, 4 ]</text:p>
      <text:p text:style-name="P3"><text:s text:c="6"/>#111 [ 1, 2, 1, 2, 4, 3 ]</text:p>
      <text:p text:style-name="P3"><text:s text:c="6"/>#112 [ 1, 2, 1, 2, 3, 4 ]</text:p>
      <text:p text:style-name="P3"><text:s text:c="6"/>#116 [ 1, 2, 1, 4, 3, 2 ]</text:p>
      <text:p text:style-name="P3"><text:s text:c="6"/>#121 [ 1, 2, 1, 3, 2, 4 ]</text:p>
      <text:p text:style-name="P3"><text:s text:c="6"/>#134 [ 2, 1, 2, 4, 3, 2, 1 ]</text:p>
      <text:p text:style-name="P3"><text:s text:c="6"/>#135 [ 2, 1, 2, 3, 2, 1, 4 ]</text:p>
      <text:p text:style-name="P3"><text:s text:c="6"/>#138 [ 3, 2, 1, 4, 3, 2, 1 ]</text:p>
      <text:p text:style-name="P3"><text:s text:c="6"/>#139 [ 2, 1, 4, 3, 2, 1, 2 ]</text:p>
      <text:p text:style-name="P3"><text:s text:c="6"/>#145 [ 2, 1, 3, 2, 1, 2, 4 ]</text:p>
      <text:p text:style-name="P3"><text:s text:c="6"/>#146 [ 2, 1, 3, 4, 3, 2, 1 ]</text:p>
      <text:p text:style-name="P3"><text:s text:c="6"/>#147 [ 2, 1, 3, 2, 1, 4, 3 ]</text:p>
      <text:p text:style-name="P3"><text:s text:c="6"/>#149 [ 1, 4, 3, 2, 1, 2, 3 ]</text:p>
      <text:p text:style-name="P3"><text:s text:c="6"/>#150 [ 1, 3, 2, 1, 2, 3, 4 ]</text:p>
      <text:p text:style-name="P3"><text:s text:c="6"/>#151 [ 1, 3, 4, 3, 2, 1, 2 ]</text:p>
      <text:p text:style-name="P3"><text:s text:c="6"/>#152 [ 1, 3, 2, 1, 2, 4, 3 ]</text:p>
      <text:p text:style-name="P3"><text:s text:c="6"/>#153 [ 1, 2, 1, 2, 3, 4, 3 ]</text:p>
      <text:p text:style-name="P3"><text:s text:c="6"/>#156 [ 1, 2, 1, 2, 4, 3, 2 ]</text:p>
      <text:p text:style-name="P3"><text:s text:c="6"/>#157 [ 1, 2, 1, 2, 3, 2, 4 ]</text:p>
      <text:p text:style-name="P3"><text:s text:c="6"/>#158 [ 1, 2, 1, 4, 3, 2, 1 ]</text:p>
      <text:p text:style-name="P3"><text:s text:c="6"/>#160 [ 1, 2, 4, 3, 2, 1, 2 ]</text:p>
      <text:p text:style-name="P3"><text:s text:c="6"/>#162 [ 1, 3, 2, 1, 4, 3, 2 ]</text:p>
      <text:p text:style-name="P3"><text:s text:c="6"/>#163 [ 1, 2, 1, 3, 2, 4, 3 ]</text:p>
      <text:p text:style-name="P3"><text:s text:c="6"/>#164 [ 1, 2, 1, 3, 2, 1, 4 ]</text:p>
      <text:p text:style-name="P3"><text:s text:c="6"/>#165 [ 1, 2, 1, 3, 4, 3, 2 ]</text:p>
      <text:p text:style-name="P3"><text:s text:c="6"/>#166 [ 1, 2, 3, 2, 1, 2, 4 ]</text:p>
      <text:p text:style-name="P3"><text:s text:c="6"/>#172 [ 2, 1, 2, 4, 3, 2, 1, 2 ]</text:p>
      <text:p text:style-name="P3"><text:s text:c="6"/>#173 [ 2, 1, 2, 3, 2, 1, 2, 4 ]</text:p>
      <text:p text:style-name="P3"><text:s text:c="6"/>#176 [ 3, 2, 1, 2, 4, 3, 2, 1 ]</text:p>
      <text:p text:style-name="P3"><text:s text:c="6"/>#178 [ 2, 1, 4, 3, 2, 1, 2, 3 ]</text:p>
      <text:p text:style-name="P3"><text:s text:c="6"/>#179 [ 2, 1, 3, 2, 1, 2, 3, 4 ]</text:p>
      <text:p text:style-name="P3"><text:s text:c="6"/>#180 [ 2, 1, 2, 3, 4, 3, 2, 1 ]</text:p>
      <text:p text:style-name="P3"><text:s text:c="6"/>#181 [ 3, 2, 1, 4, 3, 2, 1, 2 ]</text:p>
      <text:p text:style-name="P3"><text:s text:c="6"/>#183 [ 2, 1, 2, 3, 2, 1, 4, 3 ]</text:p>
      <text:p text:style-name="P3"><text:s text:c="6"/>#186 [ 2, 3, 2, 1, 4, 3, 2, 1 ]</text:p>
      <text:p text:style-name="P3"><text:s text:c="6"/>#189 [ 2, 1, 3, 4, 3, 2, 1, 2 ]</text:p>
      <text:p text:style-name="P3"><text:s text:c="6"/>#190 [ 2, 1, 3, 2, 1, 2, 4, 3 ]</text:p>
      <text:p text:style-name="P3"><text:s text:c="6"/>#191 [ 2, 1, 3, 2, 1, 4, 3, 2 ]</text:p>
      <text:p text:style-name="P3"><text:s text:c="6"/>#192 [ 2, 1, 3, 2, 4, 3, 2, 1 ]</text:p>
      <text:p text:style-name="P3"><text:s text:c="6"/>#193 [ 1, 4, 3, 2, 1, 2, 3, 4 ]</text:p>
      <text:p text:style-name="P3"><text:s text:c="6"/>#194 [ 1, 3, 2, 1, 2, 3, 4, 3 ]</text:p>
      <text:p text:style-name="P3"><text:s text:c="6"/>#195 [ 1, 3, 4, 3, 2, 1, 2, 3 ]</text:p>
      <text:p text:style-name="P3"><text:s text:c="6"/>#198 [ 1, 2, 4, 3, 2, 1, 2, 3 ]</text:p>
      <text:p text:style-name="P3"><text:s text:c="6"/>#199 [ 1, 2, 3, 2, 1, 2, 3, 4 ]</text:p>
      <text:p text:style-name="P3"><text:s text:c="6"/>#200 [ 1, 3, 2, 1, 2, 4, 3, 2 ]</text:p>
      <text:p text:style-name="P3"><text:s text:c="6"/>#201 [ 1, 2, 1, 2, 4, 3, 2, 1 ]</text:p>
      <text:p text:style-name="P3"><text:s text:c="6"/>#202 [ 1, 2, 1, 2, 3, 2, 1, 4 ]</text:p>
      <text:p text:style-name="P3"><text:s text:c="6"/>#203 [ 1, 2, 1, 2, 3, 4, 3, 2 ]</text:p>
      <text:p text:style-name="P3"><text:s text:c="6"/>#204 [ 1, 2, 1, 4, 3, 2, 1, 2 ]</text:p>
      <text:p text:style-name="P3"><text:s text:c="6"/>#205 [ 1, 3, 2, 4, 3, 2, 1, 2 ]</text:p>
      <text:p text:style-name="P3"><text:s text:c="6"/>#206 [ 1, 3, 2, 1, 4, 3, 2, 1 ]</text:p>
      <text:p text:style-name="P3"><text:s text:c="6"/>#207 [ 1, 2, 1, 2, 3, 2, 4, 3 ]</text:p>
      <text:p text:style-name="P3"><text:s text:c="6"/>#208 [ 1, 2, 1, 3, 2, 1, 4, 3 ]</text:p>
      <text:p text:style-name="P3"><text:s text:c="6"/>#209 [ 1, 2, 1, 3, 2, 4, 3, 2 ]</text:p>
      <text:p text:style-name="P3"><text:s text:c="6"/>#210 [ 1, 2, 1, 3, 4, 3, 2, 1 ]</text:p>
      <text:p text:style-name="P3"><text:s text:c="6"/>#211 [ 1, 2, 1, 3, 2, 1, 2, 4 ]</text:p>
      <text:p text:style-name="P3"><text:s text:c="6"/>#212 [ 1, 2, 3, 4, 3, 2, 1, 2 ]</text:p>
      <text:p text:style-name="P3"><text:s text:c="6"/>#213 [ 1, 2, 3, 2, 1, 2, 4, 3 ]</text:p>
      <text:p text:style-name="P3"><text:s text:c="6"/>#215 [ 1, 2, 3, 2, 1, 4, 3, 2 ]</text:p>
      <text:p text:style-name="P3"><text:s text:c="6"/>#216 [ 3, 2, 1, 2, 4, 3, 2, 1, 2 ]</text:p>
      <text:p text:style-name="P3"><text:s text:c="6"/>#219 [ 2, 1, 2, 3, 2, 1, 2, 4, 3 ]</text:p>
      <text:p text:style-name="P3"><text:s text:c="6"/>#220 [ 2, 1, 2, 3, 4, 3, 2, 1, 2 ]</text:p>
      <text:p text:style-name="P3"><text:s text:c="6"/>#222 [ 3, 2, 1, 2, 3, 4, 3, 2, 1 ]</text:p>
      <text:p text:style-name="P3"><text:s text:c="6"/>#223 [ 3, 2, 1, 4, 3, 2, 1, 2, 3 ]</text:p>
      <text:p text:style-name="P3"><text:s text:c="6"/>#224 [ 2, 1, 4, 3, 2, 1, 2, 3, 4 ]</text:p>
      <text:p text:style-name="P3"><text:s text:c="6"/>#227 [ 2, 1, 3, 2, 1, 2, 3, 4, 3 ]</text:p>
      <text:p text:style-name="P3"><text:s text:c="6"/>#228 [ 2, 1, 2, 3, 2, 1, 4, 3, 2 ]</text:p>
      <text:p text:style-name="P3"><text:s text:c="6"/>#232 [ 2, 3, 2, 1, 2, 4, 3, 2, 1 ]</text:p>
      <text:p text:style-name="P3"><text:s text:c="6"/>#233 [ 2, 1, 3, 4, 3, 2, 1, 2, 3 ]</text:p>
      <text:p text:style-name="P3"><text:s text:c="6"/>#234 [ 2, 1, 3, 2, 1, 2, 4, 3, 2 ]</text:p>
      <text:p text:style-name="P3"><text:s text:c="6"/>#235 [ 2, 1, 3, 2, 1, 4, 3, 2, 1 ]</text:p>
      <text:p text:style-name="P3"><text:s text:c="6"/>#236 [ 2, 1, 3, 2, 4, 3, 2, 1, 2 ]</text:p>
      <text:p text:style-name="P3"><text:s text:c="6"/>#237 [ 1, 3, 4, 3, 2, 1, 2, 3, 4 ]</text:p>
      <text:p text:style-name="P3"><text:s text:c="6"/>#239 [ 1, 2, 1, 2, 4, 3, 2, 1, 2 ]</text:p>
      <text:p text:style-name="P3"><text:s text:c="6"/>#240 [ 1, 2, 1, 2, 3, 2, 1, 2, 4 ]</text:p>
      <text:p text:style-name="P3"><text:s text:c="6"/>#243 [ 1, 2, 4, 3, 2, 1, 2, 3, 4 ]</text:p>
      <text:p text:style-name="P3"><text:s text:c="6"/>#244 [ 1, 3, 2, 1, 2, 3, 4, 3, 2 ]</text:p>
      <text:p text:style-name="P3"><text:s text:c="6"/>#245 [ 1, 3, 2, 4, 3, 2, 1, 2, 3 ]</text:p>
      <text:p text:style-name="P3"><text:s text:c="6"/>#246 [ 1, 3, 2, 1, 2, 4, 3, 2, 1 ]</text:p>
      <text:p text:style-name="P3"><text:s text:c="6"/>#247 [ 1, 2, 1, 2, 3, 4, 3, 2, 1 ]</text:p>
      <text:p text:style-name="P3"><text:s text:c="6"/>#248 [ 1, 2, 3, 2, 1, 2, 3, 4, 3 ]</text:p>
      <text:p text:style-name="P3"><text:s text:c="6"/>#252 [ 1, 2, 1, 3, 2, 1, 4, 3, 2 ]</text:p>
      <text:p text:style-name="P3"><text:s text:c="6"/>#253 [ 1, 2, 1, 3, 2, 4, 3, 2, 1 ]</text:p>
      <text:p text:style-name="P3"><text:s text:c="6"/>#254 [ 1, 2, 1, 3, 4, 3, 2, 1, 2 ]</text:p>
      <text:p text:style-name="P3"><text:s text:c="6"/>#255 [ 1, 2, 1, 3, 2, 1, 2, 4, 3 ]</text:p>
      <text:p text:style-name="P3"><text:s text:c="6"/>#256 [ 1, 2, 3, 4, 3, 2, 1, 2, 3 ]</text:p>
      <text:p text:style-name="P3"><text:s text:c="6"/>#257 [ 1, 2, 3, 2, 1, 2, 4, 3, 2 ]</text:p>
      <text:p text:style-name="P3"><text:s text:c="6"/>#259 [ 1, 2, 3, 2, 1, 4, 3, 2, 1 ]</text:p>
      <text:p text:style-name="P3"><text:s text:c="6"/>#260 [ 3, 2, 1, 2, 3, 4, 3, 2, 1, 2 ]</text:p>
      <text:p text:style-name="P3"><text:s text:c="6"/>#264 [ 2, 1, 2, 3, 4, 3, 2, 1, 2, 3 ]</text:p>
      <text:p text:style-name="P3"><text:s text:c="6"/>#265 [ 3, 2, 1, 4, 3, 2, 1, 2, 3, 4 ]</text:p>
      <text:p text:style-name="P3"><text:s text:c="6"/>#266 [ 2, 1, 2, 3, 2, 1, 2, 4, 3, 2 ]</text:p>
      <text:p text:style-name="P3"><text:s text:c="6"/>#269 [ 2, 1, 3, 4, 3, 2, 1, 2, 3, 4 ]</text:p>
      <text:p text:style-name="P3"><text:s text:c="6"/>#270 [ 2, 1, 3, 2, 1, 2, 3, 4, 3, 2 ]</text:p>
      <text:p text:style-name="P3"><text:s text:c="6"/>#271 [ 2, 1, 2, 3, 2, 1, 4, 3, 2, 1 ]</text:p>
      <text:p text:style-name="P3"><text:s text:c="6"/>#274 [ 2, 3, 2, 1, 2, 4, 3, 2, 1, 2 ]</text:p>
      <text:p text:style-name="P3"><text:s text:c="6"/>#275 [ 2, 1, 3, 2, 4, 3, 2, 1, 2, 3 ]</text:p>
      <text:p text:style-name="P3"><text:s text:c="6"/>#276 [ 2, 1, 3, 2, 1, 2, 4, 3, 2, 1 ]</text:p>
      <text:p text:style-name="P3"><text:s text:c="6"/>#278 [ 1, 3, 2, 1, 2, 4, 3, 2, 1, 2 ]</text:p>
      <text:p text:style-name="P3"><text:s text:c="6"/>#281 [ 1, 2, 1, 2, 3, 2, 1, 2, 4, 3 ]</text:p>
      <text:p text:style-name="P3"><text:s text:c="6"/>#282 [ 1, 2, 1, 2, 3, 4, 3, 2, 1, 2 ]</text:p>
      <text:p text:style-name="P3"><text:s text:c="6"/>#284 [ 1, 3, 2, 4, 3, 2, 1, 2, 3, 4 ]</text:p>
      <text:p text:style-name="P3"><text:s text:c="6"/>#285 [ 1, 3, 2, 1, 2, 3, 4, 3, 2, 1 ]</text:p>
      <text:p text:style-name="P3"><text:s text:c="6"/>#288 [ 1, 2, 3, 4, 3, 2, 1, 2, 3, 4 ]</text:p>
      <text:p text:style-name="P3"><text:s text:c="6"/>#293 [ 1, 2, 1, 3, 2, 4, 3, 2, 1, 2 ]</text:p>
      <text:p text:style-name="P3"><text:s text:c="6"/>#294 [ 1, 2, 1, 3, 2, 1, 2, 4, 3, 2 ]</text:p>
      <text:p text:style-name="P3"><text:s text:c="6"/>#295 [ 1, 2, 1, 3, 4, 3, 2, 1, 2, 3 ]</text:p>
      <text:p text:style-name="P3"><text:s text:c="6"/>#297 [ 1, 2, 3, 2, 1, 2, 4, 3, 2, 1 ]</text:p>
      <text:p text:style-name="P3"><text:s text:c="6"/>#299 [ 3, 2, 1, 2, 3, 4, 3, 2, 1, 2, 3 ]</text:p>
      <text:p text:style-name="P3"><text:s text:c="6"/>#303 [ 2, 1, 2, 3, 2, 1, 2, 4, 3, 2, 1 ]</text:p>
      <text:p text:style-name="P3"><text:s text:c="6"/>#307 [ 2, 1, 3, 2, 4, 3, 2, 1, 2, 3, 4 ]</text:p>
      <text:p text:style-name="P3"><text:s text:c="6"/>#308 [ 2, 1, 3, 2, 1, 2, 3, 4, 3, 2, 1 ]</text:p>
      <text:p text:style-name="P3"><text:s text:c="6"/>#311 [ 2, 1, 3, 2, 1, 2, 4, 3, 2, 1, 2 ]</text:p>
      <text:p text:style-name="P3"><text:s text:c="6"/>#312 [ 2, 1, 3, 2, 1, 4, 3, 2, 1, 2, 3 ]</text:p>
      <text:p text:style-name="P3"><text:s text:c="6"/>#313 [ 1, 3, 2, 1, 2, 3, 4, 3, 2, 1, 2 ]</text:p>
      <text:p text:style-name="P3"><text:s text:c="6"/>#317 [ 1, 2, 1, 2, 3, 4, 3, 2, 1, 2, 3 ]</text:p>
      <text:p text:style-name="P3"><text:s text:c="6"/>#319 [ 1, 2, 1, 2, 3, 2, 1, 2, 4, 3, 2 ]</text:p>
      <text:p text:style-name="P3"><text:s text:c="6"/>#320 [ 1, 2, 1, 3, 2, 1, 2, 3, 4, 3, 2 ]</text:p>
      <text:p text:style-name="P3"><text:s text:c="6"/>#327 [ 1, 2, 1, 3, 2, 4, 3, 2, 1, 2, 3 ]</text:p>
      <text:p text:style-name="P3"><text:s text:c="6"/>#328 [ 1, 2, 1, 3, 2, 1, 2, 4, 3, 2, 1 ]</text:p>
      <text:p text:style-name="P3"><text:s text:c="6"/>#329 [ 1, 2, 3, 2, 1, 2, 4, 3, 2, 1, 2 ]</text:p>
      <text:p text:style-name="P3"><text:s text:c="6"/>#332 [ 2, 1, 2, 3, 2, 1, 2, 4, 3, 2, 1, 2 ]</text:p>
      <text:p text:style-name="P3"><text:s text:c="6"/>#339 [ 2, 1, 3, 2, 1, 4, 3, 2, 1, 2, 3, 4 ]</text:p>
      <text:p text:style-name="P3"><text:s text:c="6"/>#341 [ 1, 3, 2, 1, 2, 3, 4, 3, 2, 1, 2, 3 ]</text:p>
      <text:p text:style-name="P3"><text:s text:c="6"/>#345 [ 1, 2, 1, 2, 3, 2, 1, 2, 4, 3, 2, 1 ]</text:p>
      <text:p text:style-name="P3"><text:s text:c="6"/>#347 [ 1, 2, 1, 3, 2, 4, 3, 2, 1, 2, 3, 4 ]</text:p>
      <text:p text:style-name="P3"><text:s text:c="6"/>#348 [ 1, 2, 1, 3, 2, 1, 2, 3, 4, 3, 2, 1 ]</text:p>
      <text:p text:style-name="P3"><text:s text:c="6"/>#352 [ 1, 2, 1, 3, 2, 1, 4, 3, 2, 1, 2, 3 ]</text:p>
      <text:p text:style-name="P3"><text:s text:c="6"/>#353 [ 1, 2, 1, 3, 2, 1, 2, 4, 3, 2, 1, 2 ]</text:p>
      <text:p text:style-name="P3"><text:s text:c="6"/>#367 [ 1, 2, 1, 3, 2, 1, 4, 3, 2, 1, 2, 3, 4 ]</text:p>
      <text:p text:style-name="P3"><text:s text:c="4"/>11.11 = 32211 <text:s text:c="15"/>in family 11.11 = 32211 <text:s text:c="14"/></text:p>
      <text:p text:style-name="P3"><text:s text:c="6"/>#47 [ 1, 2, 1, 4 ]</text:p>
      <text:p text:style-name="P3"><text:s text:c="6"/>#76 [ 1, 4, 3, 2, 1 ]</text:p>
      <text:p text:style-name="P3"><text:s text:c="6"/>#78 [ 1, 3, 2, 1, 4 ]</text:p>
      <text:p text:style-name="P3"><text:s text:c="6"/>#80 [ 1, 2, 1, 4, 3 ]</text:p>
      <text:p text:style-name="P3"><text:s text:c="6"/>#84 [ 1, 2, 1, 3, 4 ]</text:p>
      <text:p text:style-name="P3"><text:s text:c="6"/>#120 [ 1, 3, 2, 1, 4, 3 ]</text:p>
      <text:p text:style-name="P3"><text:s text:c="6"/>#147 [ 2, 1, 3, 2, 1, 4, 3 ]</text:p>
      <text:p text:style-name="P3"><text:s text:c="6"/>#162 [ 1, 3, 2, 1, 4, 3, 2 ]</text:p>
      <text:p text:style-name="P3"><text:s text:c="6"/>#191 [ 2, 1, 3, 2, 1, 4, 3, 2 ]</text:p>
      <text:p text:style-name="P3"><text:s text:c="6"/>#235 [ 2, 1, 3, 2, 1, 4, 3, 2, 1 ]</text:p>
      <text:p text:style-name="P3"><text:s text:c="6"/>#252 [ 1, 2, 1, 3, 2, 1, 4, 3, 2 ]</text:p>
      <text:p text:style-name="P3"><text:s text:c="6"/>#292 [ 1, 2, 1, 3, 2, 1, 4, 3, 2, 1 ]</text:p>
      <text:p text:style-name="P3"><text:s text:c="4"/>1.111 = 3111111 <text:s text:c="13"/>in family 1.111 = 3111111 <text:s text:c="12"/></text:p>
      <text:p text:style-name="P3"><text:s text:c="6"/>#27 [ 1, 2, 1 ]</text:p>
      <text:p text:style-name="P3"/>
      <text:h text:style-name="P1" text:outline-level="1">C4</text:h>
      <text:p text:style-name="P3"/>
      <text:p text:style-name="P3">8</text:p>
      <text:p text:style-name="P3">62(11)</text:p>
      <text:p text:style-name="P10">62</text:p>
      <text:p text:style-name="P3">44(11)</text:p>
      <text:p text:style-name="P3">44</text:p>
      <text:p text:style-name="P3">611</text:p>
      <text:p text:style-name="P3">422(11)</text:p>
      <text:p text:style-name="P3">422</text:p>
      <text:p text:style-name="P3">4211(11)</text:p>
      <text:p text:style-name="P11">4211</text:p>
      <text:p text:style-name="P3">332</text:p>
      <text:p text:style-name="P3">3311</text:p>
      <text:p text:style-name="P3">2222(11)</text:p>
      <text:p text:style-name="P11">2222</text:p>
      <text:p text:style-name="P3">41111</text:p>
      <text:p text:style-name="P3">22211</text:p>
      <text:p text:style-name="P3">221111(11)</text:p>
      <text:p text:style-name="P11">221111</text:p>
      <text:p text:style-name="P3">2111111</text:p>
      <text:p text:style-name="P4">11111111</text:p>
      <text:p text:style-name="P5">total num of chars: 20</text:p>
      <text:p text:style-name="P4">total num of families: 10</text:p>
      <text:p text:style-name="P4"/>
      <text:p text:style-name="P4">chars where some sequence of nonzero coeffs is not unimodal in abs value:</text:p>
      <text:p text:style-name="P4"><text:s text:c="4"/>3.1 = 62 <text:s text:c="20"/>in family 3.1 = 62 <text:s text:c="19"/></text:p>
      <text:p text:style-name="P4">chars where some polynomial has both positive and negative coeffs:</text:p>
      <text:p text:style-name="P4"><text:s text:c="4"/>3.1 = 62 <text:s text:c="20"/>in family 3.1 = 62 <text:s text:c="19"/></text:p>
      <text:p text:style-name="P4">chars where some polynomial has strictly negative coeffs:</text:p>
      <text:p text:style-name="P4"><text:s text:c="4"/>1.111 = 221111 <text:s text:c="14"/>in family 1.111 = 221111 <text:s text:c="13"/></text:p>
      <text:p text:style-name="P4"><text:s text:c="4"/>3.1 = 62 <text:s text:c="20"/>in family 3.1 = 62 <text:s text:c="19"/></text:p>
      <text:p text:style-name="P4"><text:s text:c="4"/>11.11 = 2222 <text:s text:c="16"/>in family 11.11 = 2222 <text:s text:c="15"/></text:p>
      <text:p text:style-name="P4"><text:s text:c="4"/>2.11 = 4211 <text:s text:c="17"/>in family 2.11 = 4211 <text:s text:c="16"/></text:p>
      <text:p text:style-name="P4"/>
      <text:p text:style-name="P4">| 7 elements where some sequence of nonzero coeffs is not unimodal in abs value.</text:p>
      <text:p text:style-name="P4"><text:s text:c="4"/>3.1 = 62 <text:s text:c="20"/>in family 3.1 = 62 <text:s text:c="19"/></text:p>
      <text:p text:style-name="P4"><text:s text:c="6"/>#260 [ 3, 2, 1, 2, 3, 4, 3, 2, 1, 2 ]</text:p>
      <text:p text:style-name="P4"><text:s text:c="6"/>#264 [ 2, 1, 2, 3, 4, 3, 2, 1, 2, 3 ]</text:p>
      <text:p text:style-name="P4"><text:s text:c="6"/>#266 [ 2, 1, 2, 3, 2, 1, 2, 4, 3, 2 ]</text:p>
      <text:p text:style-name="P4"><text:s text:c="6"/>#274 [ 2, 3, 2, 1, 2, 4, 3, 2, 1, 2 ]</text:p>
      <text:p text:style-name="P4"><text:s text:c="6"/>#299 [ 3, 2, 1, 2, 3, 4, 3, 2, 1, 2, 3 ]</text:p>
      <text:p text:style-name="P4"><text:s text:c="6"/>#304 [ 2, 1, 2, 3, 2, 4, 3, 2, 1, 2, 3 ]</text:p>
      <text:p text:style-name="P4"><text:s text:c="6"/>#306 [ 2, 3, 2, 1, 2, 3, 4, 3, 2, 1, 2 ]</text:p>
      <text:p text:style-name="P4">| 3 elements where some polynomial has both positive and negative coeffs.</text:p>
      <text:p text:style-name="P4"><text:s text:c="4"/>3.1 = 62 <text:s text:c="20"/>in family 3.1 = 62 <text:s text:c="19"/></text:p>
      <text:p text:style-name="P4"><text:s text:c="6"/>#260 [ 3, 2, 1, 2, 3, 4, 3, 2, 1, 2 ]</text:p>
      <text:p text:style-name="P4"><text:s text:c="6"/>#264 [ 2, 1, 2, 3, 4, 3, 2, 1, 2, 3 ]</text:p>
      <text:p text:style-name="P4"><text:s text:c="6"/>#299 [ 3, 2, 1, 2, 3, 4, 3, 2, 1, 2, 3 ]</text:p>
      <text:p text:style-name="P4">| 235 elements where some polynomial has strictly negative coeffs.</text:p>
      <text:p text:style-name="P4"><text:s text:c="4"/>3.1 = 62 <text:s text:c="20"/>in family 3.1 = 62 <text:s text:c="19"/></text:p>
      <text:p text:style-name="P4"><text:s text:c="6"/>#34 [ 4, 3, 2, 1 ]</text:p>
      <text:p text:style-name="P4"><text:s text:c="6"/>#36 [ 3, 2, 1, 4 ]</text:p>
      <text:p text:style-name="P4"><text:s text:c="6"/>#40 [ 2, 1, 4, 3 ]</text:p>
      <text:p text:style-name="P4"><text:s text:c="6"/>#44 [ 2, 1, 3, 4 ]</text:p>
      <text:p text:style-name="P4"><text:s text:c="6"/>#48 [ 1, 4, 3, 2 ]</text:p>
      <text:p text:style-name="P4"><text:s text:c="6"/>#50 [ 1, 3, 2, 4 ]</text:p>
      <text:p text:style-name="P4"><text:s text:c="6"/>#52 [ 1, 2, 4, 3 ]</text:p>
      <text:p text:style-name="P4"><text:s text:c="6"/>#54 [ 1, 2, 3, 4 ]</text:p>
      <text:p text:style-name="P4"><text:s text:c="6"/>#56 [ 4, 3, 2, 1, 2 ]</text:p>
      <text:p text:style-name="P4"><text:s text:c="6"/>#57 [ 3, 2, 1, 2, 4 ]</text:p>
      <text:p text:style-name="P4"><text:s text:c="6"/>#58 [ 2, 1, 2, 4, 3 ]</text:p>
      <text:p text:style-name="P4"><text:s text:c="6"/>#59 [ 2, 1, 2, 3, 4 ]</text:p>
      <text:p text:style-name="P4"><text:s text:c="6"/>#60 [ 3, 4, 3, 2, 1 ]</text:p>
      <text:p text:style-name="P4"><text:s text:c="6"/>#63 [ 3, 2, 1, 4, 3 ]</text:p>
      <text:p text:style-name="P4"><text:s text:c="6"/>#64 [ 2, 4, 3, 2, 1 ]</text:p>
      <text:p text:style-name="P4"><text:s text:c="6"/>#67 [ 2, 1, 4, 3, 2 ]</text:p>
      <text:p text:style-name="P4"><text:s text:c="6"/>#70 [ 2, 3, 2, 1, 4 ]</text:p>
      <text:p text:style-name="P4"><text:s text:c="6"/>#71 [ 2, 1, 3, 4, 3 ]</text:p>
      <text:p text:style-name="P4"><text:s text:c="6"/>#72 [ 2, 1, 3, 2, 4 ]</text:p>
      <text:p text:style-name="P4"><text:s text:c="6"/>#76 [ 1, 4, 3, 2, 1 ]</text:p>
      <text:p text:style-name="P4"><text:s text:c="6"/>#77 [ 1, 3, 4, 3, 2 ]</text:p>
      <text:p text:style-name="P4"><text:s text:c="6"/>#78 [ 1, 3, 2, 1, 4 ]</text:p>
      <text:p text:style-name="P4"><text:s text:c="6"/>#80 [ 1, 2, 1, 4, 3 ]</text:p>
      <text:p text:style-name="P4"><text:s text:c="6"/>#81 [ 1, 2, 4, 3, 2 ]</text:p>
      <text:p text:style-name="P4"><text:s text:c="6"/>#83 [ 1, 3, 2, 4, 3 ]</text:p>
      <text:p text:style-name="P4"><text:s text:c="6"/>#84 [ 1, 2, 1, 3, 4 ]</text:p>
      <text:p text:style-name="P4"><text:s text:c="6"/>#85 [ 1, 2, 3, 4, 3 ]</text:p>
      <text:p text:style-name="P4"><text:s text:c="6"/>#86 [ 1, 2, 3, 2, 4 ]</text:p>
      <text:p text:style-name="P4"><text:s text:c="6"/>#87 [ 4, 3, 2, 1, 2, 3 ]</text:p>
      <text:p text:style-name="P4"><text:s text:c="6"/>#88 [ 3, 2, 1, 2, 3, 4 ]</text:p>
      <text:p text:style-name="P4"><text:s text:c="6"/>#89 [ 3, 4, 3, 2, 1, 2 ]</text:p>
      <text:p text:style-name="P4"><text:s text:c="6"/>#90 [ 3, 2, 1, 2, 4, 3 ]</text:p>
      <text:p text:style-name="P4"><text:s text:c="6"/>#91 [ 2, 1, 2, 3, 4, 3 ]</text:p>
      <text:p text:style-name="P4"><text:s text:c="6"/>#94 [ 2, 1, 2, 4, 3, 2 ]</text:p>
      <text:p text:style-name="P4"><text:s text:c="6"/>#95 [ 2, 1, 2, 3, 2, 4 ]</text:p>
      <text:p text:style-name="P4"><text:s text:c="6"/>#96 [ 3, 2, 4, 3, 2, 1 ]</text:p>
      <text:p text:style-name="P4"><text:s text:c="6"/>#97 [ 3, 2, 1, 4, 3, 2 ]</text:p>
      <text:p text:style-name="P4"><text:s text:c="6"/>#98 [ 2, 4, 3, 2, 1, 2 ]</text:p>
      <text:p text:style-name="P4"><text:s text:c="6"/>#100 [ 2, 1, 4, 3, 2, 1 ]</text:p>
      <text:p text:style-name="P4"><text:s text:c="6"/>#102 [ 2, 3, 2, 1, 4, 3 ]</text:p>
      <text:p text:style-name="P4"><text:s text:c="6"/>#103 [ 2, 3, 4, 3, 2, 1 ]</text:p>
      <text:p text:style-name="P4"><text:s text:c="6"/>#104 [ 2, 3, 2, 1, 2, 4 ]</text:p>
      <text:p text:style-name="P4"><text:s text:c="6"/>#105 [ 2, 1, 3, 2, 1, 4 ]</text:p>
      <text:p text:style-name="P4"><text:s text:c="6"/>#106 [ 2, 1, 3, 4, 3, 2 ]</text:p>
      <text:p text:style-name="P4"><text:s text:c="6"/>#107 [ 2, 1, 3, 2, 4, 3 ]</text:p>
      <text:p text:style-name="P4"><text:s text:c="6"/>#113 [ 1, 3, 4, 3, 2, 1 ]</text:p>
      <text:p text:style-name="P4"><text:s text:c="6"/>#116 [ 1, 2, 1, 4, 3, 2 ]</text:p>
      <text:p text:style-name="P4"><text:s text:c="6"/>#118 [ 1, 2, 4, 3, 2, 1 ]</text:p>
      <text:p text:style-name="P4"><text:s text:c="6"/>#119 [ 1, 3, 2, 4, 3, 2 ]</text:p>
      <text:p text:style-name="P4"><text:s text:c="6"/>#120 [ 1, 3, 2, 1, 4, 3 ]</text:p>
      <text:p text:style-name="P4"><text:s text:c="6"/>#121 [ 1, 2, 1, 3, 2, 4 ]</text:p>
      <text:p text:style-name="P4"><text:s text:c="6"/>#122 [ 1, 2, 1, 3, 4, 3 ]</text:p>
      <text:p text:style-name="P4"><text:s text:c="6"/>#123 [ 1, 2, 3, 4, 3, 2 ]</text:p>
      <text:p text:style-name="P4"><text:s text:c="6"/>#124 [ 1, 2, 3, 2, 1, 4 ]</text:p>
      <text:p text:style-name="P4"><text:s text:c="6"/>#125 [ 1, 2, 3, 2, 4, 3 ]</text:p>
      <text:p text:style-name="P4"><text:s text:c="6"/>#126 [ 4, 3, 2, 1, 2, 3, 4 ]</text:p>
      <text:p text:style-name="P4"><text:s text:c="6"/>#127 [ 3, 2, 1, 2, 3, 4, 3 ]</text:p>
      <text:p text:style-name="P4"><text:s text:c="6"/>#128 [ 3, 4, 3, 2, 1, 2, 3 ]</text:p>
      <text:p text:style-name="P4"><text:s text:c="6"/>#130 [ 3, 2, 1, 2, 4, 3, 2 ]</text:p>
      <text:p text:style-name="P4"><text:s text:c="6"/>#131 [ 2, 4, 3, 2, 1, 2, 3 ]</text:p>
      <text:p text:style-name="P4"><text:s text:c="6"/>#132 [ 2, 3, 2, 1, 2, 3, 4 ]</text:p>
      <text:p text:style-name="P4"><text:s text:c="6"/>#134 [ 2, 1, 2, 4, 3, 2, 1 ]</text:p>
      <text:p text:style-name="P4"><text:s text:c="6"/>#135 [ 2, 1, 2, 3, 2, 1, 4 ]</text:p>
      <text:p text:style-name="P4"><text:s text:c="6"/>#136 [ 2, 1, 2, 3, 4, 3, 2 ]</text:p>
      <text:p text:style-name="P4"><text:s text:c="6"/>#137 [ 3, 2, 4, 3, 2, 1, 2 ]</text:p>
      <text:p text:style-name="P4"><text:s text:c="6"/>#138 [ 3, 2, 1, 4, 3, 2, 1 ]</text:p>
      <text:p text:style-name="P4"><text:s text:c="6"/>#140 [ 2, 1, 2, 3, 2, 4, 3 ]</text:p>
      <text:p text:style-name="P4"><text:s text:c="6"/>#141 [ 2, 3, 2, 4, 3, 2, 1 ]</text:p>
      <text:p text:style-name="P4"><text:s text:c="6"/>#142 [ 2, 3, 2, 1, 4, 3, 2 ]</text:p>
      <text:p text:style-name="P4"><text:s text:c="6"/>#143 [ 2, 3, 4, 3, 2, 1, 2 ]</text:p>
      <text:p text:style-name="P4"><text:s text:c="6"/>#144 [ 2, 3, 2, 1, 2, 4, 3 ]</text:p>
      <text:p text:style-name="P4"><text:s text:c="6"/>#146 [ 2, 1, 3, 4, 3, 2, 1 ]</text:p>
      <text:p text:style-name="P4"><text:s text:c="6"/>#147 [ 2, 1, 3, 2, 1, 4, 3 ]</text:p>
      <text:p text:style-name="P4"><text:s text:c="6"/>#148 [ 2, 1, 3, 2, 4, 3, 2 ]</text:p>
      <text:p text:style-name="P4"><text:s text:c="6"/>#160 [ 1, 2, 4, 3, 2, 1, 2 ]</text:p>
      <text:p text:style-name="P4"><text:s text:c="6"/>#161 [ 1, 3, 2, 4, 3, 2, 1 ]</text:p>
      <text:p text:style-name="P4"><text:s text:c="6"/>#162 [ 1, 3, 2, 1, 4, 3, 2 ]</text:p>
      <text:p text:style-name="P4"><text:s text:c="6"/>#163 [ 1, 2, 1, 3, 2, 4, 3 ]</text:p>
      <text:p text:style-name="P4"><text:s text:c="6"/>#165 [ 1, 2, 1, 3, 4, 3, 2 ]</text:p>
      <text:p text:style-name="P4"><text:s text:c="6"/>#166 [ 1, 2, 3, 2, 1, 2, 4 ]</text:p>
      <text:p text:style-name="P4"><text:s text:c="6"/>#167 [ 1, 2, 3, 4, 3, 2, 1 ]</text:p>
      <text:p text:style-name="P4"><text:s text:c="6"/>#168 [ 1, 2, 3, 2, 4, 3, 2 ]</text:p>
      <text:p text:style-name="P4"><text:s text:c="6"/>#169 [ 1, 2, 3, 2, 1, 4, 3 ]</text:p>
      <text:p text:style-name="P4"><text:s text:c="6"/>#170 [ 3, 4, 3, 2, 1, 2, 3, 4 ]</text:p>
      <text:p text:style-name="P4"><text:s text:c="6"/>#174 [ 3, 2, 1, 2, 3, 4, 3, 2 ]</text:p>
      <text:p text:style-name="P4"><text:s text:c="6"/>#175 [ 3, 2, 4, 3, 2, 1, 2, 3 ]</text:p>
      <text:p text:style-name="P4"><text:s text:c="6"/>#176 [ 3, 2, 1, 2, 4, 3, 2, 1 ]</text:p>
      <text:p text:style-name="P4"><text:s text:c="6"/>#177 [ 2, 4, 3, 2, 1, 2, 3, 4 ]</text:p>
      <text:p text:style-name="P4"><text:s text:c="6"/>#178 [ 2, 1, 4, 3, 2, 1, 2, 3 ]</text:p>
      <text:p text:style-name="P4"><text:s text:c="6"/>#179 [ 2, 1, 3, 2, 1, 2, 3, 4 ]</text:p>
      <text:p text:style-name="P4"><text:s text:c="6"/>#180 [ 2, 1, 2, 3, 4, 3, 2, 1 ]</text:p>
      <text:p text:style-name="P4"><text:s text:c="6"/>#181 [ 3, 2, 1, 4, 3, 2, 1, 2 ]</text:p>
      <text:p text:style-name="P4"><text:s text:c="6"/>#182 [ 2, 3, 2, 1, 2, 3, 4, 3 ]</text:p>
      <text:p text:style-name="P4"><text:s text:c="6"/>#183 [ 2, 1, 2, 3, 2, 1, 4, 3 ]</text:p>
      <text:p text:style-name="P4"><text:s text:c="6"/>#184 [ 2, 1, 2, 3, 2, 4, 3, 2 ]</text:p>
      <text:p text:style-name="P4"><text:s text:c="6"/>#185 [ 2, 3, 2, 4, 3, 2, 1, 2 ]</text:p>
      <text:p text:style-name="P4"><text:s text:c="6"/>#186 [ 2, 3, 2, 1, 4, 3, 2, 1 ]</text:p>
      <text:p text:style-name="P4"><text:s text:c="6"/>#187 [ 2, 3, 2, 1, 2, 4, 3, 2 ]</text:p>
      <text:p text:style-name="P4"><text:s text:c="6"/>#188 [ 2, 3, 4, 3, 2, 1, 2, 3 ]</text:p>
      <text:p text:style-name="P4"><text:s text:c="6"/>#191 [ 2, 1, 3, 2, 1, 4, 3, 2 ]</text:p>
      <text:p text:style-name="P4"><text:s text:c="6"/>#192 [ 2, 1, 3, 2, 4, 3, 2, 1 ]</text:p>
      <text:p text:style-name="P4"><text:s text:c="6"/>#198 [ 1, 2, 4, 3, 2, 1, 2, 3 ]</text:p>
      <text:p text:style-name="P4"><text:s text:c="6"/>#199 [ 1, 2, 3, 2, 1, 2, 3, 4 ]</text:p>
      <text:p text:style-name="P4"><text:s text:c="6"/>#205 [ 1, 3, 2, 4, 3, 2, 1, 2 ]</text:p>
      <text:p text:style-name="P4"><text:s text:c="6"/>#206 [ 1, 3, 2, 1, 4, 3, 2, 1 ]</text:p>
      <text:p text:style-name="P4"><text:s text:c="6"/>#207 [ 1, 2, 1, 2, 3, 2, 4, 3 ]</text:p>
      <text:p text:style-name="P4"><text:s text:c="6"/>#208 [ 1, 2, 1, 3, 2, 1, 4, 3 ]</text:p>
      <text:p text:style-name="P4"><text:s text:c="6"/>#209 [ 1, 2, 1, 3, 2, 4, 3, 2 ]</text:p>
      <text:p text:style-name="P4"><text:s text:c="6"/>#212 [ 1, 2, 3, 4, 3, 2, 1, 2 ]</text:p>
      <text:p text:style-name="P4"><text:s text:c="6"/>#213 [ 1, 2, 3, 2, 1, 2, 4, 3 ]</text:p>
      <text:p text:style-name="P4"><text:s text:c="6"/>#214 [ 1, 2, 3, 2, 4, 3, 2, 1 ]</text:p>
      <text:p text:style-name="P4"><text:s text:c="6"/>#215 [ 1, 2, 3, 2, 1, 4, 3, 2 ]</text:p>
      <text:p text:style-name="P4"><text:s text:c="6"/>#221 [ 3, 2, 4, 3, 2, 1, 2, 3, 4 ]</text:p>
      <text:p text:style-name="P4"><text:s text:c="6"/>#222 [ 3, 2, 1, 2, 3, 4, 3, 2, 1 ]</text:p>
      <text:p text:style-name="P4"><text:s text:c="6"/>#223 [ 3, 2, 1, 4, 3, 2, 1, 2, 3 ]</text:p>
      <text:p text:style-name="P4"><text:s text:c="6"/>#224 [ 2, 1, 4, 3, 2, 1, 2, 3, 4 ]</text:p>
      <text:p text:style-name="P4"><text:s text:c="6"/>#225 [ 2, 3, 2, 1, 2, 3, 4, 3, 2 ]</text:p>
      <text:p text:style-name="P4"><text:s text:c="6"/>#226 [ 2, 3, 4, 3, 2, 1, 2, 3, 4 ]</text:p>
      <text:p text:style-name="P4"><text:s text:c="6"/>#227 [ 2, 1, 3, 2, 1, 2, 3, 4, 3 ]</text:p>
      <text:p text:style-name="P4"><text:s text:c="6"/>#228 [ 2, 1, 2, 3, 2, 1, 4, 3, 2 ]</text:p>
      <text:p text:style-name="P4"><text:s text:c="6"/>#229 [ 2, 1, 2, 3, 2, 4, 3, 2, 1 ]</text:p>
      <text:p text:style-name="P4"><text:s text:c="6"/>#230 [ 2, 3, 2, 1, 4, 3, 2, 1, 2 ]</text:p>
      <text:p text:style-name="P4"><text:s text:c="6"/>#231 [ 2, 3, 2, 4, 3, 2, 1, 2, 3 ]</text:p>
      <text:p text:style-name="P4"><text:s text:c="6"/>#232 [ 2, 3, 2, 1, 2, 4, 3, 2, 1 ]</text:p>
      <text:p text:style-name="P4"><text:s text:c="6"/>#233 [ 2, 1, 3, 4, 3, 2, 1, 2, 3 ]</text:p>
      <text:p text:style-name="P4"><text:s text:c="6"/>#235 [ 2, 1, 3, 2, 1, 4, 3, 2, 1 ]</text:p>
      <text:p text:style-name="P4"><text:s text:c="6"/>#236 [ 2, 1, 3, 2, 4, 3, 2, 1, 2 ]</text:p>
      <text:p text:style-name="P4"><text:s text:c="6"/>#241 [ 1, 2, 1, 4, 3, 2, 1, 2, 3 ]</text:p>
      <text:p text:style-name="P4"><text:s text:c="6"/>#242 [ 1, 2, 1, 3, 2, 1, 2, 3, 4 ]</text:p>
      <text:p text:style-name="P4"><text:s text:c="6"/>#243 [ 1, 2, 4, 3, 2, 1, 2, 3, 4 ]</text:p>
      <text:p text:style-name="P4"><text:s text:c="6"/>#244 [ 1, 3, 2, 1, 2, 3, 4, 3, 2 ]</text:p>
      <text:p text:style-name="P4"><text:s text:c="6"/>#245 [ 1, 3, 2, 4, 3, 2, 1, 2, 3 ]</text:p>
      <text:p text:style-name="P4"><text:s text:c="6"/>#248 [ 1, 2, 3, 2, 1, 2, 3, 4, 3 ]</text:p>
      <text:p text:style-name="P4"><text:s text:c="6"/>#249 [ 1, 3, 2, 1, 4, 3, 2, 1, 2 ]</text:p>
      <text:p text:style-name="P4"><text:s text:c="6"/>#250 [ 1, 2, 1, 2, 3, 2, 1, 4, 3 ]</text:p>
      <text:p text:style-name="P4"><text:s text:c="6"/>#251 [ 1, 2, 1, 2, 3, 2, 4, 3, 2 ]</text:p>
      <text:p text:style-name="P4"><text:s text:c="6"/>#252 [ 1, 2, 1, 3, 2, 1, 4, 3, 2 ]</text:p>
      <text:p text:style-name="P4"><text:s text:c="6"/>#253 [ 1, 2, 1, 3, 2, 4, 3, 2, 1 ]</text:p>
      <text:p text:style-name="P4"><text:s text:c="6"/>#256 [ 1, 2, 3, 4, 3, 2, 1, 2, 3 ]</text:p>
      <text:p text:style-name="P4"><text:s text:c="6"/>#257 [ 1, 2, 3, 2, 1, 2, 4, 3, 2 ]</text:p>
      <text:p text:style-name="P4"><text:s text:c="6"/>#258 [ 1, 2, 3, 2, 4, 3, 2, 1, 2 ]</text:p>
      <text:p text:style-name="P4"><text:s text:c="6"/>#259 [ 1, 2, 3, 2, 1, 4, 3, 2, 1 ]</text:p>
      <text:p text:style-name="P4"><text:s text:c="6"/>#265 [ 3, 2, 1, 4, 3, 2, 1, 2, 3, 4 ]</text:p>
      <text:p text:style-name="P4"><text:s text:c="6"/>#267 [ 2, 3, 2, 4, 3, 2, 1, 2, 3, 4 ]</text:p>
      <text:p text:style-name="P4"><text:s text:c="6"/>#268 [ 2, 3, 2, 1, 2, 3, 4, 3, 2, 1 ]</text:p>
      <text:p text:style-name="P4"><text:s text:c="6"/>#269 [ 2, 1, 3, 4, 3, 2, 1, 2, 3, 4 ]</text:p>
      <text:p text:style-name="P4"><text:s text:c="6"/>#270 [ 2, 1, 3, 2, 1, 2, 3, 4, 3, 2 ]</text:p>
      <text:p text:style-name="P4"><text:s text:c="6"/>#271 [ 2, 1, 2, 3, 2, 1, 4, 3, 2, 1 ]</text:p>
      <text:p text:style-name="P4"><text:s text:c="6"/>#272 [ 2, 1, 2, 3, 2, 4, 3, 2, 1, 2 ]</text:p>
      <text:p text:style-name="P4"><text:s text:c="6"/>#273 [ 2, 3, 2, 1, 4, 3, 2, 1, 2, 3 ]</text:p>
      <text:p text:style-name="P4"><text:s text:c="6"/>#275 [ 2, 1, 3, 2, 4, 3, 2, 1, 2, 3 ]</text:p>
      <text:p text:style-name="P4"><text:s text:c="6"/>#277 [ 2, 1, 3, 2, 1, 4, 3, 2, 1, 2 ]</text:p>
      <text:p text:style-name="P4"><text:s text:c="6"/>#283 [ 1, 2, 1, 4, 3, 2, 1, 2, 3, 4 ]</text:p>
      <text:p text:style-name="P4"><text:s text:c="6"/>#284 [ 1, 3, 2, 4, 3, 2, 1, 2, 3, 4 ]</text:p>
      <text:p text:style-name="P4"><text:s text:c="6"/>#285 [ 1, 3, 2, 1, 2, 3, 4, 3, 2, 1 ]</text:p>
      <text:p text:style-name="P4"><text:s text:c="6"/>#286 [ 1, 3, 2, 1, 4, 3, 2, 1, 2, 3 ]</text:p>
      <text:p text:style-name="P4"><text:s text:c="6"/>#287 [ 1, 2, 1, 3, 2, 1, 2, 3, 4, 3 ]</text:p>
      <text:p text:style-name="P4"><text:s text:c="6"/>#288 [ 1, 2, 3, 4, 3, 2, 1, 2, 3, 4 ]</text:p>
      <text:p text:style-name="P4"><text:s text:c="6"/>#289 [ 1, 2, 3, 2, 1, 2, 3, 4, 3, 2 ]</text:p>
      <text:p text:style-name="P4"><text:s text:c="6"/>#290 [ 1, 2, 1, 2, 3, 2, 1, 4, 3, 2 ]</text:p>
      <text:p text:style-name="P4"><text:s text:c="6"/>#291 [ 1, 2, 1, 2, 3, 2, 4, 3, 2, 1 ]</text:p>
      <text:p text:style-name="P4"><text:s text:c="6"/>#292 [ 1, 2, 1, 3, 2, 1, 4, 3, 2, 1 ]</text:p>
      <text:p text:style-name="P4"><text:s text:c="6"/>#293 [ 1, 2, 1, 3, 2, 4, 3, 2, 1, 2 ]</text:p>
      <text:p text:style-name="P4"><text:s text:c="6"/>#295 [ 1, 2, 1, 3, 4, 3, 2, 1, 2, 3 ]</text:p>
      <text:p text:style-name="P4"><text:s text:c="6"/>#296 [ 1, 2, 3, 2, 4, 3, 2, 1, 2, 3 ]</text:p>
      <text:p text:style-name="P4"><text:s text:c="6"/>#297 [ 1, 2, 3, 2, 1, 2, 4, 3, 2, 1 ]</text:p>
      <text:p text:style-name="P4"><text:s text:c="6"/>#298 [ 1, 2, 3, 2, 1, 4, 3, 2, 1, 2 ]</text:p>
      <text:p text:style-name="P4"><text:s text:c="6"/>#303 [ 2, 1, 2, 3, 2, 1, 2, 4, 3, 2, 1 ]</text:p>
      <text:p text:style-name="P4"><text:s text:c="6"/>#305 [ 2, 3, 2, 1, 4, 3, 2, 1, 2, 3, 4 ]</text:p>
      <text:p text:style-name="P4"><text:s text:c="6"/>#307 [ 2, 1, 3, 2, 4, 3, 2, 1, 2, 3, 4 ]</text:p>
      <text:p text:style-name="P4"><text:s text:c="6"/>#308 [ 2, 1, 3, 2, 1, 2, 3, 4, 3, 2, 1 ]</text:p>
      <text:p text:style-name="P4"><text:s text:c="6"/>#309 [ 2, 1, 2, 3, 2, 1, 4, 3, 2, 1, 2 ]</text:p>
      <text:p text:style-name="P4"><text:s text:c="6"/>#312 [ 2, 1, 3, 2, 1, 4, 3, 2, 1, 2, 3 ]</text:p>
      <text:p text:style-name="P4"><text:s text:c="6"/>#313 [ 1, 3, 2, 1, 2, 3, 4, 3, 2, 1, 2 ]</text:p>
      <text:p text:style-name="P4"><text:s text:c="6"/>#317 [ 1, 2, 1, 2, 3, 4, 3, 2, 1, 2, 3 ]</text:p>
      <text:p text:style-name="P4"><text:s text:c="6"/>#318 [ 1, 3, 2, 1, 4, 3, 2, 1, 2, 3, 4 ]</text:p>
      <text:p text:style-name="P4"><text:s text:c="6"/>#320 [ 1, 2, 1, 3, 2, 1, 2, 3, 4, 3, 2 ]</text:p>
      <text:p text:style-name="P4"><text:s text:c="6"/>#321 [ 1, 2, 1, 3, 4, 3, 2, 1, 2, 3, 4 ]</text:p>
      <text:p text:style-name="P4"><text:s text:c="6"/>#322 [ 1, 2, 3, 2, 4, 3, 2, 1, 2, 3, 4 ]</text:p>
      <text:p text:style-name="P4"><text:s text:c="6"/>#323 [ 1, 2, 3, 2, 1, 2, 3, 4, 3, 2, 1 ]</text:p>
      <text:p text:style-name="P4"><text:s text:c="6"/>#324 [ 1, 2, 1, 2, 3, 2, 1, 4, 3, 2, 1 ]</text:p>
      <text:p text:style-name="P4"><text:s text:c="6"/>#325 [ 1, 2, 1, 2, 3, 2, 4, 3, 2, 1, 2 ]</text:p>
      <text:p text:style-name="P4"><text:s text:c="6"/>#326 [ 1, 2, 1, 3, 2, 1, 4, 3, 2, 1, 2 ]</text:p>
      <text:p text:style-name="P4"><text:s text:c="6"/>#327 [ 1, 2, 1, 3, 2, 4, 3, 2, 1, 2, 3 ]</text:p>
      <text:p text:style-name="P4"><text:s text:c="6"/>#329 [ 1, 2, 3, 2, 1, 2, 4, 3, 2, 1, 2 ]</text:p>
      <text:p text:style-name="P4"><text:s text:c="6"/>#330 [ 1, 2, 3, 2, 1, 4, 3, 2, 1, 2, 3 ]</text:p>
      <text:p text:style-name="P4"><text:s text:c="6"/>#332 [ 2, 1, 2, 3, 2, 1, 2, 4, 3, 2, 1, 2 ]</text:p>
      <text:p text:style-name="P4"><text:s text:c="6"/>#335 [ 2, 1, 2, 3, 2, 1, 2, 3, 4, 3, 2, 1 ]</text:p>
      <text:p text:style-name="P4"><text:s text:c="6"/>#336 [ 2, 1, 2, 3, 2, 1, 4, 3, 2, 1, 2, 3 ]</text:p>
      <text:p text:style-name="P4"><text:s text:c="6"/>#338 [ 2, 1, 3, 2, 1, 2, 3, 4, 3, 2, 1, 2 ]</text:p>
      <text:p text:style-name="P4"><text:s text:c="6"/>#339 [ 2, 1, 3, 2, 1, 4, 3, 2, 1, 2, 3, 4 ]</text:p>
      <text:p text:style-name="P4"><text:s text:c="6"/>#341 [ 1, 3, 2, 1, 2, 3, 4, 3, 2, 1, 2, 3 ]</text:p>
      <text:p text:style-name="P4"><text:s text:c="6"/>#346 [ 1, 2, 1, 2, 3, 2, 4, 3, 2, 1, 2, 3 ]</text:p>
      <text:p text:style-name="P4"><text:s text:c="6"/>#347 [ 1, 2, 1, 3, 2, 4, 3, 2, 1, 2, 3, 4 ]</text:p>
      <text:p text:style-name="P4"><text:s text:c="6"/>#348 [ 1, 2, 1, 3, 2, 1, 2, 3, 4, 3, 2, 1 ]</text:p>
      <text:p text:style-name="P4"><text:s text:c="6"/>#349 [ 1, 2, 3, 2, 1, 2, 3, 4, 3, 2, 1, 2 ]</text:p>
      <text:p text:style-name="P4"><text:s text:c="6"/>#350 [ 1, 2, 3, 2, 1, 4, 3, 2, 1, 2, 3, 4 ]</text:p>
      <text:p text:style-name="P4"><text:s text:c="6"/>#351 [ 1, 2, 1, 2, 3, 2, 1, 4, 3, 2, 1, 2 ]</text:p>
      <text:p text:style-name="P4"><text:s text:c="6"/>#352 [ 1, 2, 1, 3, 2, 1, 4, 3, 2, 1, 2, 3 ]</text:p>
      <text:p text:style-name="P4"><text:s text:c="6"/>#354 [ 1, 2, 3, 2, 1, 2, 4, 3, 2, 1, 2, 3 ]</text:p>
      <text:p text:style-name="P4"><text:s text:c="6"/>#355 [ 2, 1, 2, 3, 2, 1, 2, 3, 4, 3, 2, 1, 2 ]</text:p>
      <text:p text:style-name="P4"><text:s text:c="6"/>#356 [ 2, 1, 2, 3, 2, 1, 2, 4, 3, 2, 1, 2, 3 ]</text:p>
      <text:p text:style-name="P4"><text:s text:c="6"/>#358 [ 2, 1, 3, 2, 1, 2, 3, 4, 3, 2, 1, 2, 3 ]</text:p>
      <text:p text:style-name="P4"><text:s text:c="6"/>#359 [ 2, 1, 2, 3, 2, 1, 4, 3, 2, 1, 2, 3, 4 ]</text:p>
      <text:p text:style-name="P4"><text:s text:c="6"/>#363 [ 1, 2, 3, 2, 1, 2, 3, 4, 3, 2, 1, 2, 3 ]</text:p>
      <text:p text:style-name="P4"><text:s text:c="6"/>#366 [ 1, 2, 1, 2, 3, 2, 1, 4, 3, 2, 1, 2, 3 ]</text:p>
      <text:p text:style-name="P4"><text:s text:c="6"/>#367 [ 1, 2, 1, 3, 2, 1, 4, 3, 2, 1, 2, 3, 4 ]</text:p>
      <text:p text:style-name="P4"><text:s text:c="6"/>#368 [ 1, 2, 1, 3, 2, 1, 2, 3, 4, 3, 2, 1, 2 ]</text:p>
      <text:p text:style-name="P4"><text:s text:c="6"/>#369 [ 1, 2, 3, 2, 1, 2, 4, 3, 2, 1, 2, 3, 4 ]</text:p>
      <text:p text:style-name="P4"><text:s text:c="6"/>#371 [ 2, 1, 2, 3, 2, 1, 2, 3, 4, 3, 2, 1, 2, 3 ]</text:p>
      <text:p text:style-name="P4"><text:s text:c="6"/>#372 [ 2, 1, 2, 3, 2, 1, 2, 4, 3, 2, 1, 2, 3, 4 ]</text:p>
      <text:p text:style-name="P4"><text:s text:c="6"/>#376 [ 1, 2, 1, 3, 2, 1, 2, 3, 4, 3, 2, 1, 2, 3 ]</text:p>
      <text:p text:style-name="P4"><text:s text:c="6"/>#380 [ 2, 1, 2, 3, 2, 1, 2, 3, 4, 3, 2, 1, 2, 3, 4 ]</text:p>
      <text:p text:style-name="P4"><text:s text:c="4"/>2.11 = 4211 <text:s text:c="17"/>in family 2.11 = 4211 <text:s text:c="16"/></text:p>
      <text:p text:style-name="P4"><text:s text:c="6"/>#18 [ 3, 2, 1 ]</text:p>
      <text:p text:style-name="P4"><text:s text:c="6"/>#23 [ 2, 1, 3 ]</text:p>
      <text:p text:style-name="P4"><text:s text:c="6"/>#29 [ 1, 3, 2 ]</text:p>
      <text:p text:style-name="P4"><text:s text:c="6"/>#30 [ 1, 2, 3 ]</text:p>
      <text:p text:style-name="P4"><text:s text:c="6"/>#31 [ 3, 2, 1, 2 ]</text:p>
      <text:p text:style-name="P4"><text:s text:c="6"/>#33 [ 2, 1, 2, 3 ]</text:p>
      <text:p text:style-name="P4"><text:s text:c="6"/>#39 [ 2, 3, 2, 1 ]</text:p>
      <text:p text:style-name="P4"><text:s text:c="6"/>#41 [ 2, 1, 3, 2 ]</text:p>
      <text:p text:style-name="P4"><text:s text:c="6"/>#49 [ 1, 3, 2, 1 ]</text:p>
      <text:p text:style-name="P4"><text:s text:c="6"/>#51 [ 1, 2, 1, 3 ]</text:p>
      <text:p text:style-name="P4"><text:s text:c="6"/>#53 [ 1, 2, 3, 2 ]</text:p>
      <text:p text:style-name="P4"><text:s text:c="6"/>#55 [ 3, 2, 1, 2, 3 ]</text:p>
      <text:p text:style-name="P4"><text:s text:c="6"/>#56 [ 4, 3, 2, 1, 2 ]</text:p>
      <text:p text:style-name="P4"><text:s text:c="6"/>#57 [ 3, 2, 1, 2, 4 ]</text:p>
      <text:p text:style-name="P4"><text:s text:c="6"/>#58 [ 2, 1, 2, 4, 3 ]</text:p>
      <text:p text:style-name="P4"><text:s text:c="6"/>#59 [ 2, 1, 2, 3, 4 ]</text:p>
      <text:p text:style-name="P4"><text:s text:c="6"/>#61 [ 2, 1, 2, 3, 2 ]</text:p>
      <text:p text:style-name="P4"><text:s text:c="6"/>#64 [ 2, 4, 3, 2, 1 ]</text:p>
      <text:p text:style-name="P4"><text:s text:c="6"/>#65 [ 2, 3, 2, 1, 2 ]</text:p>
      <text:p text:style-name="P4"><text:s text:c="6"/>#66 [ 2, 1, 3, 2, 1 ]</text:p>
      <text:p text:style-name="P4"><text:s text:c="6"/>#70 [ 2, 3, 2, 1, 4 ]</text:p>
      <text:p text:style-name="P4"><text:s text:c="6"/>#79 [ 1, 2, 1, 3, 2 ]</text:p>
      <text:p text:style-name="P4"><text:s text:c="6"/>#81 [ 1, 2, 4, 3, 2 ]</text:p>
      <text:p text:style-name="P4"><text:s text:c="6"/>#82 [ 1, 2, 3, 2, 1 ]</text:p>
      <text:p text:style-name="P4"><text:s text:c="6"/>#86 [ 1, 2, 3, 2, 4 ]</text:p>
      <text:p text:style-name="P4"><text:s text:c="6"/>#87 [ 4, 3, 2, 1, 2, 3 ]</text:p>
      <text:p text:style-name="P4"><text:s text:c="6"/>#88 [ 3, 2, 1, 2, 3, 4 ]</text:p>
      <text:p text:style-name="P4"><text:s text:c="6"/>#89 [ 3, 4, 3, 2, 1, 2 ]</text:p>
      <text:p text:style-name="P4"><text:s text:c="6"/>#90 [ 3, 2, 1, 2, 4, 3 ]</text:p>
      <text:p text:style-name="P4"><text:s text:c="6"/>#91 [ 2, 1, 2, 3, 4, 3 ]</text:p>
      <text:p text:style-name="P4"><text:s text:c="6"/>#92 [ 2, 3, 2, 1, 2, 3 ]</text:p>
      <text:p text:style-name="P4"><text:s text:c="6"/>#93 [ 2, 1, 2, 3, 2, 1 ]</text:p>
      <text:p text:style-name="P4"><text:s text:c="6"/>#94 [ 2, 1, 2, 4, 3, 2 ]</text:p>
      <text:p text:style-name="P4"><text:s text:c="6"/>#95 [ 2, 1, 2, 3, 2, 4 ]</text:p>
      <text:p text:style-name="P4"><text:s text:c="6"/>#97 [ 3, 2, 1, 4, 3, 2 ]</text:p>
      <text:p text:style-name="P4"><text:s text:c="6"/>#98 [ 2, 4, 3, 2, 1, 2 ]</text:p>
      <text:p text:style-name="P4"><text:s text:c="6"/>#103 [ 2, 3, 4, 3, 2, 1 ]</text:p>
      <text:p text:style-name="P4"><text:s text:c="6"/>#104 [ 2, 3, 2, 1, 2, 4 ]</text:p>
      <text:p text:style-name="P4"><text:s text:c="6"/>#107 [ 2, 1, 3, 2, 4, 3 ]</text:p>
      <text:p text:style-name="P4"><text:s text:c="6"/>#117 [ 1, 2, 3, 2, 1, 2 ]</text:p>
      <text:p text:style-name="P4"><text:s text:c="6"/>#118 [ 1, 2, 4, 3, 2, 1 ]</text:p>
      <text:p text:style-name="P4"><text:s text:c="6"/>#123 [ 1, 2, 3, 4, 3, 2 ]</text:p>
      <text:p text:style-name="P4"><text:s text:c="6"/>#124 [ 1, 2, 3, 2, 1, 4 ]</text:p>
      <text:p text:style-name="P4"><text:s text:c="6"/>#126 [ 4, 3, 2, 1, 2, 3, 4 ]</text:p>
      <text:p text:style-name="P4"><text:s text:c="6"/>#127 [ 3, 2, 1, 2, 3, 4, 3 ]</text:p>
      <text:p text:style-name="P4"><text:s text:c="6"/>#128 [ 3, 4, 3, 2, 1, 2, 3 ]</text:p>
      <text:p text:style-name="P4"><text:s text:c="6"/>#130 [ 3, 2, 1, 2, 4, 3, 2 ]</text:p>
      <text:p text:style-name="P4"><text:s text:c="6"/>#131 [ 2, 4, 3, 2, 1, 2, 3 ]</text:p>
      <text:p text:style-name="P4"><text:s text:c="6"/>#132 [ 2, 3, 2, 1, 2, 3, 4 ]</text:p>
      <text:p text:style-name="P4"><text:s text:c="6"/>#134 [ 2, 1, 2, 4, 3, 2, 1 ]</text:p>
      <text:p text:style-name="P4"><text:s text:c="6"/>#135 [ 2, 1, 2, 3, 2, 1, 4 ]</text:p>
      <text:p text:style-name="P4"><text:s text:c="6"/>#136 [ 2, 1, 2, 3, 4, 3, 2 ]</text:p>
      <text:p text:style-name="P4"><text:s text:c="6"/>#137 [ 3, 2, 4, 3, 2, 1, 2 ]</text:p>
      <text:p text:style-name="P4"><text:s text:c="6"/>#138 [ 3, 2, 1, 4, 3, 2, 1 ]</text:p>
      <text:p text:style-name="P4"><text:s text:c="6"/>#140 [ 2, 1, 2, 3, 2, 4, 3 ]</text:p>
      <text:p text:style-name="P4"><text:s text:c="6"/>#143 [ 2, 3, 4, 3, 2, 1, 2 ]</text:p>
      <text:p text:style-name="P4"><text:s text:c="6"/>#144 [ 2, 3, 2, 1, 2, 4, 3 ]</text:p>
      <text:p text:style-name="P4"><text:s text:c="6"/>#147 [ 2, 1, 3, 2, 1, 4, 3 ]</text:p>
      <text:p text:style-name="P4"><text:s text:c="6"/>#160 [ 1, 2, 4, 3, 2, 1, 2 ]</text:p>
      <text:p text:style-name="P4"><text:s text:c="6"/>#162 [ 1, 3, 2, 1, 4, 3, 2 ]</text:p>
      <text:p text:style-name="P4"><text:s text:c="6"/>#163 [ 1, 2, 1, 3, 2, 4, 3 ]</text:p>
      <text:p text:style-name="P4"><text:s text:c="6"/>#166 [ 1, 2, 3, 2, 1, 2, 4 ]</text:p>
      <text:p text:style-name="P4"><text:s text:c="6"/>#167 [ 1, 2, 3, 4, 3, 2, 1 ]</text:p>
      <text:p text:style-name="P4"><text:s text:c="6"/>#170 [ 3, 4, 3, 2, 1, 2, 3, 4 ]</text:p>
      <text:p text:style-name="P4"><text:s text:c="6"/>#174 [ 3, 2, 1, 2, 3, 4, 3, 2 ]</text:p>
      <text:p text:style-name="P4"><text:s text:c="6"/>#175 [ 3, 2, 4, 3, 2, 1, 2, 3 ]</text:p>
      <text:p text:style-name="P4"><text:s text:c="6"/>#176 [ 3, 2, 1, 2, 4, 3, 2, 1 ]</text:p>
      <text:p text:style-name="P4"><text:s text:c="6"/>#177 [ 2, 4, 3, 2, 1, 2, 3, 4 ]</text:p>
      <text:p text:style-name="P4"><text:s text:c="6"/>#180 [ 2, 1, 2, 3, 4, 3, 2, 1 ]</text:p>
      <text:p text:style-name="P4"><text:s text:c="6"/>#182 [ 2, 3, 2, 1, 2, 3, 4, 3 ]</text:p>
      <text:p text:style-name="P4"><text:s text:c="6"/>#188 [ 2, 3, 4, 3, 2, 1, 2, 3 ]</text:p>
      <text:p text:style-name="P4"><text:s text:c="6"/>#191 [ 2, 1, 3, 2, 1, 4, 3, 2 ]</text:p>
      <text:p text:style-name="P4"><text:s text:c="6"/>#206 [ 1, 3, 2, 1, 4, 3, 2, 1 ]</text:p>
      <text:p text:style-name="P4"><text:s text:c="6"/>#208 [ 1, 2, 1, 3, 2, 1, 4, 3 ]</text:p>
      <text:p text:style-name="P4"><text:s text:c="6"/>#212 [ 1, 2, 3, 4, 3, 2, 1, 2 ]</text:p>
      <text:p text:style-name="P4"><text:s text:c="6"/>#213 [ 1, 2, 3, 2, 1, 2, 4, 3 ]</text:p>
      <text:p text:style-name="P4"><text:s text:c="6"/>#221 [ 3, 2, 4, 3, 2, 1, 2, 3, 4 ]</text:p>
      <text:p text:style-name="P4"><text:s text:c="6"/>#222 [ 3, 2, 1, 2, 3, 4, 3, 2, 1 ]</text:p>
      <text:p text:style-name="P4"><text:s text:c="6"/>#226 [ 2, 3, 4, 3, 2, 1, 2, 3, 4 ]</text:p>
      <text:p text:style-name="P4"><text:s text:c="6"/>#235 [ 2, 1, 3, 2, 1, 4, 3, 2, 1 ]</text:p>
      <text:p text:style-name="P4"><text:s text:c="6"/>#252 [ 1, 2, 1, 3, 2, 1, 4, 3, 2 ]</text:p>
      <text:p text:style-name="P4"><text:s text:c="6"/>#256 [ 1, 2, 3, 4, 3, 2, 1, 2, 3 ]</text:p>
      <text:p text:style-name="P4"><text:s text:c="4"/>11.11 = 2222 <text:s text:c="16"/>in family 11.11 = 2222 <text:s text:c="15"/></text:p>
      <text:p text:style-name="P4"><text:s text:c="6"/>#32 [ 2, 1, 2, 4 ]</text:p>
      <text:p text:style-name="P4"><text:s text:c="6"/>#56 [ 4, 3, 2, 1, 2 ]</text:p>
      <text:p text:style-name="P4"><text:s text:c="6"/>#57 [ 3, 2, 1, 2, 4 ]</text:p>
      <text:p text:style-name="P4"><text:s text:c="6"/>#58 [ 2, 1, 2, 4, 3 ]</text:p>
      <text:p text:style-name="P4"><text:s text:c="6"/>#59 [ 2, 1, 2, 3, 4 ]</text:p>
      <text:p text:style-name="P4"><text:s text:c="6"/>#90 [ 3, 2, 1, 2, 4, 3 ]</text:p>
      <text:p text:style-name="P4"><text:s text:c="4"/>1.111 = 221111 <text:s text:c="14"/>in family 1.111 = 221111 <text:s text:c="13"/></text:p>
      <text:p text:style-name="P4"><text:s text:c="6"/>#16 [ 2, 1, 2 ]</text:p>
      <text:p text:style-name="P4"><text:s text:c="6"/>#31 [ 3, 2, 1, 2 ]</text:p>
      <text:p text:style-name="P4"><text:s text:c="6"/>#33 [ 2, 1, 2, 3 ]</text:p>
      <text:p text:style-name="P4"><text:s text:c="6"/>#55 [ 3, 2, 1, 2, 3 ]</text:p>
      <text:p text:style-name="P4"><text:s text:c="6"/>#87 [ 4, 3, 2, 1, 2, 3 ]</text:p>
      <text:p text:style-name="P4"><text:s text:c="6"/>#88 [ 3, 2, 1, 2, 3, 4 ]</text:p>
      <text:p text:style-name="P4"><text:s text:c="6"/>#126 [ 4, 3, 2, 1, 2, 3, 4 ]</text:p>
      <text:p text:style-name="P3"/>
      <text:h text:style-name="P1" text:outline-level="1">D4</text:h>
      <text:p text:style-name="P3"/>
      <text:p text:style-name="P3">71</text:p>
      <text:p text:style-name="P11">53</text:p>
      <text:p text:style-name="P3">5111</text:p>
      <text:p text:style-name="P3">44+</text:p>
      <text:p text:style-name="P3">44-</text:p>
      <text:p text:style-name="P3">3311(11)</text:p>
      <text:p text:style-name="P11">3311</text:p>
      <text:p text:style-name="P3">3221</text:p>
      <text:p text:style-name="P3">311111</text:p>
      <text:p text:style-name="P3">2222+</text:p>
      <text:p text:style-name="P3">2222-</text:p>
      <text:p text:style-name="P3">221111</text:p>
      <text:p text:style-name="P4">11111111</text:p>
      <text:p text:style-name="P2">total num of chars: 13</text:p>
      <text:p text:style-name="P3">total num of families: 11</text:p>
      <text:p text:style-name="P3"/>
      <text:p text:style-name="P3">chars where some sequence of nonzero coeffs is not unimodal in abs value:</text:p>
      <text:p text:style-name="P3"><text:s text:c="4"/>none</text:p>
      <text:p text:style-name="P3">chars where some polynomial has both positive and negative coeffs:</text:p>
      <text:p text:style-name="P3"><text:s text:c="4"/>none</text:p>
      <text:p text:style-name="P3">chars where some polynomial has strictly negative coeffs:</text:p>
      <text:p text:style-name="P3"><text:s text:c="4"/>1.3 = 53 <text:s text:c="20"/>in family 1.3 = 53 <text:s text:c="19"/></text:p>
      <text:p text:style-name="P3"><text:s text:c="4"/>1.21 = 3311 <text:s text:c="17"/>in family 1.21 = 3311 <text:s text:c="16"/></text:p>
      <text:p text:style-name="P3"/>
      <text:p text:style-name="P3">| 0 elements where some sequence of nonzero coeffs is not unimodal in abs value.</text:p>
      <text:p text:style-name="P3">| 0 elements where some polynomial has both positive and negative coeffs.</text:p>
      <text:p text:style-name="P3">| 73 elements where some polynomial has strictly negative coeffs.</text:p>
      <text:p text:style-name="P3"><text:s text:c="4"/>1.3 = 53 <text:s text:c="20"/>in family 1.3 = 53 <text:s text:c="19"/></text:p>
      <text:p text:style-name="P3"><text:s text:c="6"/>#32 [ 2, 4, 3, 1 ]</text:p>
      <text:p text:style-name="P3"><text:s text:c="6"/>#34 [ 4, 3, 1, 2 ]</text:p>
      <text:p text:style-name="P3"><text:s text:c="6"/>#37 [ 2, 3, 1, 4 ]</text:p>
      <text:p text:style-name="P3"><text:s text:c="6"/>#40 [ 3, 1, 2, 4 ]</text:p>
      <text:p text:style-name="P3"><text:s text:c="6"/>#46 [ 1, 2, 4, 3 ]</text:p>
      <text:p text:style-name="P3"><text:s text:c="6"/>#49 [ 1, 4, 3, 2 ]</text:p>
      <text:p text:style-name="P3"><text:s text:c="6"/>#52 [ 1, 2, 3, 4 ]</text:p>
      <text:p text:style-name="P3"><text:s text:c="6"/>#53 [ 1, 3, 2, 4 ]</text:p>
      <text:p text:style-name="P3"><text:s text:c="6"/>#54 [ 4, 3, 1, 2, 3 ]</text:p>
      <text:p text:style-name="P3"><text:s text:c="6"/>#55 [ 3, 1, 2, 3, 4 ]</text:p>
      <text:p text:style-name="P3"><text:s text:c="6"/>#58 [ 3, 1, 4, 3, 2 ]</text:p>
      <text:p text:style-name="P3"><text:s text:c="6"/>#59 [ 2, 3, 1, 4, 3 ]</text:p>
      <text:p text:style-name="P3"><text:s text:c="6"/>#60 [ 2, 4, 3, 1, 2 ]</text:p>
      <text:p text:style-name="P3"><text:s text:c="6"/>#61 [ 2, 3, 4, 3, 1 ]</text:p>
      <text:p text:style-name="P3"><text:s text:c="6"/>#62 [ 3, 4, 3, 1, 2 ]</text:p>
      <text:p text:style-name="P3"><text:s text:c="6"/>#63 [ 3, 1, 2, 4, 3 ]</text:p>
      <text:p text:style-name="P3"><text:s text:c="6"/>#64 [ 2, 3, 1, 2, 4 ]</text:p>
      <text:p text:style-name="P3"><text:s text:c="6"/>#67 [ 3, 2, 4, 3, 1 ]</text:p>
      <text:p text:style-name="P3"><text:s text:c="6"/>#70 [ 1, 2, 4, 3, 1 ]</text:p>
      <text:p text:style-name="P3"><text:s text:c="6"/>#72 [ 1, 4, 3, 1, 2 ]</text:p>
      <text:p text:style-name="P3"><text:s text:c="6"/>#75 [ 1, 2, 3, 1, 4 ]</text:p>
      <text:p text:style-name="P3"><text:s text:c="6"/>#76 [ 1, 2, 4, 3, 2 ]</text:p>
      <text:p text:style-name="P3"><text:s text:c="6"/>#77 [ 1, 2, 3, 4, 3 ]</text:p>
      <text:p text:style-name="P3"><text:s text:c="6"/>#78 [ 1, 3, 1, 2, 4 ]</text:p>
      <text:p text:style-name="P3"><text:s text:c="6"/>#79 [ 1, 3, 4, 3, 2 ]</text:p>
      <text:p text:style-name="P3"><text:s text:c="6"/>#80 [ 1, 2, 3, 2, 4 ]</text:p>
      <text:p text:style-name="P3"><text:s text:c="6"/>#81 [ 1, 3, 2, 4, 3 ]</text:p>
      <text:p text:style-name="P3"><text:s text:c="6"/>#82 [ 4, 3, 1, 2, 3, 4 ]</text:p>
      <text:p text:style-name="P3"><text:s text:c="6"/>#86 [ 2, 3, 1, 4, 3, 2 ]</text:p>
      <text:p text:style-name="P3"><text:s text:c="6"/>#88 [ 3, 1, 2, 3, 4, 3 ]</text:p>
      <text:p text:style-name="P3"><text:s text:c="6"/>#89 [ 3, 1, 2, 4, 3, 2 ]</text:p>
      <text:p text:style-name="P3"><text:s text:c="6"/>#90 [ 3, 4, 3, 1, 2, 3 ]</text:p>
      <text:p text:style-name="P3"><text:s text:c="6"/>#91 [ 2, 3, 4, 3, 1, 2 ]</text:p>
      <text:p text:style-name="P3"><text:s text:c="6"/>#92 [ 2, 3, 1, 2, 4, 3 ]</text:p>
      <text:p text:style-name="P3"><text:s text:c="6"/>#93 [ 3, 1, 2, 4, 3, 1 ]</text:p>
      <text:p text:style-name="P3"><text:s text:c="6"/>#103 [ 1, 2, 4, 3, 1, 2 ]</text:p>
      <text:p text:style-name="P3"><text:s text:c="6"/>#104 [ 1, 2, 3, 4, 3, 1 ]</text:p>
      <text:p text:style-name="P3"><text:s text:c="6"/>#105 [ 1, 3, 4, 3, 1, 2 ]</text:p>
      <text:p text:style-name="P3"><text:s text:c="6"/>#106 [ 1, 3, 1, 2, 4, 3 ]</text:p>
      <text:p text:style-name="P3"><text:s text:c="6"/>#107 [ 1, 2, 3, 1, 2, 4 ]</text:p>
      <text:p text:style-name="P3"><text:s text:c="6"/>#108 [ 1, 2, 3, 4, 3, 2 ]</text:p>
      <text:p text:style-name="P3"><text:s text:c="6"/>#109 [ 1, 3, 2, 4, 3, 1 ]</text:p>
      <text:p text:style-name="P3"><text:s text:c="6"/>#113 [ 3, 1, 2, 3, 4, 3, 2 ]</text:p>
      <text:p text:style-name="P3"><text:s text:c="6"/>#115 [ 3, 4, 3, 1, 2, 3, 4 ]</text:p>
      <text:p text:style-name="P3"><text:s text:c="6"/>#118 [ 2, 3, 1, 2, 4, 3, 2 ]</text:p>
      <text:p text:style-name="P3"><text:s text:c="6"/>#119 [ 3, 1, 2, 3, 4, 3, 1 ]</text:p>
      <text:p text:style-name="P3"><text:s text:c="6"/>#120 [ 3, 1, 2, 4, 3, 1, 2 ]</text:p>
      <text:p text:style-name="P3"><text:s text:c="6"/>#121 [ 2, 3, 4, 3, 1, 2, 3 ]</text:p>
      <text:p text:style-name="P3"><text:s text:c="6"/>#133 [ 1, 3, 4, 3, 1, 2, 3 ]</text:p>
      <text:p text:style-name="P3"><text:s text:c="6"/>#134 [ 1, 2, 3, 1, 2, 4, 3 ]</text:p>
      <text:p text:style-name="P3"><text:s text:c="6"/>#135 [ 1, 2, 3, 4, 3, 1, 2 ]</text:p>
      <text:p text:style-name="P3"><text:s text:c="6"/>#136 [ 1, 3, 1, 2, 4, 3, 1 ]</text:p>
      <text:p text:style-name="P3"><text:s text:c="4"/>1.21 = 3311 <text:s text:c="17"/>in family 1.21 = 3311 <text:s text:c="16"/></text:p>
      <text:p text:style-name="P3"><text:s text:c="6"/>#115 [ 3, 4, 3, 1, 2, 3, 4 ]</text:p>
      <text:p text:style-name="P3"><text:s text:c="6"/>#116 [ 2, 3, 1, 2, 3, 4, 3 ]</text:p>
      <text:p text:style-name="P3"><text:s text:c="6"/>#117 [ 3, 1, 4, 3, 1, 2, 3 ]</text:p>
      <text:p text:style-name="P3"><text:s text:c="6"/>#118 [ 2, 3, 1, 2, 4, 3, 2 ]</text:p>
      <text:p text:style-name="P3"><text:s text:c="6"/>#122 [ 3, 2, 4, 3, 1, 2, 3 ]</text:p>
      <text:p text:style-name="P3"><text:s text:c="6"/>#123 [ 2, 3, 1, 2, 4, 3, 1 ]</text:p>
      <text:p text:style-name="P3"><text:s text:c="6"/>#131 [ 1, 3, 1, 2, 3, 4, 3 ]</text:p>
      <text:p text:style-name="P3"><text:s text:c="6"/>#132 [ 1, 3, 1, 2, 4, 3, 2 ]</text:p>
      <text:p text:style-name="P3"><text:s text:c="6"/>#136 [ 1, 3, 1, 2, 4, 3, 1 ]</text:p>
      <text:p text:style-name="P3"><text:s text:c="6"/>#140 [ 3, 1, 4, 3, 1, 2, 3, 4 ]</text:p>
      <text:p text:style-name="P3"><text:s text:c="6"/>#141 [ 2, 3, 1, 2, 3, 4, 3, 2 ]</text:p>
      <text:p text:style-name="P3"><text:s text:c="6"/>#143 [ 2, 3, 4, 3, 1, 2, 3, 4 ]</text:p>
      <text:p text:style-name="P3"><text:s text:c="6"/>#144 [ 2, 3, 1, 4, 3, 1, 2, 3 ]</text:p>
      <text:p text:style-name="P3"><text:s text:c="6"/>#145 [ 3, 2, 4, 3, 1, 2, 3, 4 ]</text:p>
      <text:p text:style-name="P3"><text:s text:c="6"/>#148 [ 2, 3, 1, 2, 4, 3, 1, 2 ]</text:p>
      <text:p text:style-name="P3"><text:s text:c="6"/>#153 [ 1, 3, 4, 3, 1, 2, 3, 4 ]</text:p>
      <text:p text:style-name="P3"><text:s text:c="6"/>#156 [ 1, 2, 3, 1, 2, 4, 3, 2 ]</text:p>
      <text:p text:style-name="P3"><text:s text:c="6"/>#157 [ 1, 3, 1, 2, 3, 4, 3, 1 ]</text:p>
      <text:p text:style-name="P3"><text:s text:c="6"/>#158 [ 1, 3, 1, 2, 4, 3, 1, 2 ]</text:p>
      <text:p text:style-name="P3"><text:s text:c="6"/>#160 [ 1, 3, 2, 4, 3, 1, 2, 3 ]</text:p>
      <text:p text:style-name="P3"><text:s text:c="6"/>#161 [ 1, 2, 3, 1, 2, 4, 3, 1 ]</text:p>
      <text:p text:style-name="P3"><text:s text:c="6"/>#164 [ 2, 3, 1, 4, 3, 1, 2, 3, 4 ]</text:p>
      <text:p text:style-name="P3"><text:s text:c="6"/>#174 [ 1, 3, 2, 4, 3, 1, 2, 3, 4 ]</text:p>
      <text:p text:style-name="P3"><text:s text:c="6"/>#177 [ 1, 2, 3, 1, 2, 4, 3, 1, 2 ]</text:p>
      <text:h text:style-name="P1" text:outline-level="1">F4</text:h>
      <text:p text:style-name="P3"/>
      <text:p text:style-name="P3">F4</text:p>
      <text:p text:style-name="P3">F4(a1)(11)</text:p>
      <text:p text:style-name="P10">F4(a1)</text:p>
      <text:p text:style-name="P3">F4(a2)(11)</text:p>
      <text:p text:style-name="P10">F4(a2)</text:p>
      <text:p text:style-name="P3">C3</text:p>
      <text:p text:style-name="P3">B3</text:p>
      <text:p text:style-name="P3">F4(a3)(211)</text:p>
      <text:p text:style-name="P3">F4(a3)(22)</text:p>
      <text:p text:style-name="P11">F4(a3)(31)</text:p>
      <text:p text:style-name="P10">F4(a3)</text:p>
      <text:p text:style-name="P11">C3(a1)(11)</text:p>
      <text:p text:style-name="P11">C3(a1)</text:p>
      <text:p text:style-name="P11">~A2+A1</text:p>
      <text:p text:style-name="P3">B2(11)</text:p>
      <text:p text:style-name="P11">B2</text:p>
      <text:p text:style-name="P11">A2+~A1</text:p>
      <text:p text:style-name="P3">~A2</text:p>
      <text:p text:style-name="P3">A2(11)</text:p>
      <text:p text:style-name="P3">A2</text:p>
      <text:p text:style-name="P3">A1+~A1</text:p>
      <text:p text:style-name="P3">~A1(11)</text:p>
      <text:p text:style-name="P11">~A1</text:p>
      <text:p text:style-name="P3">A1</text:p>
      <text:p text:style-name="P3">1</text:p>
      <text:p text:style-name="P2">total num of chars: 25</text:p>
      <text:p text:style-name="P3">total num of families: 11</text:p>
      <text:p text:style-name="P3"/>
      <text:p text:style-name="P3">chars where some sequence of nonzero coeffs is not unimodal in abs value:</text:p>
      <text:p text:style-name="P3"><text:s text:c="4"/>phi{4,1} = F4(a1) <text:s text:c="11"/>in family phi{4,1} = F4(a1) <text:s text:c="10"/></text:p>
      <text:p text:style-name="P3"><text:s text:c="4"/>phi{9,2} = F4(a2) <text:s text:c="11"/>in family phi{9,2} = F4(a2) <text:s text:c="10"/></text:p>
      <text:p text:style-name="P3">chars where some polynomial has both positive and negative coeffs:</text:p>
      <text:p text:style-name="P3"><text:s text:c="4"/>phi{12,4} = F4(a3) <text:s text:c="10"/>in family phi{12,4} = F4(a3) <text:s text:c="9"/></text:p>
      <text:p text:style-name="P3"><text:s text:c="4"/>phi{4,1} = F4(a1) <text:s text:c="11"/>in family phi{4,1} = F4(a1) <text:s text:c="10"/></text:p>
      <text:p text:style-name="P3"><text:s text:c="4"/>phi{9,2} = F4(a2) <text:s text:c="11"/>in family phi{9,2} = F4(a2) <text:s text:c="10"/></text:p>
      <text:p text:style-name="P3">chars where some polynomial has strictly negative coeffs:</text:p>
      <text:p text:style-name="P3"><text:s text:c="4"/>phi{4,1} = F4(a1) <text:s text:c="11"/>in family phi{4,1} = F4(a1) <text:s text:c="10"/></text:p>
      <text:p text:style-name="P3"><text:s text:c="4"/>phi{9,2} = F4(a2) <text:s text:c="11"/>in family phi{9,2} = F4(a2) <text:s text:c="10"/></text:p>
      <text:p text:style-name="P3"><text:s text:c="4"/>phi{9,6}' = F4(a3)(31) <text:s text:c="6"/>in family phi{12,4} = F4(a3) <text:s text:c="9"/></text:p>
      <text:p text:style-name="P3"><text:s text:c="4"/>phi{12,4} = F4(a3) <text:s text:c="10"/>in family phi{12,4} = F4(a3) <text:s text:c="9"/></text:p>
      <text:p text:style-name="P3"><text:s text:c="4"/>phi{4,7}' = C3(a1)(11) <text:s text:c="6"/>in family phi{12,4} = F4(a3) <text:s text:c="9"/></text:p>
      <text:p text:style-name="P3"><text:s text:c="4"/>phi{16,5} = C3(a1) <text:s text:c="10"/>in family phi{12,4} = F4(a3) <text:s text:c="9"/></text:p>
      <text:p text:style-name="P3"><text:s text:c="4"/>phi{6,6}' = ~A2+A1 <text:s text:c="10"/>in family phi{12,4} = F4(a3) <text:s text:c="9"/></text:p>
      <text:p text:style-name="P3"><text:s text:c="4"/>phi{9,6}'' = B2 <text:s text:c="13"/>in family phi{12,4} = F4(a3) <text:s text:c="9"/></text:p>
      <text:p text:style-name="P3"><text:s text:c="4"/>phi{4,7}'' = A2+~A1 <text:s text:c="9"/>in family phi{12,4} = F4(a3) <text:s text:c="9"/></text:p>
      <text:p text:style-name="P3"><text:s text:c="4"/>phi{4,13} = ~A1 <text:s text:c="13"/>in family phi{4,13} = ~A1 <text:s text:c="12"/></text:p>
      <text:p text:style-name="P3"/>
      <text:p text:style-name="P3">| 90 elements where some sequence of nonzero coeffs is not unimodal in abs value.</text:p>
      <text:p text:style-name="P3"><text:s text:c="4"/>phi{4,1} = F4(a1) <text:s text:c="11"/>in family phi{4,1} = F4(a1) <text:s text:c="10"/></text:p>
      <text:p text:style-name="P3"><text:s text:c="6"/>#546 [ 3, 2, 1, 3, 2, 4, 3, 2, 1, 3, 2, 4 ]</text:p>
      <text:p text:style-name="P3"><text:s text:c="6"/>#552 [ 2, 1, 3, 2, 4, 3, 2, 1, 3, 2, 4, 3 ]</text:p>
      <text:p text:style-name="P3"><text:s text:c="6"/>#554 [ 3, 2, 4, 3, 2, 1, 3, 2, 4, 3, 2, 1 ]</text:p>
      <text:p text:style-name="P3"><text:s text:c="6"/>#557 [ 2, 1, 3, 2, 1, 3, 4, 3, 2, 1, 3, 4 ]</text:p>
      <text:p text:style-name="P3"><text:s text:c="6"/>#596 [ 1, 3, 2, 1, 3, 4, 3, 2, 1, 3, 2, 4 ]</text:p>
      <text:p text:style-name="P3"><text:s text:c="6"/>#597 [ 1, 2, 1, 3, 4, 3, 2, 1, 3, 2, 4, 3 ]</text:p>
      <text:p text:style-name="P3"><text:s text:c="6"/>#603 [ 1, 3, 2, 4, 3, 2, 1, 3, 2, 4, 3, 2 ]</text:p>
      <text:p text:style-name="P3"><text:s text:c="6"/>#604 [ 1, 2, 1, 3, 2, 1, 3, 4, 3, 2, 3, 4 ]</text:p>
      <text:p text:style-name="P3"><text:s text:c="6"/>#626 [ 3, 2, 1, 3, 2, 3, 4, 3, 2, 1, 3, 2, 4 ]</text:p>
      <text:p text:style-name="P4"><text:s text:c="6"/>...</text:p>
      <text:p text:style-name="P4"/>
      <text:p text:style-name="P3"><text:s text:c="6"/>#880 [ 1, 2, 3, 2, 4, 3, 2, 1, 3, 2, 3, 4, 3, 2, 3 ]</text:p>
      <text:p text:style-name="P3"><text:s text:c="6"/>#900 [ 2, 1, 3, 2, 1, 3, 2, 4, 3, 2, 1, 3, 2, 4, 3, 2 ]</text:p>
      <text:p text:style-name="P3"><text:s text:c="6"/>#902 [ 3, 2, 1, 3, 2, 4, 3, 2, 1, 3, 2, 3, 4, 3, 2, 3 ]</text:p>
      <text:p text:style-name="P3"><text:s text:c="4"/>phi{9,2} = F4(a2) <text:s text:c="11"/>in family phi{9,2} = F4(a2) <text:s text:c="10"/></text:p>
      <text:p text:style-name="P3"><text:s text:c="6"/>#905 [ 2, 3, 2, 1, 3, 2, 3, 4, 3, 2, 1, 3, 2, 4, 3, 2 ]</text:p>
      <text:p text:style-name="P3">| 61 elements where some polynomial has both positive and negative coeffs.</text:p>
      <text:p text:style-name="P3"><text:s text:c="4"/>phi{4,1} = F4(a1) <text:s text:c="11"/>in family phi{4,1} = F4(a1) <text:s text:c="10"/></text:p>
      <text:p text:style-name="P3"><text:s text:c="6"/>#546 [ 3, 2, 1, 3, 2, 4, 3, 2, 1, 3, 2, 4 ]</text:p>
      <text:p text:style-name="P3"><text:s text:c="6"/>#552 [ 2, 1, 3, 2, 4, 3, 2, 1, 3, 2, 4, 3 ]</text:p>
      <text:p text:style-name="P3"><text:s text:c="6"/>#554 [ 3, 2, 4, 3, 2, 1, 3, 2, 4, 3, 2, 1 ]</text:p>
      <text:p text:style-name="P3"><text:s text:c="6"/>#557 [ 2, 1, 3, 2, 1, 3, 4, 3, 2, 1, 3, 4 ]</text:p>
      <text:p text:style-name="P3"><text:s text:c="6"/>#561 [ 2, 3, 4, 3, 2, 1, 3, 2, 4, 3, 2, 1 ]</text:p>
      <text:p text:style-name="P3"><text:s text:c="6"/>#562 [ 2, 3, 2, 1, 3, 2, 4, 3, 2, 1, 3, 4 ]</text:p>
      <text:p text:style-name="P3"><text:s text:c="6"/>#596 [ 1, 3, 2, 1, 3, 4, 3, 2, 1, 3, 2, 4 ]</text:p>
      <text:p text:style-name="P3"><text:s text:c="6"/>#597 [ 1, 2, 1, 3, 4, 3, 2, 1, 3, 2, 4, 3 ]</text:p>
      <text:p text:style-name="P3"><text:s text:c="6"/>#603 [ 1, 3, 2, 4, 3, 2, 1, 3, 2, 4, 3, 2 ]</text:p>
      <text:p text:style-name="P3"><text:s text:c="6"/>#604 [ 1, 2, 1, 3, 2, 1, 3, 4, 3, 2, 3, 4 ]</text:p>
      <text:p text:style-name="P3"><text:s text:c="6"/>#605 [ 1, 2, 3, 2, 1, 3, 2, 4, 3, 2, 3, 4 ]</text:p>
      <text:p text:style-name="P3"><text:s text:c="6"/>#606 [ 1, 2, 3, 4, 3, 2, 1, 3, 2, 4, 3, 2 ]</text:p>
      <text:p text:style-name="P3"><text:s text:c="6"/>#625 [ 4, 3, 2, 1, 3, 2, 3, 4, 3, 2, 1, 3, 2 ]</text:p>
      <text:p text:style-name="P4"><text:s text:c="6"/>...</text:p>
      <text:p text:style-name="P4"/>
      <text:p text:style-name="P3"><text:s text:c="6"/>#798 [ 1, 2, 3, 2, 4, 3, 2, 1, 3, 2, 3, 4, 3, 2 ]</text:p>
      <text:p text:style-name="P3"><text:s text:c="6"/>#803 [ 4, 3, 2, 1, 3, 2, 3, 4, 3, 2, 1, 3, 2, 3, 4 ]</text:p>
      <text:p text:style-name="P3"><text:s text:c="6"/>#872 [ 1, 2, 3, 2, 1, 4, 3, 2, 1, 3, 2, 4, 3, 2, 1 ]</text:p>
      <text:p text:style-name="P3"><text:s text:c="4"/>phi{9,2} = F4(a2) <text:s text:c="11"/>in family phi{9,2} = F4(a2) <text:s text:c="10"/></text:p>
      <text:p text:style-name="P3"><text:s text:c="6"/>#719 [ 3, 2, 1, 3, 2, 3, 4, 3, 2, 1, 3, 2, 4, 3 ]</text:p>
      <text:p text:style-name="P3"><text:s text:c="6"/>#746 [ 2, 1, 3, 2, 1, 4, 3, 2, 1, 3, 2, 4, 3, 2 ]</text:p>
      <text:p text:style-name="P3"><text:s text:c="6"/>#804 [ 3, 2, 1, 3, 2, 3, 4, 3, 2, 1, 3, 2, 3, 4, 3 ]</text:p>
      <text:p text:style-name="P3"><text:s text:c="6"/>#805 [ 3, 4, 3, 2, 1, 3, 2, 3, 4, 3, 2, 1, 3, 2, 3 ]</text:p>
      <text:p text:style-name="P3"><text:s text:c="6"/>#831 [ 2, 1, 3, 2, 1, 4, 3, 2, 1, 3, 2, 4, 3, 2, 1 ]</text:p>
      <text:p text:style-name="P3"><text:s text:c="6"/>#871 [ 1, 2, 1, 3, 2, 1, 4, 3, 2, 1, 3, 2, 4, 3, 2 ]</text:p>
      <text:p text:style-name="P3"><text:s text:c="6"/>#883 [ 3, 4, 3, 2, 1, 3, 2, 3, 4, 3, 2, 1, 3, 2, 3, 4 ]</text:p>
      <text:p text:style-name="P3"><text:s text:c="6"/>#944 [ 1, 2, 1, 3, 2, 1, 4, 3, 2, 1, 3, 2, 4, 3, 2, 1 ]</text:p>
      <text:p text:style-name="P3"><text:s text:c="4"/>phi{12,4} = F4(a3) <text:s text:c="10"/>in family phi{12,4} = F4(a3) <text:s text:c="9"/></text:p>
      <text:p text:style-name="P3"><text:s text:c="6"/>#373 [ 4, 3, 2, 1, 3, 2, 4, 3, 2, 1 ]</text:p>
      <text:p text:style-name="P3"><text:s text:c="6"/>#427 [ 1, 2, 3, 2, 1, 4, 3, 2, 3, 4 ]</text:p>
      <text:p text:style-name="P3">| 843 elements where some polynomial has strictly negative coeffs.</text:p>
      <text:p text:style-name="P3"><text:s text:c="4"/>phi{4,1} = F4(a1) <text:s text:c="11"/>in family phi{4,1} = F4(a1) <text:s text:c="10"/></text:p>
      <text:p text:style-name="P3"><text:s text:c="6"/>#31 [ 4, 3, 2, 1 ]</text:p>
      <text:p text:style-name="P3"><text:s text:c="6"/>#32 [ 3, 2, 1, 4 ]</text:p>
      <text:p text:style-name="P3"><text:s text:c="6"/>#35 [ 2, 1, 4, 3 ]</text:p>
      <text:p text:style-name="P3"><text:s text:c="6"/>#42 [ 2, 1, 3, 4 ]</text:p>
      <text:p text:style-name="P3"><text:s text:c="6"/>#49 [ 1, 4, 3, 2 ]</text:p>
      <text:p text:style-name="P3"><text:s text:c="6"/>#50 [ 1, 3, 2, 4 ]</text:p>
      <text:p text:style-name="P3"><text:s text:c="6"/>#52 [ 1, 2, 4, 3 ]</text:p>
      <text:p text:style-name="P3"><text:s text:c="6"/>#55 [ 1, 2, 3, 4 ]</text:p>
      <text:p text:style-name="P3"><text:s text:c="6"/>#56 [ 3, 4, 3, 2, 1 ]</text:p>
      <text:p text:style-name="P3"><text:s text:c="6"/>#59 [ 4, 3, 2, 1, 3 ]</text:p>
      <text:p text:style-name="P3"><text:s text:c="6"/>#60 [ 3, 2, 1, 4, 3 ]</text:p>
      <text:p text:style-name="P3"><text:s text:c="6"/>#61 [ 2, 1, 4, 3, 2 ]</text:p>
      <text:p text:style-name="P3"><text:s text:c="6"/>#67 [ 2, 4, 3, 2, 1 ]</text:p>
      <text:p text:style-name="P3"><text:s text:c="6"/>#68 [ 3, 2, 1, 3, 4 ]</text:p>
      <text:p text:style-name="P3"><text:s text:c="6"/>#69 [ 2, 1, 3, 4, 3 ]</text:p>
      <text:p text:style-name="P3"><text:s text:c="6"/>#70 [ 2, 1, 3, 2, 4 ]</text:p>
      <text:p text:style-name="P3"><text:s text:c="6"/>#75 [ 2, 3, 2, 1, 4 ]</text:p>
      <text:p text:style-name="P3"><text:s text:c="6"/>#77 [ 1, 4, 3, 2, 1 ]</text:p>
      <text:p text:style-name="P3"><text:s text:c="6"/>#78 [ 1, 3, 2, 1, 4 ]</text:p>
      <text:p text:style-name="P3"><text:s text:c="6"/>#79 [ 1, 3, 4, 3, 2 ]</text:p>
      <text:p text:style-name="P3"><text:s text:c="6"/>#81 [ 1, 2, 1, 4, 3 ]</text:p>
      <text:p text:style-name="P3"><text:s text:c="6"/>#83 [ 1, 4, 3, 2, 3 ]</text:p>
      <text:p text:style-name="P3"><text:s text:c="6"/>#84 [ 1, 3, 2, 4, 3 ]</text:p>
      <text:p text:style-name="P3"><text:s text:c="6"/>#86 [ 1, 2, 4, 3, 2 ]</text:p>
      <text:p text:style-name="P3"><text:s text:c="6"/>#88 [ 1, 2, 1, 3, 4 ]</text:p>
      <text:p text:style-name="P3"><text:s text:c="6"/>#89 [ 1, 2, 3, 4, 3 ]</text:p>
      <text:p text:style-name="P3"><text:s text:c="6"/>#90 [ 1, 3, 2, 3, 4 ]</text:p>
      <text:p text:style-name="P3"><text:s text:c="6"/>#91 [ 1, 2, 3, 2, 4 ]</text:p>
      <text:p text:style-name="P3"><text:s text:c="6"/>#93 [ 2, 1, 4, 3, 2, 3 ]</text:p>
      <text:p text:style-name="P6"><text:s text:c="6"/>...</text:p>
      <text:p text:style-name="P6"/>
      <text:p text:style-name="P3"><text:s text:c="6"/>#771 [ 1, 2, 3, 2, 1, 3, 2, 3, 4, 3, 2, 1, 3, 2 ]</text:p>
      <text:p text:style-name="P3"><text:s text:c="6"/>#806 [ 2, 1, 3, 2, 1, 3, 2, 3, 4, 3, 2, 1, 3, 2, 3 ]</text:p>
      <text:p text:style-name="P3"><text:s text:c="6"/>#839 [ 2, 3, 2, 1, 3, 4, 3, 2, 1, 3, 2, 3, 4, 3, 2 ]</text:p>
      <text:p text:style-name="P3"><text:s text:c="6"/>#840 [ 2, 3, 2, 1, 4, 3, 2, 1, 3, 2, 3, 4, 3, 2, 3 ]</text:p>
      <text:p text:style-name="P3"><text:s text:c="6"/>#848 [ 1, 2, 3, 2, 1, 3, 2, 3, 4, 3, 2, 1, 3, 2, 3 ]</text:p>
      <text:p text:style-name="P3"><text:s text:c="4"/>phi{9,2} = F4(a2) <text:s text:c="11"/>in family phi{9,2} = F4(a2) <text:s text:c="10"/></text:p>
      <text:p text:style-name="P3"><text:s text:c="6"/>#93 [ 2, 1, 4, 3, 2, 3 ]</text:p>
      <text:p text:style-name="P3"><text:s text:c="6"/>#94 [ 2, 1, 3, 2, 3, 4 ]</text:p>
      <text:p text:style-name="P3"><text:s text:c="6"/>#96 [ 4, 3, 2, 1, 3, 2 ]</text:p>
      <text:p text:style-name="P3"><text:s text:c="6"/>#98 [ 3, 2, 1, 4, 3, 2 ]</text:p>
      <text:p text:style-name="P3"><text:s text:c="6"/>#102 [ 3, 2, 4, 3, 2, 1 ]</text:p>
      <text:p text:style-name="P3"><text:s text:c="6"/>#103 [ 2, 4, 3, 2, 1, 3 ]</text:p>
      <text:p text:style-name="P3"><text:s text:c="6"/>#104 [ 3, 2, 1, 3, 2, 4 ]</text:p>
      <text:p text:style-name="P3"><text:s text:c="6"/>#108 [ 2, 1, 3, 2, 4, 3 ]</text:p>
      <text:p text:style-name="P3"><text:s text:c="6"/>#113 [ 2, 3, 2, 1, 3, 4 ]</text:p>
      <text:p text:style-name="P3"><text:s text:c="6"/>#117 [ 2, 3, 2, 1, 4, 3 ]</text:p>
      <text:p text:style-name="P3"><text:s text:c="6"/>#129 [ 1, 2, 4, 3, 2, 3 ]</text:p>
      <text:p text:style-name="P3"><text:s text:c="6"/>#130 [ 1, 3, 2, 4, 3, 2 ]</text:p>
      <text:p text:style-name="P3"><text:s text:c="6"/>#138 [ 1, 2, 3, 2, 3, 4 ]</text:p>
      <text:p text:style-name="P3"><text:s text:c="6"/>#139 [ 1, 2, 3, 2, 4, 3 ]</text:p>
      <text:p text:style-name="P3"><text:s text:c="6"/>#141 [ 4, 3, 2, 1, 3, 2, 3 ]</text:p>
      <text:p text:style-name="P4"><text:s text:c="6"/>...</text:p>
      <text:p text:style-name="P4"/>
      <text:p text:style-name="P3"><text:s text:c="6"/>#348 [ 1, 2, 3, 2, 1, 4, 3, 2, 1 ]</text:p>
      <text:p text:style-name="P3"><text:s text:c="6"/>#362 [ 3, 2, 1, 3, 2, 4, 3, 2, 3, 4 ]</text:p>
      <text:p text:style-name="P3"><text:s text:c="6"/>#363 [ 3, 4, 3, 2, 1, 3, 2, 3, 4, 3 ]</text:p>
      <text:p text:style-name="P3"><text:s text:c="6"/>#367 [ 2, 1, 3, 2, 4, 3, 2, 1, 3, 4 ]</text:p>
      <text:p text:style-name="P3"><text:s text:c="6"/>#380 [ 2, 3, 2, 1, 3, 2, 4, 3, 2, 3 ]</text:p>
      <text:p text:style-name="P3"><text:s text:c="6"/>#383 [ 2, 1, 3, 2, 1, 4, 3, 2, 1, 3 ]</text:p>
      <text:p text:style-name="P3"><text:s text:c="6"/>#386 [ 2, 3, 4, 3, 2, 1, 3, 2, 4, 3 ]</text:p>
      <text:p text:style-name="P3"><text:s text:c="6"/>#400 [ 1, 2, 1, 4, 3, 2, 1, 3, 2, 4 ]</text:p>
      <text:p text:style-name="P3"><text:s text:c="6"/>#405 [ 1, 3, 2, 1, 4, 3, 2, 1, 3, 4 ]</text:p>
      <text:p text:style-name="P3"><text:s text:c="6"/>#417 [ 1, 2, 4, 3, 2, 1, 3, 2, 4, 3 ]</text:p>
      <text:p text:style-name="P3"><text:s text:c="6"/>#422 [ 1, 2, 3, 2, 1, 3, 2, 4, 3, 2 ]</text:p>
      <text:p text:style-name="P3"><text:s text:c="6"/>#424 [ 1, 2, 1, 3, 2, 1, 4, 3, 2, 1 ]</text:p>
      <text:p text:style-name="P3"><text:s text:c="6"/>#425 [ 1, 3, 2, 3, 4, 3, 2, 1, 3, 4 ]</text:p>
      <text:p text:style-name="P3"><text:s text:c="6"/>#429 [ 1, 2, 3, 4, 3, 2, 1, 3, 2, 4 ]</text:p>
      <text:p text:style-name="P3"><text:s text:c="6"/>#905 [ 2, 3, 2, 1, 3, 2, 3, 4, 3, 2, 1, 3, 2, 4, 3, 2 ]</text:p>
      <text:p text:style-name="P3"><text:s text:c="4"/>phi{9,6}' = F4(a3)(31) <text:s text:c="6"/>in family phi{12,4} = F4(a3) <text:s text:c="9"/></text:p>
      <text:p text:style-name="P3"><text:s text:c="6"/>#93 [ 2, 1, 4, 3, 2, 3 ]</text:p>
      <text:p text:style-name="P3"><text:s text:c="6"/>#94 [ 2, 1, 3, 2, 3, 4 ]</text:p>
      <text:p text:style-name="P3"><text:s text:c="6"/>#96 [ 4, 3, 2, 1, 3, 2 ]</text:p>
      <text:p text:style-name="P3"><text:s text:c="6"/>#98 [ 3, 2, 1, 4, 3, 2 ]</text:p>
      <text:p text:style-name="P3"><text:s text:c="6"/>#102 [ 3, 2, 4, 3, 2, 1 ]</text:p>
      <text:p text:style-name="P3"><text:s text:c="6"/>#103 [ 2, 4, 3, 2, 1, 3 ]</text:p>
      <text:p text:style-name="P3"><text:s text:c="6"/>#104 [ 3, 2, 1, 3, 2, 4 ]</text:p>
      <text:p text:style-name="P3"><text:s text:c="6"/>#108 [ 2, 1, 3, 2, 4, 3 ]</text:p>
      <text:p text:style-name="P3"><text:s text:c="6"/>#113 [ 2, 3, 2, 1, 3, 4 ]</text:p>
      <text:p text:style-name="P3"><text:s text:c="6"/>#117 [ 2, 3, 2, 1, 4, 3 ]</text:p>
      <text:p text:style-name="P3"><text:s text:c="6"/>#129 [ 1, 2, 4, 3, 2, 3 ]</text:p>
      <text:p text:style-name="P3"><text:s text:c="6"/>#130 [ 1, 3, 2, 4, 3, 2 ]</text:p>
      <text:p text:style-name="P3"><text:s text:c="6"/>#138 [ 1, 2, 3, 2, 3, 4 ]</text:p>
      <text:p text:style-name="P3"><text:s text:c="6"/>#139 [ 1, 2, 3, 2, 4, 3 ]</text:p>
      <text:p text:style-name="P3"><text:s text:c="6"/>#141 [ 4, 3, 2, 1, 3, 2, 3 ]</text:p>
      <text:p text:style-name="P4"><text:s text:c="6"/>...</text:p>
      <text:p text:style-name="P4"/>
      <text:p text:style-name="P4"><text:s text:c="6"/>...</text:p>
      <text:p text:style-name="P4"/>
      <text:p text:style-name="P3"><text:s text:c="4"/>phi{4,13} = ~A1 <text:s text:c="13"/>in family phi{4,13} = ~A1 <text:s text:c="12"/></text:p>
      <text:p text:style-name="P3"><text:s text:c="6"/>#21 [ 3, 2, 3 ]</text:p>
      <text:p text:style-name="P3"><text:s text:c="6"/>#37 [ 4, 3, 2, 3 ]</text:p>
      <text:p text:style-name="P3"><text:s text:c="6"/>#43 [ 3, 2, 3, 4 ]</text:p>
      <text:p text:style-name="P3"><text:s text:c="6"/>#71 [ 4, 3, 2, 3, 4 ]</text:p>
      <text:p text:style-name="P3"/>
      <text:h text:style-name="P1" text:outline-level="1">B5</text:h>
      <text:p text:style-name="P3"/>
      <text:p text:style-name="P3">(11)</text:p>
      <text:p text:style-name="P3">911(11)</text:p>
      <text:p text:style-name="P3">911</text:p>
      <text:p text:style-name="P3">731(11,11)</text:p>
      <text:p text:style-name="P3">731(2,11)</text:p>
      <text:p text:style-name="P10">731</text:p>
      <text:p text:style-name="P3">551(11)</text:p>
      <text:p text:style-name="P3">551</text:p>
      <text:p text:style-name="P3">722</text:p>
      <text:p text:style-name="P3">71111(11)</text:p>
      <text:p text:style-name="P3">71111</text:p>
      <text:p text:style-name="P3">533(11)</text:p>
      <text:p text:style-name="P11">533</text:p>
      <text:p text:style-name="P3">53111(11,11)</text:p>
      <text:p text:style-name="P3">53111(11,2)</text:p>
      <text:p text:style-name="P11">53111</text:p>
      <text:p text:style-name="P3">443</text:p>
      <text:p text:style-name="P3">44111</text:p>
      <text:p text:style-name="P3">52211(11)</text:p>
      <text:p text:style-name="P3">52211</text:p>
      <text:p text:style-name="P3">33311(11)</text:p>
      <text:p text:style-name="P11">33311</text:p>
      <text:p text:style-name="P3">33221(11)</text:p>
      <text:p text:style-name="P3">33221</text:p>
      <text:p text:style-name="P3">5111111(11)</text:p>
      <text:p text:style-name="P3">5111111</text:p>
      <text:p text:style-name="P3">3311111(11)</text:p>
      <text:p text:style-name="P3">3311111</text:p>
      <text:p text:style-name="P3">32222</text:p>
      <text:p text:style-name="P3">3221111(11)</text:p>
      <text:p text:style-name="P11">3221111</text:p>
      <text:p text:style-name="P3">2222111</text:p>
      <text:p text:style-name="P3">311111111(11)</text:p>
      <text:p text:style-name="P11">311111111</text:p>
      <text:p text:style-name="P3">221111111</text:p>
      <text:p text:style-name="P3">11111111111</text:p>
      <text:p text:style-name="P2">total num of chars: 36</text:p>
      <text:p text:style-name="P3">total num of families: 16</text:p>
      <text:p text:style-name="P3"/>
      <text:p text:style-name="P3">chars where some sequence of nonzero coeffs is not unimodal in abs value:</text:p>
      <text:p text:style-name="P3"><text:s text:c="4"/>3.2 = 731 <text:s text:c="19"/>in family 3.2 = 731 <text:s text:c="18"/></text:p>
      <text:p text:style-name="P3">chars where some polynomial has both positive and negative coeffs:</text:p>
      <text:p text:style-name="P3"><text:s text:c="4"/>3.2 = 731 <text:s text:c="19"/>in family 3.2 = 731 <text:s text:c="18"/></text:p>
      <text:p text:style-name="P3">chars where some polynomial has strictly negative coeffs:</text:p>
      <text:p text:style-name="P3"><text:s text:c="4"/>1.1111 = 311111111 <text:s text:c="10"/>in family 1.1111 = 311111111 <text:s text:c="9"/></text:p>
      <text:p text:style-name="P3"><text:s text:c="4"/>3.2 = 731 <text:s text:c="19"/>in family 3.2 = 731 <text:s text:c="18"/></text:p>
      <text:p text:style-name="P3"><text:s text:c="4"/>21.2 = 533 <text:s text:c="18"/>in family 21.2 = 533 <text:s text:c="17"/></text:p>
      <text:p text:style-name="P3"><text:s text:c="4"/>2.21 = 53111 <text:s text:c="16"/>in family 2.21 = 53111 <text:s text:c="15"/></text:p>
      <text:p text:style-name="P3"><text:s text:c="4"/>11.21 = 33311 <text:s text:c="15"/>in family 11.21 = 33311 <text:s text:c="14"/></text:p>
      <text:p text:style-name="P3"><text:s text:c="4"/>11.111 = 3221111 <text:s text:c="12"/>in family 11.111 = 3221111 <text:s text:c="11"/></text:p>
      <text:p text:style-name="P3"/>
      <text:p text:style-name="P3">| 173 elements where some sequence of nonzero coeffs is not unimodal in abs value.</text:p>
      <text:p text:style-name="P3"><text:s text:c="4"/>3.2 = 731 <text:s text:c="19"/>in family 3.2 = 731 <text:s text:c="18"/></text:p>
      <text:p text:style-name="P3"><text:s text:c="6"/>#1927 [ 4, 3, 2, 1, 2, 5, 4, 3, 2, 1, 2, 3, 4 ]</text:p>
      <text:p text:style-name="P3"><text:s text:c="6"/>#1928 [ 3, 2, 1, 2, 5, 4, 3, 2, 1, 2, 3, 4, 5 ]</text:p>
      <text:p text:style-name="P3"><text:s text:c="6"/>#1929 [ 3, 2, 1, 2, 4, 3, 2, 1, 2, 3, 4, 5, 4 ]</text:p>
      <text:p text:style-name="P3"><text:s text:c="6"/>#1938 [ 2, 1, 2, 3, 5, 4, 3, 2, 1, 2, 3, 4, 5 ]</text:p>
      <text:p text:style-name="P3"><text:s text:c="6"/>#1940 [ 2, 1, 2, 4, 3, 5, 4, 3, 2, 1, 2, 3, 4 ]</text:p>
      <text:p text:style-name="P3"><text:s text:c="6"/>#1944 [ 2, 1, 2, 3, 4, 3, 2, 1, 2, 3, 4, 5, 4 ]</text:p>
      <text:p text:style-name="P3"><text:s text:c="6"/>#1968 [ 2, 1, 2, 4, 3, 2, 5, 4, 3, 2, 1, 2, 3 ]</text:p>
      <text:p text:style-name="P3"><text:s text:c="6"/>#2024 [ 2, 3, 2, 1, 2, 3, 4, 3, 5, 4, 3, 2, 1 ]</text:p>
      <text:p text:style-name="P3"><text:s text:c="6"/>#2027 [ 2, 3, 2, 1, 2, 3, 4, 3, 2, 1, 2, 5, 4 ]</text:p>
      <text:p text:style-name="P3"><text:s text:c="6"/>#2059 [ 2, 3, 4, 3, 2, 1, 5, 4, 3, 2, 1, 2, 3 ]</text:p>
      <text:p text:style-name="P3"><text:s text:c="6"/>#2099 [ 1, 3, 4, 3, 2, 1, 2, 5, 4, 3, 2, 1, 2 ]</text:p>
      <text:p text:style-name="P3"><text:s text:c="6"/>#2114 [ 1, 2, 1, 2, 3, 2, 1, 2, 4, 3, 5, 4, 3 ]</text:p>
      <text:p text:style-name="P3"><text:s text:c="6"/>#2123 [ 1, 4, 3, 2, 1, 5, 4, 3, 2, 1, 2, 3, 4 ]</text:p>
      <text:p text:style-name="P3"><text:s text:c="6"/>#2124 [ 1, 3, 2, 1, 5, 4, 3, 2, 1, 2, 3, 4, 5 ]</text:p>
      <text:p text:style-name="P3"><text:s text:c="6"/>#2127 [ 1, 3, 2, 1, 4, 3, 2, 1, 2, 3, 4, 5, 4 ]</text:p>
      <text:p text:style-name="P3"><text:s text:c="6"/>#2152 [ 1, 2, 1, 3, 5, 4, 3, 2, 1, 2, 3, 4, 5 ]</text:p>
      <text:p text:style-name="P3"><text:s text:c="6"/>#2154 [ 1, 2, 1, 4, 3, 5, 4, 3, 2, 1, 2, 3, 4 ]</text:p>
      <text:p text:style-name="P3"><text:s text:c="6"/>#2188 [ 1, 2, 1, 3, 4, 3, 2, 1, 2, 3, 4, 5, 4 ]</text:p>
      <text:p text:style-name="P3"><text:s text:c="6"/>#2196 [ 1, 2, 4, 3, 2, 1, 5, 4, 3, 2, 1, 2, 3 ]</text:p>
      <text:p text:style-name="P3"><text:s text:c="6"/>#2198 [ 1, 2, 3, 2, 1, 2, 3, 4, 3, 2, 1, 5, 4 ]</text:p>
      <text:p text:style-name="P3"><text:s text:c="6"/>#2199 [ 1, 2, 3, 2, 1, 2, 3, 4, 3, 5, 4, 3, 2 ]</text:p>
      <text:p text:style-name="P3"><text:s text:c="6"/>#2243 [ 1, 2, 3, 4, 3, 2, 5, 4, 3, 2, 1, 2, 3 ]</text:p>
      <text:p text:style-name="P3"><text:s text:c="6"/>#2266 [ 4, 3, 2, 1, 2, 5, 4, 3, 2, 1, 2, 3, 4, 5 ]</text:p>
      <text:p text:style-name="P7"><text:s text:c="6"/>...</text:p>
      <text:p text:style-name="P7"/>
      <text:p text:style-name="P3"><text:s text:c="6"/>#3338 [ 1, 2, 1, 3, 2, 4, 3, 2, 1, 2, 3, 5, 4, 3, 2, 1, 2 ]</text:p>
      <text:p text:style-name="P3"><text:s text:c="6"/>#3357 [ 3, 2, 1, 2, 3, 4, 3, 2, 1, 2, 3, 5, 4, 3, 2, 1, 2, 3 ]</text:p>
      <text:p text:style-name="P3"><text:s text:c="6"/>#3371 [ 2, 1, 2, 3, 2, 1, 2, 4, 3, 2, 1, 2, 5, 4, 3, 2, 1, 2 ]</text:p>
      <text:p text:style-name="P3"><text:s text:c="6"/>#3384 [ 2, 1, 2, 3, 2, 1, 2, 4, 3, 2, 1, 2, 3, 5, 4, 3, 2, 1 ]</text:p>
      <text:p text:style-name="P3"><text:s text:c="6"/>#3520 [ 1, 2, 3, 2, 1, 2, 4, 3, 2, 1, 2, 3, 5, 4, 3, 2, 1, 2 ]</text:p>
      <text:p text:style-name="P3"><text:s text:c="6"/>#3537 [ 2, 1, 2, 3, 2, 1, 2, 4, 3, 2, 1, 2, 3, 5, 4, 3, 2, 1, 2 ]</text:p>
      <text:p text:style-name="P3">| 58 elements where some polynomial has both positive and negative coeffs.</text:p>
      <text:p text:style-name="P3"><text:s text:c="4"/>3.2 = 731 <text:s text:c="19"/>in family 3.2 = 731 <text:s text:c="18"/></text:p>
      <text:p text:style-name="P3"><text:s text:c="6"/>#2348 [ 3, 2, 1, 4, 3, 2, 1, 2, 5, 4, 3, 2, 1, 2 ]</text:p>
      <text:p text:style-name="P3"><text:s text:c="6"/>#2506 [ 1, 2, 1, 2, 3, 2, 1, 2, 4, 3, 2, 5, 4, 3 ]</text:p>
      <text:p text:style-name="P3"><text:s text:c="6"/>#2631 [ 2, 1, 2, 4, 3, 2, 1, 2, 3, 4, 5, 4, 3, 2, 1 ]</text:p>
      <text:p text:style-name="P7"><text:s text:c="6"/>...</text:p>
      <text:p text:style-name="P7"/>
      <text:p text:style-name="P3"><text:s text:c="6"/>#3136 [ 1, 2, 3, 2, 1, 4, 3, 2, 5, 4, 3, 2, 1, 2, 3, 4 ]</text:p>
      <text:p text:style-name="P3"><text:s text:c="6"/>#3165 [ 3, 2, 1, 2, 3, 4, 3, 2, 1, 5, 4, 3, 2, 1, 2, 3, 4 ]</text:p>
      <text:p text:style-name="P3"><text:s text:c="6"/>#3171 [ 2, 1, 4, 3, 2, 1, 2, 3, 4, 5, 4, 3, 2, 1, 2, 3, 4 ]</text:p>
      <text:p text:style-name="P3"><text:s text:c="6"/>#3187 [ 2, 1, 3, 2, 1, 2, 3, 4, 3, 2, 1, 2, 3, 5, 4, 3, 2 ]</text:p>
      <text:p text:style-name="P3"><text:s text:c="6"/>#3195 [ 2, 1, 2, 3, 2, 1, 4, 3, 2, 5, 4, 3, 2, 1, 2, 3, 4 ]</text:p>
      <text:p text:style-name="P3"><text:s text:c="6"/>#3196 [ 2, 1, 2, 3, 2, 1, 4, 3, 2, 1, 2, 3, 5, 4, 3, 2, 1 ]</text:p>
      <text:p text:style-name="P3"><text:s text:c="6"/>#3208 [ 2, 1, 3, 4, 3, 2, 1, 2, 3, 4, 5, 4, 3, 2, 1, 2, 3 ]</text:p>
      <text:p text:style-name="P3"><text:s text:c="6"/>#3213 [ 2, 1, 3, 2, 1, 2, 3, 4, 3, 2, 5, 4, 3, 2, 1, 2, 3 ]</text:p>
      <text:p text:style-name="P3"><text:s text:c="6"/>#3216 [ 2, 1, 3, 2, 4, 3, 2, 1, 2, 3, 4, 5, 4, 3, 2, 1, 2 ]</text:p>
      <text:p text:style-name="P3"><text:s text:c="6"/>#3219 [ 2, 1, 2, 3, 2, 1, 4, 3, 2, 1, 5, 4, 3, 2, 1, 2, 3 ]</text:p>
      <text:p text:style-name="P3"><text:s text:c="6"/>#3230 [ 2, 1, 3, 2, 4, 3, 2, 1, 2, 3, 5, 4, 3, 2, 1, 2, 3 ]</text:p>
      <text:p text:style-name="P3"><text:s text:c="6"/>#3239 [ 1, 3, 4, 3, 2, 1, 2, 3, 4, 5, 4, 3, 2, 1, 2, 3, 4 ]</text:p>
      <text:p text:style-name="P3"><text:s text:c="6"/>#3266 [ 1, 2, 4, 3, 2, 1, 2, 3, 4, 5, 4, 3, 2, 1, 2, 3, 4 ]</text:p>
      <text:p text:style-name="P3"><text:s text:c="6"/>#3271 [ 1, 3, 2, 1, 2, 3, 4, 3, 2, 5, 4, 3, 2, 1, 2, 3, 4 ]</text:p>
      <text:p text:style-name="P3"><text:s text:c="6"/>#3292 [ 1, 3, 2, 1, 4, 3, 2, 1, 5, 4, 3, 2, 1, 2, 3, 4, 5 ]</text:p>
      <text:p text:style-name="P3"><text:s text:c="6"/>#3306 [ 1, 2, 1, 3, 2, 1, 4, 3, 5, 4, 3, 2, 1, 2, 3, 4, 5 ]</text:p>
      <text:p text:style-name="P3"><text:s text:c="6"/>#3310 [ 1, 2, 1, 3, 2, 1, 2, 3, 4, 3, 2, 5, 4, 3, 2, 1, 2 ]</text:p>
      <text:p text:style-name="P3"><text:s text:c="6"/>#3311 [ 1, 2, 1, 3, 4, 3, 2, 1, 5, 4, 3, 2, 1, 2, 3, 4, 5 ]</text:p>
      <text:p text:style-name="P3"><text:s text:c="6"/>#3317 [ 1, 2, 3, 4, 3, 2, 1, 2, 3, 4, 5, 4, 3, 2, 1, 2, 3 ]</text:p>
      <text:p text:style-name="P3"><text:s text:c="6"/>#3338 [ 1, 2, 1, 3, 2, 4, 3, 2, 1, 2, 3, 5, 4, 3, 2, 1, 2 ]</text:p>
      <text:p text:style-name="P3"><text:s text:c="6"/>#3537 [ 2, 1, 2, 3, 2, 1, 2, 4, 3, 2, 1, 2, 3, 5, 4, 3, 2, 1, 2 ]</text:p>
      <text:p text:style-name="P3">| 1742 elements where some polynomial has strictly negative coeffs.</text:p>
      <text:p text:style-name="P3"><text:s text:c="4"/>3.2 = 731 <text:s text:c="19"/>in family 3.2 = 731 <text:s text:c="18"/></text:p>
      <text:p text:style-name="P3"><text:s text:c="6"/>#369 [ 2, 1, 5, 4, 3, 2, 1 ]</text:p>
      <text:p text:style-name="P3"><text:s text:c="6"/>#371 [ 2, 1, 4, 3, 2, 1, 5 ]</text:p>
      <text:p text:style-name="P3"><text:s text:c="6"/>#389 [ 2, 1, 3, 2, 1, 5, 4 ]</text:p>
      <text:p text:style-name="P3"><text:s text:c="6"/>#408 [ 2, 1, 3, 2, 1, 4, 5 ]</text:p>
      <text:p text:style-name="P3"><text:s text:c="6"/>#415 [ 1, 5, 4, 3, 2, 1, 2 ]</text:p>
      <text:p text:style-name="P3"><text:s text:c="6"/>#416 [ 1, 4, 3, 2, 1, 2, 5 ]</text:p>
      <text:p text:style-name="P3"><text:s text:c="6"/>#418 [ 1, 3, 2, 1, 2, 5, 4 ]</text:p>
      <text:p text:style-name="P3"><text:s text:c="6"/>#421 [ 1, 3, 2, 1, 2, 4, 5 ]</text:p>
      <text:p text:style-name="P3"><text:s text:c="6"/>#423 [ 1, 2, 1, 2, 5, 4, 3 ]</text:p>
      <text:p text:style-name="P3"><text:s text:c="6"/>#424 [ 1, 2, 1, 2, 4, 3, 5 ]</text:p>
      <text:p text:style-name="P3"><text:s text:c="6"/>#425 [ 1, 2, 1, 2, 3, 5, 4 ]</text:p>
      <text:p text:style-name="P3"><text:s text:c="6"/>#427 [ 1, 2, 1, 2, 3, 4, 5 ]</text:p>
      <text:p text:style-name="P3"><text:s text:c="6"/>#442 [ 1, 2, 1, 5, 4, 3, 2 ]</text:p>
      <text:p text:style-name="P3"><text:s text:c="6"/>#444 [ 1, 2, 1, 4, 3, 2, 5 ]</text:p>
      <text:p text:style-name="P3"><text:s text:c="6"/>#462 [ 1, 2, 1, 3, 2, 5, 4 ]</text:p>
      <text:p text:style-name="P3"><text:s text:c="6"/>#476 [ 1, 2, 1, 3, 2, 4, 5 ]</text:p>
      <text:p text:style-name="P3"><text:s text:c="6"/>#522 [ 2, 1, 2, 5, 4, 3, 2, 1 ]</text:p>
      <text:p text:style-name="P7"><text:s text:c="6"/>...</text:p>
      <text:p text:style-name="P7"/>
      <text:p text:style-name="P7"><text:s text:c="6"/>...</text:p>
      <text:p text:style-name="P7"/>
      <text:p text:style-name="P3"><text:s text:c="4"/>11.111 = 3221111 <text:s text:c="12"/>in family 11.111 = 3221111 <text:s text:c="11"/></text:p>
      <text:p text:style-name="P3"><text:s text:c="6"/>#92 [ 1, 2, 1, 5 ]</text:p>
      <text:p text:style-name="P3"><text:s text:c="6"/>#93 [ 1, 2, 1, 4 ]</text:p>
      <text:p text:style-name="P3"><text:s text:c="6"/>#166 [ 1, 2, 1, 5, 4 ]</text:p>
      <text:p text:style-name="P3"><text:s text:c="6"/>#167 [ 1, 2, 1, 4, 5 ]</text:p>
      <text:p text:style-name="P3"><text:s text:c="6"/>#170 [ 1, 4, 3, 2, 1 ]</text:p>
      <text:p text:style-name="P3"><text:s text:c="6"/>#175 [ 1, 3, 2, 1, 4 ]</text:p>
      <text:p text:style-name="P3"><text:s text:c="6"/>#179 [ 1, 2, 1, 4, 3 ]</text:p>
      <text:p text:style-name="P3"><text:s text:c="6"/>#186 [ 1, 2, 1, 3, 4 ]</text:p>
      <text:p text:style-name="P3"><text:s text:c="6"/>#301 [ 1, 3, 2, 1, 4, 3 ]</text:p>
      <text:p text:style-name="P3"><text:s text:c="6"/>#393 [ 2, 1, 3, 2, 1, 4, 3 ]</text:p>
      <text:p text:style-name="P3"><text:s text:c="6"/>#456 [ 1, 3, 2, 1, 4, 3, 2 ]</text:p>
      <text:p text:style-name="P3"><text:s text:c="6"/>#575 [ 2, 1, 3, 2, 1, 4, 3, 2 ]</text:p>
      <text:p text:style-name="P3"><text:s text:c="6"/>#801 [ 2, 1, 3, 2, 1, 4, 3, 2, 1 ]</text:p>
      <text:p text:style-name="P3"><text:s text:c="6"/>#907 [ 1, 2, 1, 3, 2, 1, 4, 3, 2 ]</text:p>
      <text:p text:style-name="P3"><text:s text:c="6"/>#1193 [ 1, 2, 1, 3, 2, 1, 4, 3, 2, 1 ]</text:p>
      <text:p text:style-name="P3"><text:s text:c="4"/>1.1111 = 311111111 <text:s text:c="10"/>in family 1.1111 = 311111111 <text:s text:c="9"/></text:p>
      <text:p text:style-name="P3"><text:s text:c="6"/>#46 [ 1, 2, 1 ]</text:p>
      <text:p text:style-name="P3"/>
      <text:h text:style-name="P1" text:outline-level="1">C5</text:h>
      <text:p text:style-name="P3"/>
      <text:p text:style-name="P3">(10)</text:p>
      <text:p text:style-name="P3">82(11)</text:p>
      <text:p text:style-name="P10">82</text:p>
      <text:p text:style-name="P3">64(11)</text:p>
      <text:p text:style-name="P10">64</text:p>
      <text:p text:style-name="P3">811</text:p>
      <text:p text:style-name="P3">55</text:p>
      <text:p text:style-name="P3">622(11)</text:p>
      <text:p text:style-name="P3">622</text:p>
      <text:p text:style-name="P3">6211(11)</text:p>
      <text:p text:style-name="P10">6211</text:p>
      <text:p text:style-name="P3">442(11)</text:p>
      <text:p text:style-name="P11">442</text:p>
      <text:p text:style-name="P3">4411(11)</text:p>
      <text:p text:style-name="P3">4411</text:p>
      <text:p text:style-name="P3">433</text:p>
      <text:p text:style-name="P3">4222(11)</text:p>
      <text:p text:style-name="P11">4222</text:p>
      <text:p text:style-name="P3">61111</text:p>
      <text:p text:style-name="P3">3322(11)</text:p>
      <text:p text:style-name="P11">3322</text:p>
      <text:p text:style-name="P3">42211(11)</text:p>
      <text:p text:style-name="P3">42211</text:p>
      <text:p text:style-name="P3">33211</text:p>
      <text:p text:style-name="P3">421111(11)</text:p>
      <text:p text:style-name="P11">421111</text:p>
      <text:p text:style-name="P3">331111</text:p>
      <text:p text:style-name="P3">22222</text:p>
      <text:p text:style-name="P3">222211(11)</text:p>
      <text:p text:style-name="P11">222211</text:p>
      <text:p text:style-name="P3">4111111</text:p>
      <text:p text:style-name="P3">2221111</text:p>
      <text:p text:style-name="P3">22111111(11)</text:p>
      <text:p text:style-name="P11">22111111</text:p>
      <text:p text:style-name="P3">211111111</text:p>
      <text:p text:style-name="P3">1111111111</text:p>
      <text:p text:style-name="P2">total num of chars: 36</text:p>
      <text:p text:style-name="P3">total num of families: 16</text:p>
      <text:p text:style-name="P3"/>
      <text:p text:style-name="P3">chars where some sequence of nonzero coeffs is not unimodal in abs value:</text:p>
      <text:p text:style-name="P3"><text:s text:c="4"/>3.11 = 6211 <text:s text:c="17"/>in family 3.11 = 6211 <text:s text:c="16"/></text:p>
      <text:p text:style-name="P3"><text:s text:c="4"/>4.1 = 82 <text:s text:c="20"/>in family 4.1 = 82 <text:s text:c="19"/></text:p>
      <text:p text:style-name="P3"><text:s text:c="4"/>3.2 = 64 <text:s text:c="20"/>in family 3.2 = 64 <text:s text:c="19"/></text:p>
      <text:p text:style-name="P3">chars where some polynomial has both positive and negative coeffs:</text:p>
      <text:p text:style-name="P3"><text:s text:c="4"/>3.11 = 6211 <text:s text:c="17"/>in family 3.11 = 6211 <text:s text:c="16"/></text:p>
      <text:p text:style-name="P3"><text:s text:c="4"/>4.1 = 82 <text:s text:c="20"/>in family 4.1 = 82 <text:s text:c="19"/></text:p>
      <text:p text:style-name="P3"><text:s text:c="4"/>3.2 = 64 <text:s text:c="20"/>in family 3.2 = 64 <text:s text:c="19"/></text:p>
      <text:p text:style-name="P3">chars where some polynomial has strictly negative coeffs:</text:p>
      <text:p text:style-name="P3"><text:s text:c="4"/>1.1111 = 22111111 <text:s text:c="11"/>in family 1.1111 = 22111111 <text:s text:c="10"/></text:p>
      <text:p text:style-name="P3"><text:s text:c="4"/>4.1 = 82 <text:s text:c="20"/>in family 4.1 = 82 <text:s text:c="19"/></text:p>
      <text:p text:style-name="P3"><text:s text:c="4"/>3.2 = 64 <text:s text:c="20"/>in family 3.2 = 64 <text:s text:c="19"/></text:p>
      <text:p text:style-name="P3"><text:s text:c="4"/>3.11 = 6211 <text:s text:c="17"/>in family 3.11 = 6211 <text:s text:c="16"/></text:p>
      <text:p text:style-name="P3"><text:s text:c="4"/>21.2 = 442 <text:s text:c="18"/>in family 21.2 = 442 <text:s text:c="17"/></text:p>
      <text:p text:style-name="P3"><text:s text:c="4"/>21.11 = 4222 <text:s text:c="16"/>in family 21.11 = 4222 <text:s text:c="15"/></text:p>
      <text:p text:style-name="P3"><text:s text:c="4"/>11.21 = 3322 <text:s text:c="16"/>in family 11.21 = 3322 <text:s text:c="15"/></text:p>
      <text:p text:style-name="P3"><text:s text:c="4"/>2.111 = 421111 <text:s text:c="14"/>in family 2.111 = 421111 <text:s text:c="13"/></text:p>
      <text:p text:style-name="P3"><text:s text:c="4"/>11.111 = 222211 <text:s text:c="13"/>in family 11.111 = 222211 <text:s text:c="12"/></text:p>
      <text:p text:style-name="P3"/>
      <text:p text:style-name="P3">| 368 elements where some sequence of nonzero coeffs is not unimodal in abs value.</text:p>
      <text:p text:style-name="P3"><text:s text:c="4"/>4.1 = 82 <text:s text:c="20"/>in family 4.1 = 82 <text:s text:c="19"/></text:p>
      <text:p text:style-name="P3"><text:s text:c="6"/>#1259 [ 3, 2, 1, 2, 3, 5, 4, 3, 2, 1, 2 ]</text:p>
      <text:p text:style-name="P3"><text:s text:c="6"/>#1260 [ 3, 2, 1, 2, 3, 4, 3, 2, 1, 2, 5 ]</text:p>
      <text:p text:style-name="P3"><text:s text:c="6"/>#1261 [ 4, 3, 2, 1, 2, 5, 4, 3, 2, 1, 2 ]</text:p>
      <text:p text:style-name="P3"><text:s text:c="6"/>#1267 [ 3, 2, 1, 2, 4, 5, 4, 3, 2, 1, 2 ]</text:p>
      <text:p text:style-name="P3"><text:s text:c="6"/>#1268 [ 3, 2, 1, 2, 4, 3, 2, 1, 2, 5, 4 ]</text:p>
      <text:p text:style-name="P3"><text:s text:c="6"/>#1277 [ 2, 1, 2, 3, 5, 4, 3, 2, 1, 2, 3 ]</text:p>
      <text:p text:style-name="P3"><text:s text:c="6"/>#1279 [ 2, 1, 2, 4, 3, 2, 1, 2, 5, 4, 3 ]</text:p>
      <text:p text:style-name="P3"><text:s text:c="6"/>#1280 [ 2, 1, 2, 3, 2, 1, 2, 4, 3, 5, 4 ]</text:p>
      <text:p text:style-name="P3"><text:s text:c="6"/>#1281 [ 2, 1, 2, 3, 2, 1, 2, 4, 5, 4, 3 ]</text:p>
      <text:p text:style-name="P3"><text:s text:c="6"/>#1282 [ 2, 1, 2, 3, 4, 3, 2, 1, 2, 3, 5 ]</text:p>
      <text:p text:style-name="P3"><text:s text:c="6"/>#1309 [ 2, 1, 2, 3, 2, 1, 2, 5, 4, 3, 2 ]</text:p>
      <text:p text:style-name="P3"><text:s text:c="6"/>#1311 [ 2, 1, 2, 3, 2, 1, 2, 4, 3, 2, 5 ]</text:p>
      <text:p text:style-name="P3"><text:s text:c="6"/>#1363 [ 2, 3, 2, 1, 2, 5, 4, 3, 2, 1, 2 ]</text:p>
      <text:p text:style-name="P3"><text:s text:c="6"/>#1402 [ 2, 3, 2, 1, 2, 4, 3, 2, 1, 2, 5 ]</text:p>
      <text:p text:style-name="P3"><text:s text:c="6"/>#1582 [ 3, 2, 1, 2, 3, 5, 4, 3, 2, 1, 2, 3 ]</text:p>
      <text:p text:style-name="P8"><text:s text:c="6"/>...</text:p>
      <text:p text:style-name="P8"/>
      <text:p text:style-name="P8"><text:s text:c="6"/>...</text:p>
      <text:p text:style-name="P8"/>
      <text:p text:style-name="P3"><text:s text:c="4"/>3.11 = 6211 <text:s text:c="17"/>in family 3.11 = 6211 <text:s text:c="16"/></text:p>
      <text:p text:style-name="P3"><text:s text:c="6"/>#963 [ 3, 2, 1, 2, 3, 4, 3, 2, 1, 2 ]</text:p>
      <text:p text:style-name="P3"><text:s text:c="6"/>#980 [ 2, 1, 2, 3, 4, 3, 2, 1, 2, 3 ]</text:p>
      <text:p text:style-name="P3"><text:s text:c="6"/>#1012 [ 2, 1, 2, 3, 2, 1, 2, 4, 3, 2 ]</text:p>
      <text:p text:style-name="P3"><text:s text:c="6"/>#1061 [ 2, 3, 2, 1, 2, 4, 3, 2, 1, 2 ]</text:p>
      <text:p text:style-name="P3"><text:s text:c="6"/>#1256 [ 3, 2, 1, 2, 3, 4, 3, 2, 1, 2, 3 ]</text:p>
      <text:p text:style-name="P3"><text:s text:c="6"/>#1310 [ 2, 1, 2, 3, 2, 4, 3, 2, 1, 2, 3 ]</text:p>
      <text:p text:style-name="P3"><text:s text:c="6"/>#1328 [ 2, 3, 2, 1, 2, 3, 4, 3, 2, 1, 2 ]</text:p>
      <text:p text:style-name="P3"><text:s text:c="6"/>#1582 [ 3, 2, 1, 2, 3, 5, 4, 3, 2, 1, 2, 3 ]</text:p>
      <text:p text:style-name="P3"><text:s text:c="6"/>#1583 [ 3, 2, 1, 2, 3, 4, 3, 2, 1, 2, 3, 5 ]</text:p>
      <text:p text:style-name="P3"><text:s text:c="6"/>#1584 [ 4, 3, 2, 1, 2, 3, 5, 4, 3, 2, 1, 2 ]</text:p>
      <text:p text:style-name="P3"><text:s text:c="6"/>#1587 [ 3, 2, 1, 2, 3, 4, 5, 4, 3, 2, 1, 2 ]</text:p>
      <text:p text:style-name="P3"><text:s text:c="6"/>#1594 [ 3, 2, 1, 2, 4, 3, 2, 1, 2, 5, 4, 3 ]</text:p>
      <text:p text:style-name="P3"><text:s text:c="6"/>#1607 [ 2, 1, 2, 3, 4, 5, 4, 3, 2, 1, 2, 3 ]</text:p>
      <text:p text:style-name="P3"><text:s text:c="6"/>#1608 [ 2, 1, 2, 3, 4, 3, 2, 1, 2, 3, 5, 4 ]</text:p>
      <text:p text:style-name="P3"><text:s text:c="6"/>#1921 [ 4, 3, 2, 1, 2, 3, 5, 4, 3, 2, 1, 2, 3 ]</text:p>
      <text:p text:style-name="P3"><text:s text:c="6"/>#1924 [ 3, 2, 1, 2, 3, 4, 3, 2, 1, 2, 3, 5, 4 ]</text:p>
      <text:p text:style-name="P3"><text:s text:c="6"/>#1925 [ 3, 2, 1, 2, 3, 4, 5, 4, 3, 2, 1, 2, 3 ]</text:p>
      <text:p text:style-name="P3"><text:s text:c="6"/>#1926 [ 4, 3, 2, 1, 2, 3, 4, 5, 4, 3, 2, 1, 2 ]</text:p>
      <text:p text:style-name="P3"><text:s text:c="6"/>#1947 [ 2, 1, 2, 3, 4, 5, 4, 3, 2, 1, 2, 3, 4 ]</text:p>
      <text:p text:style-name="P3"><text:s text:c="6"/>#1955 [ 3, 2, 1, 2, 4, 3, 2, 1, 2, 5, 4, 3, 2 ]</text:p>
      <text:p text:style-name="P3"><text:s text:c="6"/>#2064 [ 2, 3, 2, 1, 2, 4, 3, 2, 1, 2, 5, 4, 3 ]</text:p>
      <text:p text:style-name="P3"><text:s text:c="6"/>#2261 [ 4, 3, 2, 1, 2, 3, 4, 5, 4, 3, 2, 1, 2, 3 ]</text:p>
      <text:p text:style-name="P3"><text:s text:c="6"/>#2265 [ 3, 2, 1, 2, 3, 4, 5, 4, 3, 2, 1, 2, 3, 4 ]</text:p>
      <text:p text:style-name="P3"><text:s text:c="6"/>#2586 [ 4, 3, 2, 1, 2, 3, 4, 5, 4, 3, 2, 1, 2, 3, 4 ]</text:p>
      <text:p text:style-name="P3">| 165 elements where some polynomial has both positive and negative coeffs.</text:p>
      <text:p text:style-name="P3"><text:s text:c="4"/>4.1 = 82 <text:s text:c="20"/>in family 4.1 = 82 <text:s text:c="19"/></text:p>
      <text:p text:style-name="P3"><text:s text:c="6"/>#1259 [ 3, 2, 1, 2, 3, 5, 4, 3, 2, 1, 2 ]</text:p>
      <text:p text:style-name="P3"><text:s text:c="6"/>#1260 [ 3, 2, 1, 2, 3, 4, 3, 2, 1, 2, 5 ]</text:p>
      <text:p text:style-name="P3"><text:s text:c="6"/>#1261 [ 4, 3, 2, 1, 2, 5, 4, 3, 2, 1, 2 ]</text:p>
      <text:p text:style-name="P3"><text:s text:c="6"/>#1268 [ 3, 2, 1, 2, 4, 3, 2, 1, 2, 5, 4 ]</text:p>
      <text:p text:style-name="P3"><text:s text:c="6"/>#1277 [ 2, 1, 2, 3, 5, 4, 3, 2, 1, 2, 3 ]</text:p>
      <text:p text:style-name="P3"><text:s text:c="6"/>#1279 [ 2, 1, 2, 4, 3, 2, 1, 2, 5, 4, 3 ]</text:p>
      <text:p text:style-name="P3"><text:s text:c="6"/>#1280 [ 2, 1, 2, 3, 2, 1, 2, 4, 3, 5, 4 ]</text:p>
      <text:p text:style-name="P3"><text:s text:c="6"/>#1282 [ 2, 1, 2, 3, 4, 3, 2, 1, 2, 3, 5 ]</text:p>
      <text:p text:style-name="P3"><text:s text:c="6"/>#1582 [ 3, 2, 1, 2, 3, 5, 4, 3, 2, 1, 2, 3 ]</text:p>
      <text:p text:style-name="P8"><text:s text:c="6"/>...</text:p>
      <text:p text:style-name="P8"/>
      <text:p text:style-name="P8"><text:s text:c="6"/>...</text:p>
      <text:p text:style-name="P8"/>
      <text:p text:style-name="P3"><text:s text:c="4"/>3.11 = 6211 <text:s text:c="17"/>in family 3.11 = 6211 <text:s text:c="16"/></text:p>
      <text:p text:style-name="P3"><text:s text:c="6"/>#963 [ 3, 2, 1, 2, 3, 4, 3, 2, 1, 2 ]</text:p>
      <text:p text:style-name="P3"><text:s text:c="6"/>#980 [ 2, 1, 2, 3, 4, 3, 2, 1, 2, 3 ]</text:p>
      <text:p text:style-name="P3"><text:s text:c="6"/>#1256 [ 3, 2, 1, 2, 3, 4, 3, 2, 1, 2, 3 ]</text:p>
      <text:p text:style-name="P3"><text:s text:c="6"/>#1632 [ 2, 1, 2, 4, 3, 2, 1, 2, 5, 4, 3, 2 ]</text:p>
      <text:p text:style-name="P3"><text:s text:c="6"/>#1633 [ 2, 1, 2, 3, 2, 1, 2, 4, 3, 2, 5, 4 ]</text:p>
      <text:p text:style-name="P3"><text:s text:c="6"/>#1689 [ 2, 4, 3, 2, 1, 2, 5, 4, 3, 2, 1, 2 ]</text:p>
      <text:p text:style-name="P3"><text:s text:c="6"/>#1729 [ 2, 3, 2, 1, 2, 4, 3, 2, 1, 2, 5, 4 ]</text:p>
      <text:p text:style-name="P3"><text:s text:c="6"/>#1955 [ 3, 2, 1, 2, 4, 3, 2, 1, 2, 5, 4, 3, 2 ]</text:p>
      <text:p text:style-name="P3"><text:s text:c="6"/>#2064 [ 2, 3, 2, 1, 2, 4, 3, 2, 1, 2, 5, 4, 3 ]</text:p>
      <text:p text:style-name="P3"><text:s text:c="6"/>#2928 [ 2, 1, 2, 3, 2, 1, 2, 4, 3, 2, 1, 2, 5, 4, 3, 2 ]</text:p>
      <text:p text:style-name="P3"><text:s text:c="6"/>#2987 [ 2, 3, 2, 1, 2, 4, 3, 2, 1, 2, 5, 4, 3, 2, 1, 2 ]</text:p>
      <text:p text:style-name="P3">| 3370 elements where some polynomial has strictly negative coeffs.</text:p>
      <text:p text:style-name="P3"><text:s text:c="4"/>4.1 = 82 <text:s text:c="20"/>in family 4.1 = 82 <text:s text:c="19"/></text:p>
      <text:p text:style-name="P3"><text:s text:c="6"/>#117 [ 5, 4, 3, 2, 1 ]</text:p>
      <text:p text:style-name="P3"><text:s text:c="6"/>#119 [ 4, 3, 2, 1, 5 ]</text:p>
      <text:p text:style-name="P3"><text:s text:c="6"/>#123 [ 3, 2, 1, 5, 4 ]</text:p>
      <text:p text:style-name="P3"><text:s text:c="6"/>#126 [ 3, 2, 1, 4, 5 ]</text:p>
      <text:p text:style-name="P3"><text:s text:c="6"/>#139 [ 2, 1, 5, 4, 3 ]</text:p>
      <text:p text:style-name="P3"><text:s text:c="6"/>#140 [ 2, 1, 4, 3, 5 ]</text:p>
      <text:p text:style-name="P3"><text:s text:c="6"/>#150 [ 2, 1, 3, 5, 4 ]</text:p>
      <text:p text:style-name="P3"><text:s text:c="6"/>#156 [ 2, 1, 3, 4, 5 ]</text:p>
      <text:p text:style-name="P3"><text:s text:c="6"/>#169 [ 1, 5, 4, 3, 2 ]</text:p>
      <text:p text:style-name="P3"><text:s text:c="6"/>#171 [ 1, 4, 3, 2, 5 ]</text:p>
      <text:p text:style-name="P3"><text:s text:c="6"/>#174 [ 1, 3, 2, 5, 4 ]</text:p>
      <text:p text:style-name="P3"><text:s text:c="6"/>#176 [ 1, 3, 2, 4, 5 ]</text:p>
      <text:p text:style-name="P3"><text:s text:c="6"/>#180 [ 1, 2, 5, 4, 3 ]</text:p>
      <text:p text:style-name="P3"><text:s text:c="6"/>#181 [ 1, 2, 4, 3, 5 ]</text:p>
      <text:p text:style-name="P3"><text:s text:c="6"/>#187 [ 1, 2, 3, 5, 4 ]</text:p>
      <text:p text:style-name="P3"><text:s text:c="6"/>#190 [ 1, 2, 3, 4, 5 ]</text:p>
      <text:p text:style-name="P3"><text:s text:c="6"/>#194 [ 5, 4, 3, 2, 1, 2 ]</text:p>
      <text:p text:style-name="P3"><text:s text:c="6"/>#195 [ 4, 3, 2, 1, 2, 5 ]</text:p>
      <text:p text:style-name="P3"><text:s text:c="6"/>#197 [ 3, 2, 1, 2, 5, 4 ]</text:p>
      <text:p text:style-name="P3"><text:s text:c="6"/>#200 [ 3, 2, 1, 2, 4, 5 ]</text:p>
      <text:p text:style-name="P3"><text:s text:c="6"/>#202 [ 2, 1, 2, 5, 4, 3 ]</text:p>
      <text:p text:style-name="P3"><text:s text:c="6"/>#203 [ 2, 1, 2, 4, 3, 5 ]</text:p>
      <text:p text:style-name="P3"><text:s text:c="6"/>#204 [ 2, 1, 2, 3, 5, 4 ]</text:p>
      <text:p text:style-name="P3"><text:s text:c="6"/>#206 [ 2, 1, 2, 3, 4, 5 ]</text:p>
      <text:p text:style-name="P3"><text:s text:c="6"/>#207 [ 4, 5, 4, 3, 2, 1 ]</text:p>
      <text:p text:style-name="P3"><text:s text:c="6"/>#209 [ 4, 3, 2, 1, 5, 4 ]</text:p>
      <text:p text:style-name="P3"><text:s text:c="6"/>#210 [ 3, 5, 4, 3, 2, 1 ]</text:p>
      <text:p text:style-name="P3"><text:s text:c="6"/>#213 [ 3, 4, 3, 2, 1, 5 ]</text:p>
      <text:p text:style-name="P3"><text:s text:c="6"/>#214 [ 3, 2, 1, 4, 5, 4 ]</text:p>
      <text:p text:style-name="P3"><text:s text:c="6"/>#223 [ 3, 2, 1, 5, 4, 3 ]</text:p>
      <text:p text:style-name="P3"><text:s text:c="6"/>#227 [ 3, 2, 1, 4, 3, 5 ]</text:p>
      <text:p text:style-name="P3"><text:s text:c="6"/>#228 [ 2, 5, 4, 3, 2, 1 ]</text:p>
      <text:p text:style-name="P3"><text:s text:c="6"/>#230 [ 2, 4, 3, 2, 1, 5 ]</text:p>
      <text:p text:style-name="P3"><text:s text:c="6"/>#233 [ 2, 1, 4, 5, 4, 3 ]</text:p>
      <text:p text:style-name="P3"><text:s text:c="6"/>#236 [ 2, 1, 5, 4, 3, 2 ]</text:p>
      <text:p text:style-name="P3"><text:s text:c="6"/>#238 [ 2, 1, 4, 3, 2, 5 ]</text:p>
      <text:p text:style-name="P3"><text:s text:c="6"/>#246 [ 2, 3, 2, 1, 5, 4 ]</text:p>
      <text:p text:style-name="P3"><text:s text:c="6"/>#249 [ 2, 1, 3, 5, 4, 3 ]</text:p>
      <text:p text:style-name="P3"><text:s text:c="6"/>#250 [ 2, 1, 4, 3, 5, 4 ]</text:p>
      <text:p text:style-name="P3"><text:s text:c="6"/>#252 [ 2, 1, 3, 2, 5, 4 ]</text:p>
      <text:p text:style-name="P3"><text:s text:c="6"/>#258 [ 2, 3, 2, 1, 4, 5 ]</text:p>
      <text:p text:style-name="P3"><text:s text:c="6"/>#261 [ 2, 1, 3, 4, 5, 4 ]</text:p>
      <text:p text:style-name="P3"><text:s text:c="6"/>#262 [ 2, 1, 3, 4, 3, 5 ]</text:p>
      <text:p text:style-name="P3"><text:s text:c="6"/>#263 [ 2, 1, 3, 2, 4, 5 ]</text:p>
      <text:p text:style-name="P3"><text:s text:c="6"/>#277 [ 1, 5, 4, 3, 2, 1 ]</text:p>
      <text:p text:style-name="P3"><text:s text:c="6"/>#278 [ 1, 4, 5, 4, 3, 2 ]</text:p>
      <text:p text:style-name="P3"><text:s text:c="6"/>#279 [ 1, 4, 3, 2, 1, 5 ]</text:p>
      <text:p text:style-name="P3"><text:s text:c="6"/>#280 [ 1, 4, 3, 2, 5, 4 ]</text:p>
      <text:p text:style-name="P3"><text:s text:c="6"/>#281 [ 1, 3, 5, 4, 3, 2 ]</text:p>
      <text:p text:style-name="P3"><text:s text:c="6"/>#283 [ 1, 3, 2, 1, 5, 4 ]</text:p>
      <text:p text:style-name="P3"><text:s text:c="6"/>#284 [ 1, 3, 4, 3, 2, 5 ]</text:p>
      <text:p text:style-name="P3"><text:s text:c="6"/>#285 [ 1, 3, 2, 4, 5, 4 ]</text:p>
      <text:p text:style-name="P3"><text:s text:c="6"/>#286 [ 1, 3, 2, 1, 4, 5 ]</text:p>
      <text:p text:style-name="P3"><text:s text:c="6"/>#291 [ 1, 2, 1, 5, 4, 3 ]</text:p>
      <text:p text:style-name="P3"><text:s text:c="6"/>#292 [ 1, 2, 1, 4, 3, 5 ]</text:p>
      <text:p text:style-name="P3"><text:s text:c="6"/>#293 [ 1, 2, 4, 5, 4, 3 ]</text:p>
      <text:p text:style-name="P3"><text:s text:c="6"/>#295 [ 1, 2, 5, 4, 3, 2 ]</text:p>
      <text:p text:style-name="P3"><text:s text:c="6"/>#297 [ 1, 2, 4, 3, 2, 5 ]</text:p>
      <text:p text:style-name="P3"><text:s text:c="6"/>#300 [ 1, 3, 2, 5, 4, 3 ]</text:p>
      <text:p text:style-name="P3"><text:s text:c="6"/>#302 [ 1, 3, 2, 4, 3, 5 ]</text:p>
      <text:p text:style-name="P3"><text:s text:c="6"/>#304 [ 1, 2, 1, 3, 5, 4 ]</text:p>
      <text:p text:style-name="P3"><text:s text:c="6"/>#306 [ 1, 2, 3, 5, 4, 3 ]</text:p>
      <text:p text:style-name="P3"><text:s text:c="6"/>#307 [ 1, 2, 4, 3, 5, 4 ]</text:p>
      <text:p text:style-name="P3"><text:s text:c="6"/>#309 [ 1, 2, 3, 2, 5, 4 ]</text:p>
      <text:p text:style-name="P3"><text:s text:c="6"/>#312 [ 1, 2, 1, 3, 4, 5 ]</text:p>
      <text:p text:style-name="P3"><text:s text:c="6"/>#313 [ 1, 2, 3, 4, 5, 4 ]</text:p>
      <text:p text:style-name="P3"><text:s text:c="6"/>#314 [ 1, 2, 3, 4, 3, 5 ]</text:p>
      <text:p text:style-name="P3"><text:s text:c="6"/>#315 [ 1, 2, 3, 2, 4, 5 ]</text:p>
      <text:p text:style-name="P3"><text:s text:c="6"/>#317 [ 5, 4, 3, 2, 1, 2, 3 ]</text:p>
      <text:p text:style-name="P8"><text:s text:c="6"/>...</text:p>
      <text:p text:style-name="P8"/>
      <text:p text:style-name="P8"><text:s text:c="6"/>...</text:p>
      <text:p text:style-name="P8"/>
      <text:p text:style-name="P3"><text:s text:c="4"/>11.21 = 3322 <text:s text:c="16"/>in family 11.21 = 3322 <text:s text:c="15"/></text:p>
      <text:p text:style-name="P3"><text:s text:c="6"/>#112 [ 2, 1, 2, 5, 4 ]</text:p>
      <text:p text:style-name="P3"><text:s text:c="6"/>#113 [ 2, 1, 2, 4, 5 ]</text:p>
      <text:p text:style-name="P3"><text:s text:c="6"/>#194 [ 5, 4, 3, 2, 1, 2 ]</text:p>
      <text:p text:style-name="P3"><text:s text:c="6"/>#195 [ 4, 3, 2, 1, 2, 5 ]</text:p>
      <text:p text:style-name="P3"><text:s text:c="6"/>#197 [ 3, 2, 1, 2, 5, 4 ]</text:p>
      <text:p text:style-name="P3"><text:s text:c="6"/>#200 [ 3, 2, 1, 2, 4, 5 ]</text:p>
      <text:p text:style-name="P3"><text:s text:c="6"/>#201 [ 2, 1, 2, 4, 5, 4 ]</text:p>
      <text:p text:style-name="P3"><text:s text:c="6"/>#202 [ 2, 1, 2, 5, 4, 3 ]</text:p>
      <text:p text:style-name="P3"><text:s text:c="6"/>#203 [ 2, 1, 2, 4, 3, 5 ]</text:p>
      <text:p text:style-name="P3"><text:s text:c="6"/>#204 [ 2, 1, 2, 3, 5, 4 ]</text:p>
      <text:p text:style-name="P3"><text:s text:c="6"/>#206 [ 2, 1, 2, 3, 4, 5 ]</text:p>
      <text:p text:style-name="P3"><text:s text:c="6"/>#321 [ 4, 5, 4, 3, 2, 1, 2 ]</text:p>
      <text:p text:style-name="P3"><text:s text:c="6"/>#323 [ 4, 3, 2, 1, 2, 5, 4 ]</text:p>
      <text:p text:style-name="P3"><text:s text:c="6"/>#324 [ 3, 5, 4, 3, 2, 1, 2 ]</text:p>
      <text:p text:style-name="P3"><text:s text:c="6"/>#326 [ 3, 2, 1, 2, 5, 4, 3 ]</text:p>
      <text:p text:style-name="P3"><text:s text:c="6"/>#327 [ 3, 4, 3, 2, 1, 2, 5 ]</text:p>
      <text:p text:style-name="P3"><text:s text:c="6"/>#328 [ 3, 2, 1, 2, 4, 5, 4 ]</text:p>
      <text:p text:style-name="P3"><text:s text:c="6"/>#329 [ 3, 2, 1, 2, 4, 3, 5 ]</text:p>
      <text:p text:style-name="P3"><text:s text:c="6"/>#331 [ 2, 1, 2, 4, 5, 4, 3 ]</text:p>
      <text:p text:style-name="P3"><text:s text:c="6"/>#332 [ 2, 1, 2, 3, 5, 4, 3 ]</text:p>
      <text:p text:style-name="P3"><text:s text:c="6"/>#333 [ 2, 1, 2, 4, 3, 5, 4 ]</text:p>
      <text:p text:style-name="P3"><text:s text:c="6"/>#334 [ 2, 1, 2, 3, 4, 5, 4 ]</text:p>
      <text:p text:style-name="P3"><text:s text:c="6"/>#335 [ 2, 1, 2, 3, 4, 3, 5 ]</text:p>
      <text:p text:style-name="P3"><text:s text:c="6"/>#485 [ 5, 4, 3, 2, 1, 2, 3, 4 ]</text:p>
      <text:p text:style-name="P8"><text:s text:c="6"/>...</text:p>
      <text:p text:style-name="P8"/>
      <text:p text:style-name="P3"><text:s text:c="6"/>#3160 [ 2, 1, 2, 3, 4, 3, 2, 1, 2, 3, 5, 4, 3, 2, 1, 2, 3 ]</text:p>
      <text:p text:style-name="P3"><text:s text:c="6"/>#3357 [ 3, 2, 1, 2, 3, 4, 3, 2, 1, 2, 3, 5, 4, 3, 2, 1, 2, 3 ]</text:p>
      <text:p text:style-name="P3"><text:s text:c="4"/>2.111 = 421111 <text:s text:c="14"/>in family 2.111 = 421111 <text:s text:c="13"/></text:p>
      <text:p text:style-name="P3"><text:s text:c="6"/>#30 [ 3, 2, 1 ]</text:p>
      <text:p text:style-name="P3"><text:s text:c="6"/>#39 [ 2, 1, 3 ]</text:p>
      <text:p text:style-name="P3"><text:s text:c="6"/>#49 [ 1, 3, 2 ]</text:p>
      <text:p text:style-name="P3"><text:s text:c="6"/>#50 [ 1, 2, 3 ]</text:p>
      <text:p text:style-name="P3"><text:s text:c="6"/>#52 [ 3, 2, 1, 2 ]</text:p>
      <text:p text:style-name="P3"><text:s text:c="6"/>#59 [ 2, 1, 2, 3 ]</text:p>
      <text:p text:style-name="P3"><text:s text:c="6"/>#74 [ 2, 3, 2, 1 ]</text:p>
      <text:p text:style-name="P3"><text:s text:c="6"/>#79 [ 2, 1, 3, 2 ]</text:p>
      <text:p text:style-name="P3"><text:s text:c="6"/>#98 [ 1, 3, 2, 1 ]</text:p>
      <text:p text:style-name="P3"><text:s text:c="6"/>#100 [ 1, 2, 1, 3 ]</text:p>
      <text:p text:style-name="P8"><text:s text:c="6"/>...</text:p>
      <text:p text:style-name="P8"/>
      <text:p text:style-name="P3"><text:s text:c="6"/>#1239 [ 1, 2, 3, 4, 5, 4, 3, 2, 1, 2 ]</text:p>
      <text:p text:style-name="P3"><text:s text:c="6"/>#1257 [ 4, 3, 5, 4, 3, 2, 1, 2, 3, 4, 5 ]</text:p>
      <text:p text:style-name="P3"><text:s text:c="6"/>#1263 [ 3, 4, 5, 4, 3, 2, 1, 2, 3, 4, 5 ]</text:p>
      <text:p text:style-name="P3"><text:s text:c="6"/>#1285 [ 4, 3, 2, 1, 2, 3, 4, 5, 4, 3, 2 ]</text:p>
      <text:p text:style-name="P3"><text:s text:c="6"/>#1288 [ 3, 2, 5, 4, 3, 2, 1, 2, 3, 4, 5 ]</text:p>
      <text:p text:style-name="P3"><text:s text:c="6"/>#1325 [ 2, 3, 5, 4, 3, 2, 1, 2, 3, 4, 5 ]</text:p>
      <text:p text:style-name="P3"><text:s text:c="6"/>#1399 [ 2, 3, 4, 5, 4, 3, 2, 1, 2, 3, 4 ]</text:p>
      <text:p text:style-name="P3"><text:s text:c="4"/>11.111 = 222211 <text:s text:c="13"/>in family 11.111 = 222211 <text:s text:c="12"/></text:p>
      <text:p text:style-name="P3"><text:s text:c="6"/>#57 [ 2, 1, 2, 5 ]</text:p>
      <text:p text:style-name="P3"><text:s text:c="6"/>#58 [ 2, 1, 2, 4 ]</text:p>
      <text:p text:style-name="P3"><text:s text:c="6"/>#106 [ 4, 3, 2, 1, 2 ]</text:p>
      <text:p text:style-name="P3"><text:s text:c="6"/>#107 [ 3, 2, 1, 2, 5 ]</text:p>
      <text:p text:style-name="P3"><text:s text:c="6"/>#109 [ 3, 2, 1, 2, 4 ]</text:p>
      <text:p text:style-name="P3"><text:s text:c="6"/>#112 [ 2, 1, 2, 5, 4 ]</text:p>
      <text:p text:style-name="P3"><text:s text:c="6"/>#113 [ 2, 1, 2, 4, 5 ]</text:p>
      <text:p text:style-name="P3"><text:s text:c="6"/>#114 [ 2, 1, 2, 3, 5 ]</text:p>
      <text:p text:style-name="P3"><text:s text:c="6"/>#115 [ 2, 1, 2, 4, 3 ]</text:p>
      <text:p text:style-name="P3"><text:s text:c="6"/>#116 [ 2, 1, 2, 3, 4 ]</text:p>
      <text:p text:style-name="P3"><text:s text:c="6"/>#192 [ 3, 2, 1, 2, 3, 5 ]</text:p>
      <text:p text:style-name="P3"><text:s text:c="6"/>#194 [ 5, 4, 3, 2, 1, 2 ]</text:p>
      <text:p text:style-name="P3"><text:s text:c="6"/>#195 [ 4, 3, 2, 1, 2, 5 ]</text:p>
      <text:p text:style-name="P3"><text:s text:c="6"/>#197 [ 3, 2, 1, 2, 5, 4 ]</text:p>
      <text:p text:style-name="P3"><text:s text:c="6"/>#198 [ 3, 2, 1, 2, 4, 3 ]</text:p>
      <text:p text:style-name="P3"><text:s text:c="6"/>#200 [ 3, 2, 1, 2, 4, 5 ]</text:p>
      <text:p text:style-name="P3"><text:s text:c="6"/>#202 [ 2, 1, 2, 5, 4, 3 ]</text:p>
      <text:p text:style-name="P3"><text:s text:c="6"/>#203 [ 2, 1, 2, 4, 3, 5 ]</text:p>
      <text:p text:style-name="P3"><text:s text:c="6"/>#204 [ 2, 1, 2, 3, 5, 4 ]</text:p>
      <text:p text:style-name="P3"><text:s text:c="6"/>#206 [ 2, 1, 2, 3, 4, 5 ]</text:p>
      <text:p text:style-name="P3"><text:s text:c="6"/>#317 [ 5, 4, 3, 2, 1, 2, 3 ]</text:p>
      <text:p text:style-name="P3"><text:s text:c="6"/>#318 [ 4, 3, 2, 1, 2, 3, 5 ]</text:p>
      <text:p text:style-name="P3"><text:s text:c="6"/>#319 [ 3, 2, 1, 2, 3, 5, 4 ]</text:p>
      <text:p text:style-name="P3"><text:s text:c="6"/>#320 [ 3, 2, 1, 2, 3, 4, 5 ]</text:p>
      <text:p text:style-name="P3"><text:s text:c="6"/>#323 [ 4, 3, 2, 1, 2, 5, 4 ]</text:p>
      <text:p text:style-name="P3"><text:s text:c="6"/>#326 [ 3, 2, 1, 2, 5, 4, 3 ]</text:p>
      <text:p text:style-name="P3"><text:s text:c="6"/>#329 [ 3, 2, 1, 2, 4, 3, 5 ]</text:p>
      <text:p text:style-name="P3"><text:s text:c="6"/>#333 [ 2, 1, 2, 4, 3, 5, 4 ]</text:p>
      <text:p text:style-name="P3"><text:s text:c="6"/>#488 [ 4, 3, 2, 1, 2, 3, 5, 4 ]</text:p>
      <text:p text:style-name="P3"><text:s text:c="6"/>#494 [ 4, 3, 2, 1, 2, 5, 4, 3 ]</text:p>
      <text:p text:style-name="P3"><text:s text:c="6"/>#500 [ 3, 2, 1, 2, 4, 3, 5, 4 ]</text:p>
      <text:p text:style-name="P3"><text:s text:c="4"/>1.1111 = 22111111 <text:s text:c="11"/>in family 1.1111 = 22111111 <text:s text:c="10"/></text:p>
      <text:p text:style-name="P3"><text:s text:c="6"/>#27 [ 2, 1, 2 ]</text:p>
      <text:p text:style-name="P3"><text:s text:c="6"/>#52 [ 3, 2, 1, 2 ]</text:p>
      <text:p text:style-name="P3"><text:s text:c="6"/>#59 [ 2, 1, 2, 3 ]</text:p>
      <text:p text:style-name="P3"><text:s text:c="6"/>#105 [ 3, 2, 1, 2, 3 ]</text:p>
      <text:p text:style-name="P3"><text:s text:c="6"/>#191 [ 4, 3, 2, 1, 2, 3 ]</text:p>
      <text:p text:style-name="P3"><text:s text:c="6"/>#193 [ 3, 2, 1, 2, 3, 4 ]</text:p>
      <text:p text:style-name="P3"><text:s text:c="6"/>#316 [ 4, 3, 2, 1, 2, 3, 4 ]</text:p>
      <text:p text:style-name="P3"><text:s text:c="6"/>#485 [ 5, 4, 3, 2, 1, 2, 3, 4 ]</text:p>
      <text:p text:style-name="P3"><text:s text:c="6"/>#486 [ 4, 3, 2, 1, 2, 3, 4, 5 ]</text:p>
      <text:p text:style-name="P3"><text:s text:c="6"/>#700 [ 5, 4, 3, 2, 1, 2, 3, 4, 5 ]</text:p>
      <text:p text:style-name="P3"/>
      <text:h text:style-name="P1" text:outline-level="1">D5</text:h>
      <text:p text:style-name="P3"/>
      <text:p text:style-name="P3">91</text:p>
      <text:p text:style-name="P10">73</text:p>
      <text:p text:style-name="P3">7111</text:p>
      <text:p text:style-name="P3">55</text:p>
      <text:p text:style-name="P11">5311(11)</text:p>
      <text:p text:style-name="P10">5311</text:p>
      <text:p text:style-name="P3">4411</text:p>
      <text:p text:style-name="P3">5221</text:p>
      <text:p text:style-name="P3">3331</text:p>
      <text:p text:style-name="P3">511111</text:p>
      <text:p text:style-name="P3">3322</text:p>
      <text:p text:style-name="P3">331111(11)</text:p>
      <text:p text:style-name="P11">331111</text:p>
      <text:p text:style-name="P3">322111</text:p>
      <text:p text:style-name="P3">222211</text:p>
      <text:p text:style-name="P3">31111111</text:p>
      <text:p text:style-name="P3">22111111</text:p>
      <text:p text:style-name="P3">1111111111</text:p>
      <text:p text:style-name="P2">total num of chars: 18</text:p>
      <text:p text:style-name="P3">total num of families: 14</text:p>
      <text:p text:style-name="P3"/>
      <text:p text:style-name="P3">chars where some sequence of nonzero coeffs is not unimodal in abs value:</text:p>
      <text:p text:style-name="P3"><text:s text:c="4"/>1.4 = 73 <text:s text:c="20"/>in family 1.4 = 73 <text:s text:c="19"/></text:p>
      <text:p text:style-name="P3"><text:s text:c="4"/>1.31 = 5311 <text:s text:c="17"/>in family 1.31 = 5311 <text:s text:c="16"/></text:p>
      <text:p text:style-name="P3">chars where some polynomial has both positive and negative coeffs:</text:p>
      <text:p text:style-name="P3"><text:s text:c="4"/>1.4 = 73 <text:s text:c="20"/>in family 1.4 = 73 <text:s text:c="19"/></text:p>
      <text:p text:style-name="P3"><text:s text:c="4"/>1.31 = 5311 <text:s text:c="17"/>in family 1.31 = 5311 <text:s text:c="16"/></text:p>
      <text:p text:style-name="P3">chars where some polynomial has strictly negative coeffs:</text:p>
      <text:p text:style-name="P3"><text:s text:c="4"/>1.4 = 73 <text:s text:c="20"/>in family 1.4 = 73 <text:s text:c="19"/></text:p>
      <text:p text:style-name="P3"><text:s text:c="4"/>1.211 = 331111 <text:s text:c="14"/>in family 1.211 = 331111 <text:s text:c="13"/></text:p>
      <text:p text:style-name="P3"><text:s text:c="4"/>11.3 = 5311(11) <text:s text:c="13"/>in family 1.31 = 5311 <text:s text:c="16"/></text:p>
      <text:p text:style-name="P3"><text:s text:c="4"/>1.31 = 5311 <text:s text:c="17"/>in family 1.31 = 5311 <text:s text:c="16"/></text:p>
      <text:p text:style-name="P3"/>
      <text:p text:style-name="P3">| 4 elements where some sequence of nonzero coeffs is not unimodal in abs value.</text:p>
      <text:p text:style-name="P3"><text:s text:c="4"/>1.4 = 73 <text:s text:c="20"/>in family 1.4 = 73 <text:s text:c="19"/></text:p>
      <text:p text:style-name="P3"><text:s text:c="6"/>#1067 [ 4, 3, 1, 2, 3, 5, 4, 3, 1, 2, 3 ]</text:p>
      <text:p text:style-name="P3"><text:s text:c="6"/>#1070 [ 3, 1, 2, 3, 4, 3, 1, 2, 3, 5, 4 ]</text:p>
      <text:p text:style-name="P3"><text:s text:c="4"/>1.31 = 5311 <text:s text:c="17"/>in family 1.31 = 5311 <text:s text:c="16"/></text:p>
      <text:p text:style-name="P3"><text:s text:c="6"/>#1322 [ 2, 3, 1, 2, 4, 3, 1, 2, 5, 4, 3, 1 ]</text:p>
      <text:p text:style-name="P3"><text:s text:c="6"/>#1438 [ 1, 3, 1, 2, 4, 3, 1, 2, 5, 4, 3, 2 ]</text:p>
      <text:p text:style-name="P3">| 12 elements where some polynomial has both positive and negative coeffs.</text:p>
      <text:p text:style-name="P3"><text:s text:c="4"/>1.4 = 73 <text:s text:c="20"/>in family 1.4 = 73 <text:s text:c="19"/></text:p>
      <text:p text:style-name="P3"><text:s text:c="6"/>#1080 [ 3, 1, 2, 3, 4, 3, 2, 5, 4, 3, 1 ]</text:p>
      <text:p text:style-name="P3"><text:s text:c="6"/>#1088 [ 2, 3, 1, 4, 3, 5, 4, 3, 1, 2, 3 ]</text:p>
      <text:p text:style-name="P3"><text:s text:c="6"/>#1143 [ 3, 1, 2, 3, 4, 3, 1, 5, 4, 3, 2 ]</text:p>
      <text:p text:style-name="P3"><text:s text:c="6"/>#1263 [ 1, 3, 2, 4, 3, 5, 4, 3, 1, 2, 3 ]</text:p>
      <text:p text:style-name="P3"><text:s text:c="4"/>1.31 = 5311 <text:s text:c="17"/>in family 1.31 = 5311 <text:s text:c="16"/></text:p>
      <text:p text:style-name="P3"><text:s text:c="6"/>#1067 [ 4, 3, 1, 2, 3, 5, 4, 3, 1, 2, 3 ]</text:p>
      <text:p text:style-name="P3"><text:s text:c="6"/>#1070 [ 3, 1, 2, 3, 4, 3, 1, 2, 3, 5, 4 ]</text:p>
      <text:p text:style-name="P3"><text:s text:c="6"/>#1469 [ 2, 3, 1, 4, 3, 1, 2, 3, 4, 5, 4, 3, 1 ]</text:p>
      <text:p text:style-name="P3"><text:s text:c="6"/>#1483 [ 2, 3, 1, 4, 3, 2, 5, 4, 3, 1, 2, 3, 4 ]</text:p>
      <text:p text:style-name="P3"><text:s text:c="6"/>#1590 [ 1, 3, 2, 4, 3, 1, 2, 3, 4, 5, 4, 3, 2 ]</text:p>
      <text:p text:style-name="P3"><text:s text:c="6"/>#1601 [ 1, 3, 2, 4, 3, 1, 5, 4, 3, 1, 2, 3, 4 ]</text:p>
      <text:p text:style-name="P3"><text:s text:c="6"/>#1620 [ 2, 3, 1, 4, 3, 2, 5, 4, 3, 1, 2, 3, 4, 5 ]</text:p>
      <text:p text:style-name="P3"><text:s text:c="6"/>#1716 [ 1, 3, 2, 4, 3, 1, 5, 4, 3, 1, 2, 3, 4, 5 ]</text:p>
      <text:p text:style-name="P3">| 1089 elements where some polynomial has strictly negative coeffs.</text:p>
      <text:p text:style-name="P3"><text:s text:c="4"/>1.4 = 73 <text:s text:c="20"/>in family 1.4 = 73 <text:s text:c="19"/></text:p>
      <text:p text:style-name="P3"><text:s text:c="6"/>#110 [ 2, 5, 4, 3, 1 ]</text:p>
      <text:p text:style-name="P3"><text:s text:c="6"/>#111 [ 2, 4, 3, 1, 5 ]</text:p>
      <text:p text:style-name="P3"><text:s text:c="6"/>#117 [ 5, 4, 3, 1, 2 ]</text:p>
      <text:p text:style-name="P3"><text:s text:c="6"/>#118 [ 4, 3, 1, 2, 5 ]</text:p>
      <text:p text:style-name="P3"><text:s text:c="6"/>#123 [ 2, 3, 1, 5, 4 ]</text:p>
      <text:p text:style-name="P3"><text:s text:c="6"/>#133 [ 3, 1, 2, 5, 4 ]</text:p>
      <text:p text:style-name="P3"><text:s text:c="6"/>#138 [ 2, 3, 1, 4, 5 ]</text:p>
      <text:p text:style-name="P3"><text:s text:c="6"/>#147 [ 3, 1, 2, 4, 5 ]</text:p>
      <text:p text:style-name="P3"><text:s text:c="6"/>#164 [ 1, 2, 5, 4, 3 ]</text:p>
      <text:p text:style-name="P3"><text:s text:c="6"/>#165 [ 1, 2, 4, 3, 5 ]</text:p>
      <text:p text:style-name="P3"><text:s text:c="6"/>#172 [ 1, 5, 4, 3, 2 ]</text:p>
      <text:p text:style-name="P3"><text:s text:c="6"/>#173 [ 1, 4, 3, 2, 5 ]</text:p>
      <text:p text:style-name="P3"><text:s text:c="6"/>#178 [ 1, 2, 3, 5, 4 ]</text:p>
      <text:p text:style-name="P3"><text:s text:c="6"/>#182 [ 1, 3, 2, 5, 4 ]</text:p>
      <text:p text:style-name="P3"><text:s text:c="6"/>#187 [ 1, 2, 3, 4, 5 ]</text:p>
      <text:p text:style-name="P3"><text:s text:c="6"/>#189 [ 1, 3, 2, 4, 5 ]</text:p>
      <text:p text:style-name="P3"><text:s text:c="6"/>#191 [ 5, 4, 3, 1, 2, 3 ]</text:p>
      <text:p text:style-name="P3"><text:s text:c="6"/>#192 [ 4, 3, 1, 2, 3, 5 ]</text:p>
      <text:p text:style-name="P3"><text:s text:c="6"/>#193 [ 3, 1, 2, 3, 5, 4 ]</text:p>
      <text:p text:style-name="P3"><text:s text:c="6"/>#194 [ 3, 1, 2, 3, 4, 5 ]</text:p>
      <text:p text:style-name="P3"><text:s text:c="6"/>#198 [ 2, 4, 5, 4, 3, 1 ]</text:p>
      <text:p text:style-name="P3"><text:s text:c="6"/>#202 [ 3, 1, 5, 4, 3, 2 ]</text:p>
      <text:p text:style-name="P3"><text:s text:c="6"/>#204 [ 2, 3, 1, 5, 4, 3 ]</text:p>
      <text:p text:style-name="P3"><text:s text:c="6"/>#207 [ 4, 5, 4, 3, 1, 2 ]</text:p>
      <text:p text:style-name="P3"><text:s text:c="6"/>#209 [ 2, 5, 4, 3, 1, 2 ]</text:p>
      <text:p text:style-name="P3"><text:s text:c="6"/>#210 [ 2, 4, 3, 1, 2, 5 ]</text:p>
      <text:p text:style-name="P3"><text:s text:c="6"/>#213 [ 2, 3, 5, 4, 3, 1 ]</text:p>
      <text:p text:style-name="P3"><text:s text:c="6"/>#214 [ 2, 4, 3, 1, 5, 4 ]</text:p>
      <text:p text:style-name="P3"><text:s text:c="6"/>#217 [ 3, 1, 4, 3, 2, 5 ]</text:p>
      <text:p text:style-name="P3"><text:s text:c="6"/>#218 [ 2, 3, 1, 4, 3, 5 ]</text:p>
      <text:p text:style-name="P3"><text:s text:c="6"/>#221 [ 4, 3, 1, 2, 5, 4 ]</text:p>
      <text:p text:style-name="P3"><text:s text:c="6"/>#222 [ 3, 5, 4, 3, 1, 2 ]</text:p>
      <text:p text:style-name="P3"><text:s text:c="6"/>#224 [ 3, 1, 2, 5, 4, 3 ]</text:p>
      <text:p text:style-name="P3"><text:s text:c="6"/>#226 [ 2, 3, 1, 2, 5, 4 ]</text:p>
      <text:p text:style-name="P3"><text:s text:c="6"/>#230 [ 2, 3, 1, 4, 5, 4 ]</text:p>
      <text:p text:style-name="P3"><text:s text:c="6"/>#231 [ 2, 3, 4, 3, 1, 5 ]</text:p>
      <text:p text:style-name="P3"><text:s text:c="6"/>#239 [ 3, 4, 3, 1, 2, 5 ]</text:p>
      <text:p text:style-name="P3"><text:s text:c="6"/>#240 [ 3, 1, 2, 4, 5, 4 ]</text:p>
      <text:p text:style-name="P3"><text:s text:c="6"/>#241 [ 3, 1, 2, 4, 3, 5 ]</text:p>
      <text:p text:style-name="P3"><text:s text:c="6"/>#242 [ 2, 3, 1, 2, 4, 5 ]</text:p>
      <text:p text:style-name="P3"><text:s text:c="6"/>#246 [ 3, 2, 5, 4, 3, 1 ]</text:p>
      <text:p text:style-name="P3"><text:s text:c="6"/>#256 [ 3, 2, 4, 3, 1, 5 ]</text:p>
      <text:p text:style-name="P3"><text:s text:c="6"/>#264 [ 1, 2, 5, 4, 3, 1 ]</text:p>
      <text:p text:style-name="P3"><text:s text:c="6"/>#265 [ 1, 2, 4, 3, 1, 5 ]</text:p>
      <text:p text:style-name="P3"><text:s text:c="6"/>#270 [ 1, 2, 4, 5, 4, 3 ]</text:p>
      <text:p text:style-name="P3"><text:s text:c="6"/>#271 [ 1, 5, 4, 3, 1, 2 ]</text:p>
      <text:p text:style-name="P3"><text:s text:c="6"/>#272 [ 1, 4, 3, 1, 2, 5 ]</text:p>
      <text:p text:style-name="P3"><text:s text:c="6"/>#277 [ 1, 2, 3, 1, 5, 4 ]</text:p>
      <text:p text:style-name="P3"><text:s text:c="6"/>#280 [ 1, 4, 5, 4, 3, 2 ]</text:p>
      <text:p text:style-name="P3"><text:s text:c="6"/>#281 [ 1, 2, 5, 4, 3, 2 ]</text:p>
      <text:p text:style-name="P3"><text:s text:c="6"/>#282 [ 1, 2, 4, 3, 2, 5 ]</text:p>
      <text:p text:style-name="P3"><text:s text:c="6"/>#284 [ 1, 2, 3, 5, 4, 3 ]</text:p>
      <text:p text:style-name="P3"><text:s text:c="6"/>#285 [ 1, 2, 4, 3, 5, 4 ]</text:p>
      <text:p text:style-name="P3"><text:s text:c="6"/>#287 [ 1, 3, 1, 2, 5, 4 ]</text:p>
      <text:p text:style-name="P3"><text:s text:c="6"/>#292 [ 1, 2, 3, 1, 4, 5 ]</text:p>
      <text:p text:style-name="P3"><text:s text:c="6"/>#293 [ 1, 3, 5, 4, 3, 2 ]</text:p>
      <text:p text:style-name="P3"><text:s text:c="6"/>#294 [ 1, 4, 3, 2, 5, 4 ]</text:p>
      <text:p text:style-name="P3"><text:s text:c="6"/>#295 [ 1, 2, 3, 2, 5, 4 ]</text:p>
      <text:p text:style-name="P3"><text:s text:c="6"/>#299 [ 1, 2, 3, 4, 5, 4 ]</text:p>
      <text:p text:style-name="P3"><text:s text:c="6"/>#300 [ 1, 2, 3, 4, 3, 5 ]</text:p>
      <text:p text:style-name="P3"><text:s text:c="6"/>#301 [ 1, 3, 1, 2, 4, 5 ]</text:p>
      <text:p text:style-name="P3"><text:s text:c="6"/>#303 [ 1, 3, 2, 5, 4, 3 ]</text:p>
      <text:p text:style-name="P3"><text:s text:c="6"/>#306 [ 1, 3, 2, 4, 5, 4 ]</text:p>
      <text:p text:style-name="P3"><text:s text:c="6"/>#307 [ 1, 3, 4, 3, 2, 5 ]</text:p>
      <text:p text:style-name="P3"><text:s text:c="6"/>#308 [ 1, 2, 3, 2, 4, 5 ]</text:p>
      <text:p text:style-name="P3"><text:s text:c="6"/>#309 [ 1, 3, 2, 4, 3, 5 ]</text:p>
      <text:p text:style-name="P3"><text:s text:c="6"/>#310 [ 5, 4, 3, 1, 2, 3, 4 ]</text:p>
      <text:p text:style-name="P3"><text:s text:c="6"/>#311 [ 4, 3, 1, 2, 3, 4, 5 ]</text:p>
      <text:p text:style-name="P3"><text:s text:c="6"/>#312 [ 4, 5, 4, 3, 1, 2, 3 ]</text:p>
      <text:p text:style-name="P3"><text:s text:c="6"/>#313 [ 4, 3, 1, 2, 3, 5, 4 ]</text:p>
      <text:p text:style-name="P3"><text:s text:c="6"/>#314 [ 3, 1, 2, 3, 4, 5, 4 ]</text:p>
      <text:p text:style-name="P3"><text:s text:c="6"/>#316 [ 2, 5, 4, 3, 1, 2, 3 ]</text:p>
      <text:p text:style-name="P3"><text:s text:c="6"/>#317 [ 2, 4, 3, 1, 2, 3, 5 ]</text:p>
      <text:p text:style-name="P3"><text:s text:c="6"/>#318 [ 2, 3, 1, 2, 3, 5, 4 ]</text:p>
      <text:p text:style-name="P3"><text:s text:c="6"/>#319 [ 2, 3, 1, 2, 3, 4, 5 ]</text:p>
      <text:p text:style-name="P3"><text:s text:c="6"/>#322 [ 4, 3, 1, 5, 4, 3, 2 ]</text:p>
      <text:p text:style-name="P3"><text:s text:c="6"/>#323 [ 3, 1, 5, 4, 3, 1, 2 ]</text:p>
      <text:p text:style-name="P3"><text:s text:c="6"/>#324 [ 2, 3, 1, 5, 4, 3, 2 ]</text:p>
      <text:p text:style-name="P3"><text:s text:c="6"/>#326 [ 2, 3, 1, 5, 4, 3, 1 ]</text:p>
      <text:p text:style-name="P3"><text:s text:c="6"/>#327 [ 2, 4, 3, 1, 5, 4, 3 ]</text:p>
      <text:p text:style-name="P3"><text:s text:c="6"/>#330 [ 3, 1, 4, 3, 2, 5, 4 ]</text:p>
      <text:p text:style-name="P3"><text:s text:c="6"/>#331 [ 2, 3, 1, 4, 3, 5, 4 ]</text:p>
      <text:p text:style-name="P3"><text:s text:c="6"/>#333 [ 3, 1, 2, 3, 5, 4, 3 ]</text:p>
      <text:p text:style-name="P3"><text:s text:c="6"/>#334 [ 3, 1, 2, 3, 4, 3, 5 ]</text:p>
      <text:p text:style-name="P3"><text:s text:c="6"/>#335 [ 2, 4, 5, 4, 3, 1, 2 ]</text:p>
      <text:p text:style-name="P3"><text:s text:c="6"/>#338 [ 3, 1, 2, 5, 4, 3, 2 ]</text:p>
      <text:p text:style-name="P3"><text:s text:c="6"/>#339 [ 2, 4, 3, 5, 4, 3, 1 ]</text:p>
      <text:p text:style-name="P3"><text:s text:c="6"/>#343 [ 3, 1, 4, 3, 1, 2, 5 ]</text:p>
      <text:p text:style-name="P3"><text:s text:c="6"/>#344 [ 3, 1, 4, 5, 4, 3, 2 ]</text:p>
      <text:p text:style-name="P3"><text:s text:c="6"/>#345 [ 2, 3, 1, 4, 3, 2, 5 ]</text:p>
      <text:p text:style-name="P3"><text:s text:c="6"/>#346 [ 2, 3, 1, 4, 5, 4, 3 ]</text:p>
      <text:p text:style-name="P3"><text:s text:c="6"/>#347 [ 2, 3, 1, 4, 3, 1, 5 ]</text:p>
      <text:p text:style-name="P3"><text:s text:c="6"/>#350 [ 4, 3, 5, 4, 3, 1, 2 ]</text:p>
      <text:p text:style-name="P3"><text:s text:c="6"/>#351 [ 4, 3, 1, 2, 5, 4, 3 ]</text:p>
      <text:p text:style-name="P3"><text:s text:c="6"/>#352 [ 3, 5, 4, 3, 1, 2, 3 ]</text:p>
      <text:p text:style-name="P3"><text:s text:c="6"/>#354 [ 2, 3, 5, 4, 3, 1, 2 ]</text:p>
      <text:p text:style-name="P3"><text:s text:c="6"/>#355 [ 2, 4, 3, 1, 2, 5, 4 ]</text:p>
      <text:p text:style-name="P3"><text:s text:c="6"/>#356 [ 2, 3, 1, 2, 5, 4, 3 ]</text:p>
      <text:p text:style-name="P3"><text:s text:c="6"/>#358 [ 3, 1, 2, 4, 3, 2, 5 ]</text:p>
      <text:p text:style-name="P3"><text:s text:c="6"/>#359 [ 2, 3, 4, 5, 4, 3, 1 ]</text:p>
      <text:p text:style-name="P3"><text:s text:c="6"/>#360 [ 2, 3, 4, 3, 1, 5, 4 ]</text:p>
      <text:p text:style-name="P3"><text:s text:c="6"/>#362 [ 3, 1, 2, 5, 4, 3, 1 ]</text:p>
      <text:p text:style-name="P3"><text:s text:c="6"/>#366 [ 3, 4, 3, 1, 2, 5, 4 ]</text:p>
      <text:p text:style-name="P3"><text:s text:c="6"/>#367 [ 3, 4, 5, 4, 3, 1, 2 ]</text:p>
      <text:p text:style-name="P3"><text:s text:c="6"/>#368 [ 3, 4, 3, 1, 2, 3, 5 ]</text:p>
      <text:p text:style-name="P3"><text:s text:c="6"/>#369 [ 3, 1, 2, 4, 5, 4, 3 ]</text:p>
      <text:p text:style-name="P3"><text:s text:c="6"/>#370 [ 3, 1, 2, 4, 3, 5, 4 ]</text:p>
      <text:p text:style-name="P3"><text:s text:c="6"/>#371 [ 2, 3, 4, 3, 1, 2, 5 ]</text:p>
      <text:p text:style-name="P3"><text:s text:c="6"/>#372 [ 2, 3, 1, 2, 4, 5, 4 ]</text:p>
      <text:p text:style-name="P3"><text:s text:c="6"/>#373 [ 2, 3, 1, 2, 4, 3, 5 ]</text:p>
      <text:p text:style-name="P3"><text:s text:c="6"/>#375 [ 4, 3, 2, 5, 4, 3, 1 ]</text:p>
      <text:p text:style-name="P3"><text:s text:c="6"/>#376 [ 3, 2, 5, 4, 3, 1, 2 ]</text:p>
      <text:p text:style-name="P3"><text:s text:c="6"/>#380 [ 2, 3, 2, 5, 4, 3, 1 ]</text:p>
      <text:p text:style-name="P3"><text:s text:c="6"/>#382 [ 3, 1, 2, 4, 3, 1, 5 ]</text:p>
      <text:p text:style-name="P3"><text:s text:c="6"/>#387 [ 3, 2, 4, 3, 1, 2, 5 ]</text:p>
      <text:p text:style-name="P3"><text:s text:c="6"/>#388 [ 3, 2, 4, 5, 4, 3, 1 ]</text:p>
      <text:p text:style-name="P3"><text:s text:c="6"/>#391 [ 2, 3, 2, 4, 3, 1, 5 ]</text:p>
      <text:p text:style-name="P3"><text:s text:c="6"/>#394 [ 3, 2, 4, 3, 1, 5, 4 ]</text:p>
      <text:p text:style-name="P3"><text:s text:c="6"/>#397 [ 1, 5, 4, 3, 1, 2, 3 ]</text:p>
      <text:p text:style-name="P3"><text:s text:c="6"/>#398 [ 1, 4, 3, 1, 2, 3, 5 ]</text:p>
      <text:p text:style-name="P3"><text:s text:c="6"/>#399 [ 1, 3, 1, 2, 3, 5, 4 ]</text:p>
      <text:p text:style-name="P3"><text:s text:c="6"/>#400 [ 1, 3, 1, 2, 3, 4, 5 ]</text:p>
      <text:p text:style-name="P3"><text:s text:c="6"/>#404 [ 1, 2, 4, 5, 4, 3, 1 ]</text:p>
      <text:p text:style-name="P3"><text:s text:c="6"/>#408 [ 1, 3, 1, 5, 4, 3, 2 ]</text:p>
      <text:p text:style-name="P3"><text:s text:c="6"/>#410 [ 1, 2, 3, 1, 5, 4, 3 ]</text:p>
      <text:p text:style-name="P3"><text:s text:c="6"/>#413 [ 1, 4, 5, 4, 3, 1, 2 ]</text:p>
      <text:p text:style-name="P3"><text:s text:c="6"/>#415 [ 1, 2, 5, 4, 3, 1, 2 ]</text:p>
      <text:p text:style-name="P3"><text:s text:c="6"/>#416 [ 1, 2, 4, 3, 1, 2, 5 ]</text:p>
      <text:p text:style-name="P3"><text:s text:c="6"/>#419 [ 1, 2, 3, 5, 4, 3, 1 ]</text:p>
      <text:p text:style-name="P3"><text:s text:c="6"/>#420 [ 1, 2, 4, 3, 1, 5, 4 ]</text:p>
      <text:p text:style-name="P3"><text:s text:c="6"/>#423 [ 1, 3, 1, 4, 3, 2, 5 ]</text:p>
      <text:p text:style-name="P3"><text:s text:c="6"/>#424 [ 1, 2, 3, 1, 4, 3, 5 ]</text:p>
      <text:p text:style-name="P3"><text:s text:c="6"/>#425 [ 1, 2, 4, 5, 4, 3, 2 ]</text:p>
      <text:p text:style-name="P3"><text:s text:c="6"/>#426 [ 1, 2, 4, 3, 5, 4, 3 ]</text:p>
      <text:p text:style-name="P3"><text:s text:c="6"/>#428 [ 1, 3, 5, 4, 3, 1, 2 ]</text:p>
      <text:p text:style-name="P3"><text:s text:c="6"/>#429 [ 1, 4, 3, 1, 2, 5, 4 ]</text:p>
      <text:p text:style-name="P3"><text:s text:c="6"/>#430 [ 1, 3, 1, 2, 5, 4, 3 ]</text:p>
      <text:p text:style-name="P3"><text:s text:c="6"/>#432 [ 1, 2, 3, 1, 2, 5, 4 ]</text:p>
      <text:p text:style-name="P3"><text:s text:c="6"/>#436 [ 1, 2, 3, 1, 4, 5, 4 ]</text:p>
      <text:p text:style-name="P3"><text:s text:c="6"/>#437 [ 1, 2, 3, 4, 3, 1, 5 ]</text:p>
      <text:p text:style-name="P3"><text:s text:c="6"/>#438 [ 1, 4, 3, 5, 4, 3, 2 ]</text:p>
      <text:p text:style-name="P3"><text:s text:c="6"/>#440 [ 1, 2, 3, 5, 4, 3, 2 ]</text:p>
      <text:p text:style-name="P3"><text:s text:c="6"/>#441 [ 1, 2, 4, 3, 2, 5, 4 ]</text:p>
      <text:p text:style-name="P3"><text:s text:c="6"/>#443 [ 1, 2, 3, 4, 5, 4, 3 ]</text:p>
      <text:p text:style-name="P3"><text:s text:c="6"/>#444 [ 1, 2, 3, 4, 3, 5, 4 ]</text:p>
      <text:p text:style-name="P3"><text:s text:c="6"/>#445 [ 1, 3, 4, 3, 1, 2, 5 ]</text:p>
      <text:p text:style-name="P3"><text:s text:c="6"/>#446 [ 1, 3, 1, 2, 4, 5, 4 ]</text:p>
      <text:p text:style-name="P3"><text:s text:c="6"/>#447 [ 1, 3, 1, 2, 4, 3, 5 ]</text:p>
      <text:p text:style-name="P3"><text:s text:c="6"/>#448 [ 1, 2, 3, 1, 2, 4, 5 ]</text:p>
      <text:p text:style-name="P3"><text:s text:c="6"/>#449 [ 1, 3, 2, 5, 4, 3, 1 ]</text:p>
      <text:p text:style-name="P3"><text:s text:c="6"/>#451 [ 1, 3, 2, 5, 4, 3, 2 ]</text:p>
      <text:p text:style-name="P3"><text:s text:c="6"/>#452 [ 1, 4, 3, 2, 5, 4, 3 ]</text:p>
      <text:p text:style-name="P3"><text:s text:c="6"/>#454 [ 1, 2, 3, 2, 5, 4, 3 ]</text:p>
      <text:p text:style-name="P3"><text:s text:c="6"/>#456 [ 1, 3, 4, 5, 4, 3, 2 ]</text:p>
      <text:p text:style-name="P3"><text:s text:c="6"/>#457 [ 1, 3, 4, 3, 2, 5, 4 ]</text:p>
      <text:p text:style-name="P3"><text:s text:c="6"/>#458 [ 1, 2, 3, 2, 4, 5, 4 ]</text:p>
      <text:p text:style-name="P3"><text:s text:c="6"/>#459 [ 1, 2, 3, 4, 3, 2, 5 ]</text:p>
      <text:p text:style-name="P3"><text:s text:c="6"/>#460 [ 1, 3, 2, 4, 3, 1, 5 ]</text:p>
      <text:p text:style-name="P3"><text:s text:c="6"/>#461 [ 1, 3, 2, 4, 5, 4, 3 ]</text:p>
      <text:p text:style-name="P3"><text:s text:c="6"/>#462 [ 1, 3, 2, 4, 3, 2, 5 ]</text:p>
      <text:p text:style-name="P3"><text:s text:c="6"/>#463 [ 1, 2, 3, 2, 4, 3, 5 ]</text:p>
      <text:p text:style-name="P3"><text:s text:c="6"/>#464 [ 1, 3, 2, 4, 3, 5, 4 ]</text:p>
      <text:p text:style-name="P3"><text:s text:c="6"/>#465 [ 5, 4, 3, 1, 2, 3, 4, 5 ]</text:p>
      <text:p text:style-name="P9"><text:span text:style-name="T1"><text:s text:c="6"/>...</text:span></text:p>
      <text:p text:style-name="P9"><text:span text:style-name="T1"/></text:p>
      <text:p text:style-name="P3"><text:s text:c="6"/>#1266 [ 1, 2, 3, 2, 4, 3, 1, 5, 4, 3, 2 ]</text:p>
      <text:p text:style-name="P3"><text:s text:c="6"/>#1282 [ 2, 4, 3, 1, 5, 4, 3, 1, 2, 3, 4, 5 ]</text:p>
      <text:p text:style-name="P3"><text:s text:c="6"/>#1284 [ 3, 1, 4, 3, 5, 4, 3, 1, 2, 3, 4, 5 ]</text:p>
      <text:p text:style-name="P3"><text:s text:c="6"/>#1301 [ 2, 3, 1, 4, 5, 4, 3, 1, 2, 3, 4, 5 ]</text:p>
      <text:p text:style-name="P3"><text:s text:c="6"/>#1337 [ 3, 2, 4, 3, 5, 4, 3, 1, 2, 3, 4, 5 ]</text:p>
      <text:p text:style-name="P3"><text:s text:c="6"/>#1401 [ 1, 4, 3, 2, 5, 4, 3, 1, 2, 3, 4, 5 ]</text:p>
      <text:p text:style-name="P3"><text:s text:c="6"/>#1418 [ 1, 3, 2, 4, 5, 4, 3, 1, 2, 3, 4, 5 ]</text:p>
      <text:p text:style-name="P3"><text:s text:c="4"/>11.3 = 5311(11) <text:s text:c="13"/>in family 1.31 = 5311 <text:s text:c="16"/></text:p>
      <text:p text:style-name="P3"><text:s text:c="6"/>#56 [ 2, 4, 3, 1 ]</text:p>
      <text:p text:style-name="P3"><text:s text:c="6"/>#61 [ 4, 3, 1, 2 ]</text:p>
      <text:p text:style-name="P3"><text:s text:c="6"/>#66 [ 2, 3, 1, 4 ]</text:p>
      <text:p text:style-name="P3"><text:s text:c="6"/>#75 [ 3, 1, 2, 4 ]</text:p>
      <text:p text:style-name="P3"><text:s text:c="6"/>#94 [ 1, 2, 4, 3 ]</text:p>
      <text:p text:style-name="P3"><text:s text:c="6"/>#98 [ 1, 4, 3, 2 ]</text:p>
      <text:p text:style-name="P3"><text:s text:c="6"/>#102 [ 1, 2, 3, 4 ]</text:p>
      <text:p text:style-name="P3"><text:s text:c="6"/>#103 [ 1, 3, 2, 4 ]</text:p>
      <text:p text:style-name="P3"><text:s text:c="6"/>#105 [ 4, 3, 1, 2, 3 ]</text:p>
      <text:p text:style-name="P9"><text:s text:c="6"/>...</text:p>
      <text:p text:style-name="P9"/>
      <text:p text:style-name="P3"><text:s text:c="6"/>#829 [ 1, 2, 3, 4, 5, 4, 3, 1, 2 ]</text:p>
      <text:p text:style-name="P3"><text:s text:c="6"/>#886 [ 4, 3, 5, 4, 3, 1, 2, 3, 4, 5 ]</text:p>
      <text:p text:style-name="P3"><text:s text:c="6"/>#911 [ 3, 4, 5, 4, 3, 1, 2, 3, 4, 5 ]</text:p>
      <text:p text:style-name="P3"><text:s text:c="4"/>1.31 = 5311 <text:s text:c="17"/>in family 1.31 = 5311 <text:s text:c="16"/></text:p>
      <text:p text:style-name="P3"><text:s text:c="6"/>#56 [ 2, 4, 3, 1 ]</text:p>
      <text:p text:style-name="P3"><text:s text:c="6"/>#61 [ 4, 3, 1, 2 ]</text:p>
      <text:p text:style-name="P3"><text:s text:c="6"/>#66 [ 2, 3, 1, 4 ]</text:p>
      <text:p text:style-name="P3"><text:s text:c="6"/>#75 [ 3, 1, 2, 4 ]</text:p>
      <text:p text:style-name="P3"><text:s text:c="6"/>#94 [ 1, 2, 4, 3 ]</text:p>
      <text:p text:style-name="P3"><text:s text:c="6"/>#98 [ 1, 4, 3, 2 ]</text:p>
      <text:p text:style-name="P3"><text:s text:c="6"/>#102 [ 1, 2, 3, 4 ]</text:p>
      <text:p text:style-name="P3"><text:s text:c="6"/>#103 [ 1, 3, 2, 4 ]</text:p>
      <text:p text:style-name="P3"><text:s text:c="6"/>#105 [ 4, 3, 1, 2, 3 ]</text:p>
      <text:p text:style-name="P9"><text:s text:c="6"/>...</text:p>
      <text:p text:style-name="P9"/>
      <text:p text:style-name="P3"><text:s text:c="6"/>#1868 [ 1, 2, 3, 1, 2, 4, 3, 1, 2, 3, 5, 4, 3, 1, 2, 3 ]</text:p>
      <text:p text:style-name="P3"><text:s text:c="6"/>#1883 [ 1, 2, 3, 1, 2, 3, 4, 3, 1, 2, 3, 5, 4, 3, 1, 2, 3 ]</text:p>
      <text:p text:style-name="P3"><text:s text:c="6"/>#1897 [ 1, 2, 3, 1, 2, 4, 3, 1, 2, 5, 4, 3, 1, 2, 3, 4, 5 ]</text:p>
      <text:p text:style-name="P3"><text:s text:c="4"/>1.211 = 331111 <text:s text:c="14"/>in family 1.211 = 331111 <text:s text:c="13"/></text:p>
      <text:p text:style-name="P3"><text:s text:c="6"/>#332 [ 3, 4, 3, 1, 2, 3, 4 ]</text:p>
      <text:p text:style-name="P3"><text:s text:c="6"/>#336 [ 2, 3, 1, 2, 3, 4, 3 ]</text:p>
      <text:p text:style-name="P3"><text:s text:c="6"/>#337 [ 3, 1, 4, 3, 1, 2, 3 ]</text:p>
      <text:p text:style-name="P3"><text:s text:c="6"/>#340 [ 2, 3, 1, 2, 4, 3, 2 ]</text:p>
      <text:p text:style-name="P3"><text:s text:c="6"/>#361 [ 3, 2, 4, 3, 1, 2, 3 ]</text:p>
      <text:p text:style-name="P3"><text:s text:c="6"/>#364 [ 2, 3, 1, 2, 4, 3, 1 ]</text:p>
      <text:p text:style-name="P3"><text:s text:c="6"/>#414 [ 1, 3, 1, 2, 3, 4, 3 ]</text:p>
      <text:p text:style-name="P3"><text:s text:c="6"/>#418 [ 1, 3, 1, 2, 4, 3, 2 ]</text:p>
      <text:p text:style-name="P3"><text:s text:c="6"/>#439 [ 1, 3, 1, 2, 4, 3, 1 ]</text:p>
      <text:p text:style-name="P3"><text:s text:c="6"/>#473 [ 3, 1, 4, 3, 1, 2, 3, 4 ]</text:p>
      <text:p text:style-name="P3"><text:s text:c="6"/>#476 [ 2, 3, 1, 2, 3, 4, 3, 2 ]</text:p>
      <text:p text:style-name="P3"><text:s text:c="6"/>#491 [ 3, 5, 4, 3, 1, 2, 3, 4 ]</text:p>
      <text:p text:style-name="P3"><text:s text:c="6"/>#492 [ 3, 4, 3, 1, 2, 3, 4, 5 ]</text:p>
      <text:p text:style-name="P3"><text:s text:c="6"/>#494 [ 2, 3, 4, 3, 1, 2, 3, 4 ]</text:p>
      <text:p text:style-name="P3"><text:s text:c="6"/>#499 [ 2, 3, 1, 4, 3, 1, 2, 3 ]</text:p>
      <text:p text:style-name="P3"><text:s text:c="6"/>#508 [ 3, 2, 4, 3, 1, 2, 3, 4 ]</text:p>
      <text:p text:style-name="P3"><text:s text:c="6"/>#514 [ 2, 3, 1, 2, 4, 3, 1, 2 ]</text:p>
      <text:p text:style-name="P3"><text:s text:c="6"/>#586 [ 1, 3, 4, 3, 1, 2, 3, 4 ]</text:p>
      <text:p text:style-name="P3"><text:s text:c="6"/>#593 [ 1, 2, 3, 1, 2, 4, 3, 2 ]</text:p>
      <text:p text:style-name="P3"><text:s text:c="6"/>#602 [ 1, 3, 1, 2, 3, 4, 3, 1 ]</text:p>
      <text:p text:style-name="P3"><text:s text:c="6"/>#603 [ 1, 3, 1, 2, 4, 3, 1, 2 ]</text:p>
      <text:p text:style-name="P3"><text:s text:c="6"/>#615 [ 1, 3, 2, 4, 3, 1, 2, 3 ]</text:p>
      <text:p text:style-name="P3"><text:s text:c="6"/>#617 [ 1, 2, 3, 1, 2, 4, 3, 1 ]</text:p>
      <text:p text:style-name="P3"><text:s text:c="6"/>#651 [ 4, 5, 4, 3, 1, 2, 3, 4, 5 ]</text:p>
      <text:p text:style-name="P3"><text:s text:c="6"/>#656 [ 3, 1, 5, 4, 3, 1, 2, 3, 4 ]</text:p>
      <text:p text:style-name="P3"><text:s text:c="6"/>#657 [ 3, 1, 4, 3, 1, 2, 3, 4, 5 ]</text:p>
      <text:p text:style-name="P3"><text:s text:c="6"/>#659 [ 2, 3, 1, 4, 3, 1, 2, 3, 4 ]</text:p>
      <text:p text:style-name="P3"><text:s text:c="6"/>#679 [ 4, 3, 5, 4, 3, 1, 2, 3, 4 ]</text:p>
      <text:p text:style-name="P3"><text:s text:c="6"/>#680 [ 3, 5, 4, 3, 1, 2, 3, 4, 5 ]</text:p>
      <text:p text:style-name="P3"><text:s text:c="6"/>#681 [ 2, 3, 5, 4, 3, 1, 2, 3, 4 ]</text:p>
      <text:p text:style-name="P3"><text:s text:c="6"/>#682 [ 2, 3, 4, 3, 1, 2, 3, 4, 5 ]</text:p>
      <text:p text:style-name="P3"><text:s text:c="6"/>#695 [ 3, 2, 5, 4, 3, 1, 2, 3, 4 ]</text:p>
      <text:p text:style-name="P3"><text:s text:c="6"/>#696 [ 3, 2, 4, 3, 1, 2, 3, 4, 5 ]</text:p>
      <text:p text:style-name="P3"><text:s text:c="6"/>#705 [ 3, 4, 3, 1, 2, 3, 4, 5, 4 ]</text:p>
      <text:p text:style-name="P3"><text:s text:c="6"/>#781 [ 1, 3, 5, 4, 3, 1, 2, 3, 4 ]</text:p>
      <text:p text:style-name="P3"><text:s text:c="6"/>#782 [ 1, 3, 4, 3, 1, 2, 3, 4, 5 ]</text:p>
      <text:p text:style-name="P3"><text:s text:c="6"/>#799 [ 1, 3, 2, 4, 3, 1, 2, 3, 4 ]</text:p>
      <text:p text:style-name="P3"><text:s text:c="6"/>#805 [ 1, 2, 3, 1, 2, 4, 3, 1, 2 ]</text:p>
      <text:p text:style-name="P3"><text:s text:c="6"/>#862 [ 3, 1, 5, 4, 3, 1, 2, 3, 4, 5 ]</text:p>
      <text:p text:style-name="P3"><text:s text:c="6"/>#863 [ 2, 3, 1, 5, 4, 3, 1, 2, 3, 4 ]</text:p>
      <text:p text:style-name="P3"><text:s text:c="6"/>#864 [ 2, 3, 1, 4, 3, 1, 2, 3, 4, 5 ]</text:p>
      <text:p text:style-name="P3"><text:s text:c="6"/>#873 [ 2, 3, 1, 4, 3, 2, 5, 4, 3, 1 ]</text:p>
      <text:p text:style-name="P3"><text:s text:c="6"/>#886 [ 4, 3, 5, 4, 3, 1, 2, 3, 4, 5 ]</text:p>
      <text:p text:style-name="P3"><text:s text:c="6"/>#887 [ 2, 3, 5, 4, 3, 1, 2, 3, 4, 5 ]</text:p>
      <text:p text:style-name="P3"><text:s text:c="6"/>#901 [ 3, 2, 5, 4, 3, 1, 2, 3, 4, 5 ]</text:p>
      <text:p text:style-name="P3"><text:s text:c="6"/>#911 [ 3, 4, 5, 4, 3, 1, 2, 3, 4, 5 ]</text:p>
      <text:p text:style-name="P3"><text:s text:c="6"/>#989 [ 1, 3, 5, 4, 3, 1, 2, 3, 4, 5 ]</text:p>
      <text:p text:style-name="P3"><text:s text:c="6"/>#1005 [ 1, 3, 2, 5, 4, 3, 1, 2, 3, 4 ]</text:p>
      <text:p text:style-name="P3"><text:s text:c="6"/>#1006 [ 1, 3, 2, 4, 3, 1, 2, 3, 4, 5 ]</text:p>
      <text:p text:style-name="P3"><text:s text:c="6"/>#1056 [ 1, 3, 2, 4, 3, 1, 5, 4, 3, 2 ]</text:p>
      <text:p text:style-name="P3"><text:s text:c="6"/>#1076 [ 2, 3, 1, 5, 4, 3, 1, 2, 3, 4, 5 ]</text:p>
      <text:p text:style-name="P3"><text:s text:c="6"/>#1210 [ 1, 3, 2, 5, 4, 3, 1, 2, 3, 4, 5 ]</text:p>
      <text:p text:style-name="P3"/>
      <text:h text:style-name="P1" text:outline-level="1">B6</text:h>
      <text:p text:style-name="P3"/>
      <text:p text:style-name="P3">(13)</text:p>
      <text:p text:style-name="P3">(11,1,1)(11)</text:p>
      <text:p text:style-name="P3">(11,1,1)</text:p>
      <text:p text:style-name="P3">931(11,11)</text:p>
      <text:p text:style-name="P3">931(2,11)</text:p>
      <text:p text:style-name="P11">931</text:p>
      <text:p text:style-name="P11">751(11,11)</text:p>
      <text:p text:style-name="P3">751(2,11)</text:p>
      <text:p text:style-name="P11">751</text:p>
      <text:p text:style-name="P3">922</text:p>
      <text:p text:style-name="P3">91111(11)</text:p>
      <text:p text:style-name="P3">91111</text:p>
      <text:p text:style-name="P3">661</text:p>
      <text:p text:style-name="P3">733(11)</text:p>
      <text:p text:style-name="P3">733</text:p>
      <text:p text:style-name="P3">73111(11,11)</text:p>
      <text:p text:style-name="P3">73111(11,2)</text:p>
      <text:p text:style-name="P11">73111</text:p>
      <text:p text:style-name="P3">553(11)</text:p>
      <text:p text:style-name="P3">553</text:p>
      <text:p text:style-name="P3">55111(11)</text:p>
      <text:p text:style-name="P3">55111</text:p>
      <text:p text:style-name="P3">72211(11)</text:p>
      <text:p text:style-name="P3">72211</text:p>
      <text:p text:style-name="P3">544</text:p>
      <text:p text:style-name="P11">53311(11,11)</text:p>
      <text:p text:style-name="P11">53311(11,2)</text:p>
      <text:p text:style-name="P3">53311(2,11)</text:p>
      <text:p text:style-name="P11">53311</text:p>
      <text:p text:style-name="P3">44311(11)</text:p>
      <text:p text:style-name="P11">44311</text:p>
      <text:p text:style-name="P3">53221(11,11)</text:p>
      <text:p text:style-name="P3">53221(2,11)</text:p>
      <text:p text:style-name="P11">53221</text:p>
      <text:p text:style-name="P3">7111111(11)</text:p>
      <text:p text:style-name="P3">7111111</text:p>
      <text:p text:style-name="P3">44221</text:p>
      <text:p text:style-name="P3">5311111(11,11)</text:p>
      <text:p text:style-name="P3">5311111(11,2)</text:p>
      <text:p text:style-name="P11">5311111</text:p>
      <text:p text:style-name="P3">33331(11)</text:p>
      <text:p text:style-name="P3">33331</text:p>
      <text:p text:style-name="P3">52222</text:p>
      <text:p text:style-name="P3">4411111</text:p>
      <text:p text:style-name="P3">5221111(11)</text:p>
      <text:p text:style-name="P3">5221111</text:p>
      <text:p text:style-name="P3">33322</text:p>
      <text:p text:style-name="P3">3331111(11)</text:p>
      <text:p text:style-name="P11">3331111</text:p>
      <text:p text:style-name="P3">3322111(11)</text:p>
      <text:p text:style-name="P3">3322111</text:p>
      <text:p text:style-name="P3">3222211(11)</text:p>
      <text:p text:style-name="P11">3222211</text:p>
      <text:p text:style-name="P3">511111111(11)</text:p>
      <text:p text:style-name="P3">511111111</text:p>
      <text:p text:style-name="P3">331111111(11)</text:p>
      <text:p text:style-name="P3">331111111</text:p>
      <text:p text:style-name="P3">322111111(11)</text:p>
      <text:p text:style-name="P11">322111111</text:p>
      <text:p text:style-name="P3">2222221</text:p>
      <text:p text:style-name="P3">222211111</text:p>
      <text:p text:style-name="P3">31111111111(11)</text:p>
      <text:p text:style-name="P11">31111111111</text:p>
      <text:p text:style-name="P3">22111111111</text:p>
      <text:p text:style-name="P3">1111111111111</text:p>
      <text:p text:style-name="P2">total num of chars: 65</text:p>
      <text:p text:style-name="P3">total num of families: 26</text:p>
      <text:p text:style-name="P3"/>
      <text:p text:style-name="P3">chars where some sequence of nonzero coeffs is not unimodal in abs value:</text:p>
      <text:p text:style-name="P3"><text:s text:c="4"/>none</text:p>
      <text:p text:style-name="P3">chars where some polynomial has both positive and negative coeffs:</text:p>
      <text:p text:style-name="P3"><text:s text:c="4"/>none</text:p>
      <text:p text:style-name="P3">chars where some polynomial has strictly negative coeffs:</text:p>
      <text:p text:style-name="P3"><text:s text:c="4"/>2.22 = 53221 <text:s text:c="16"/>in family 21.21 = 53311 <text:s text:c="14"/></text:p>
      <text:p text:style-name="P3"><text:s text:c="4"/>211.2 = 53311(11,2) <text:s text:c="9"/>in family 21.21 = 53311 <text:s text:c="14"/></text:p>
      <text:p text:style-name="P3"><text:s text:c="4"/>4.2 = 931 <text:s text:c="19"/>in family 4.2 = 931 <text:s text:c="18"/></text:p>
      <text:p text:style-name="P3"><text:s text:c="4"/>1.5 = 751(11,11) <text:s text:c="12"/>in family 4.2 = 931 <text:s text:c="18"/></text:p>
      <text:p text:style-name="P3"><text:s text:c="4"/>2.211 = 5311111 <text:s text:c="13"/>in family 2.211 = 5311111 <text:s text:c="12"/></text:p>
      <text:p text:style-name="P3"><text:s text:c="4"/>3.3 = 751 <text:s text:c="19"/>in family 3.3 = 751 <text:s text:c="18"/></text:p>
      <text:p text:style-name="P3"><text:s text:c="4"/>11.211 = 3331111 <text:s text:c="12"/>in family 11.211 = 3331111 <text:s text:c="11"/></text:p>
      <text:p text:style-name="P3"><text:s text:c="4"/>3.21 = 73111 <text:s text:c="16"/>in family 3.21 = 73111 <text:s text:c="15"/></text:p>
      <text:p text:style-name="P3"><text:s text:c="4"/>111.111 = 3222211 <text:s text:c="11"/>in family 111.111 = 3222211 <text:s text:c="10"/></text:p>
      <text:p text:style-name="P3"><text:s text:c="4"/>11.31 = 44311 <text:s text:c="15"/>in family 21.21 = 53311 <text:s text:c="14"/></text:p>
      <text:p text:style-name="P3"><text:s text:c="4"/>221.1 = 53311(11,11) <text:s text:c="8"/>in family 21.21 = 53311 <text:s text:c="14"/></text:p>
      <text:p text:style-name="P3"><text:s text:c="4"/>11.1111 = 322111111 <text:s text:c="9"/>in family 11.1111 = 322111111 <text:s text:c="8"/></text:p>
      <text:p text:style-name="P3"><text:s text:c="4"/>21.21 = 53311 <text:s text:c="15"/>in family 21.21 = 53311 <text:s text:c="14"/></text:p>
      <text:p text:style-name="P3"><text:s text:c="4"/>1.11111 = 31111111111 <text:s text:c="7"/>in family 1.11111 = 31111111111 <text:s text:c="6"/></text:p>
      <text:p text:style-name="P3"/>
      <text:p text:style-name="P3">| 0 rationally smooth elements where some sequence of nonzero coeffs is not unimodal in abs value.</text:p>
      <text:p text:style-name="P3">| 0 rationally smooth elements where some polynomial has both positive and negative coeffs.</text:p>
      <text:p text:style-name="P3">| 658 rationally smooth elements where some polynomial has strictly negative coeffs.</text:p>
      <text:p text:style-name="P3"/>
      <text:h text:style-name="P1" text:outline-level="1">C6</text:h>
      <text:p text:style-name="P3"/>
      <text:p text:style-name="P3">(12)</text:p>
      <text:p text:style-name="P3">(10,2)(11)</text:p>
      <text:p text:style-name="P12">(10,2)</text:p>
      <text:p text:style-name="P12">84(11)</text:p>
      <text:p text:style-name="P12">84</text:p>
      <text:p text:style-name="P3">(10,1,1)</text:p>
      <text:p text:style-name="P3">66(11)</text:p>
      <text:p text:style-name="P3">66</text:p>
      <text:p text:style-name="P3">822(11)</text:p>
      <text:p text:style-name="P3">822</text:p>
      <text:p text:style-name="P3">8211(11)</text:p>
      <text:p text:style-name="P12">8211</text:p>
      <text:p text:style-name="P3">642(11,11)</text:p>
      <text:p text:style-name="P3">642(2,11)</text:p>
      <text:p text:style-name="P12">642</text:p>
      <text:p text:style-name="P12">6411(11)</text:p>
      <text:p text:style-name="P12">6411</text:p>
      <text:p text:style-name="P3">552</text:p>
      <text:p text:style-name="P3">633</text:p>
      <text:p text:style-name="P3">6222(11)</text:p>
      <text:p text:style-name="P12">6222</text:p>
      <text:p text:style-name="P3">5511</text:p>
      <text:p text:style-name="P3">81111</text:p>
      <text:p text:style-name="P3">444</text:p>
      <text:p text:style-name="P3">4422(11,11)</text:p>
      <text:p text:style-name="P3">4422(11,2)</text:p>
      <text:p text:style-name="P12">4422(2,11)</text:p>
      <text:p text:style-name="P12">4422</text:p>
      <text:p text:style-name="P3">62211(11)</text:p>
      <text:p text:style-name="P3">62211</text:p>
      <text:p text:style-name="P3">4332(11)</text:p>
      <text:p text:style-name="P12">4332</text:p>
      <text:p text:style-name="P3">44211(11)</text:p>
      <text:p text:style-name="P3">44211</text:p>
      <text:p text:style-name="P3">621111(11)</text:p>
      <text:p text:style-name="P12">621111</text:p>
      <text:p text:style-name="P12">43311</text:p>
      <text:p text:style-name="P3">441111(11)</text:p>
      <text:p text:style-name="P3">441111</text:p>
      <text:p text:style-name="P3">3333</text:p>
      <text:p text:style-name="P3">42222(11)</text:p>
      <text:p text:style-name="P3">42222</text:p>
      <text:p text:style-name="P3">422211(11)</text:p>
      <text:p text:style-name="P12">422211</text:p>
      <text:p text:style-name="P3">33222</text:p>
      <text:p text:style-name="P3">332211(11)</text:p>
      <text:p text:style-name="P12">332211</text:p>
      <text:p text:style-name="P3">6111111</text:p>
      <text:p text:style-name="P3">4221111(11)</text:p>
      <text:p text:style-name="P3">4221111</text:p>
      <text:p text:style-name="P3">3321111</text:p>
      <text:p text:style-name="P3">222222(11)</text:p>
      <text:p text:style-name="P12">222222</text:p>
      <text:p text:style-name="P3">42111111(11)</text:p>
      <text:p text:style-name="P12">42111111</text:p>
      <text:p text:style-name="P3">2222211</text:p>
      <text:p text:style-name="P3">33111111</text:p>
      <text:p text:style-name="P3">22221111(11)</text:p>
      <text:p text:style-name="P12">22221111</text:p>
      <text:p text:style-name="P3">411111111</text:p>
      <text:p text:style-name="P3">222111111</text:p>
      <text:p text:style-name="P3">2211111111(11)</text:p>
      <text:p text:style-name="P12">2211111111</text:p>
      <text:p text:style-name="P3">21111111111</text:p>
      <text:p text:style-name="P3">111111111111</text:p>
      <text:p text:style-name="P2">total num of chars: 65</text:p>
      <text:p text:style-name="P3">total num of families: 26</text:p>
      <text:p text:style-name="P3"/>
      <text:p text:style-name="P3">chars where some sequence of nonzero coeffs is not unimodal in abs value:</text:p>
      <text:p text:style-name="P3"><text:s text:c="4"/>none</text:p>
      <text:p text:style-name="P3">chars where some polynomial has both positive and negative coeffs:</text:p>
      <text:p text:style-name="P3"><text:s text:c="4"/>none</text:p>
      <text:p text:style-name="P3">chars where some polynomial has strictly negative coeffs:</text:p>
      <text:p text:style-name="P3"><text:s text:c="4"/>5.1 = (10,2) <text:s text:c="16"/>in family 5.1 = (10,2) <text:s text:c="15"/></text:p>
      <text:p text:style-name="P3"><text:s text:c="4"/>1.5 = 84(11) <text:s text:c="16"/>in family 4.2 = 84 <text:s text:c="19"/></text:p>
      <text:p text:style-name="P3"><text:s text:c="4"/>4.2 = 84 <text:s text:c="20"/>in family 4.2 = 84 <text:s text:c="19"/></text:p>
      <text:p text:style-name="P3"><text:s text:c="4"/>4.11 = 8211 <text:s text:c="17"/>in family 4.11 = 8211 <text:s text:c="16"/></text:p>
      <text:p text:style-name="P3"><text:s text:c="4"/>31.2 = 642 <text:s text:c="18"/>in family 31.2 = 642 <text:s text:c="17"/></text:p>
      <text:p text:style-name="P3"><text:s text:c="4"/>1.41 = 6411(11) <text:s text:c="13"/>in family 3.21 = 6411 <text:s text:c="16"/></text:p>
      <text:p text:style-name="P3"><text:s text:c="4"/>3.21 = 6411 <text:s text:c="17"/>in family 3.21 = 6411 <text:s text:c="16"/></text:p>
      <text:p text:style-name="P3"><text:s text:c="4"/>31.11 = 6222 <text:s text:c="16"/>in family 31.11 = 6222 <text:s text:c="15"/></text:p>
      <text:p text:style-name="P3"><text:s text:c="4"/>11.31 = 4422(2,11) <text:s text:c="10"/>in family 21.21 = 4422 <text:s text:c="15"/></text:p>
      <text:p text:style-name="P3"><text:s text:c="4"/>21.21 = 4422 <text:s text:c="16"/>in family 21.21 = 4422 <text:s text:c="15"/></text:p>
      <text:p text:style-name="P3"><text:s text:c="4"/>22.11 = 4332 <text:s text:c="16"/>in family 21.21 = 4422 <text:s text:c="15"/></text:p>
      <text:p text:style-name="P3"><text:s text:c="4"/>3.111 = 621111 <text:s text:c="14"/>in family 3.111 = 621111 <text:s text:c="13"/></text:p>
      <text:p text:style-name="P3"><text:s text:c="4"/>221.1 = 43311 <text:s text:c="15"/>in family 21.21 = 4422 <text:s text:c="15"/></text:p>
      <text:p text:style-name="P3"><text:s text:c="4"/>21.111 = 422211 <text:s text:c="13"/>in family 21.111 = 422211 <text:s text:c="12"/></text:p>
      <text:p text:style-name="P3"><text:s text:c="4"/>11.211 = 332211 <text:s text:c="13"/>in family 11.211 = 332211 <text:s text:c="12"/></text:p>
      <text:p text:style-name="P3"><text:s text:c="4"/>111.111 = 222222 <text:s text:c="12"/>in family 111.111 = 222222 <text:s text:c="11"/></text:p>
      <text:p text:style-name="P3"><text:s text:c="4"/>2.1111 = 42111111 <text:s text:c="11"/>in family 2.1111 = 42111111 <text:s text:c="10"/></text:p>
      <text:p text:style-name="P3"><text:s text:c="4"/>11.1111 = 22221111 <text:s text:c="10"/>in family 11.1111 = 22221111 <text:s text:c="9"/></text:p>
      <text:p text:style-name="P3"><text:s text:c="4"/>1.11111 = 2211111111 <text:s text:c="8"/>in family 1.11111 = 2211111111 <text:s text:c="7"/></text:p>
      <text:p text:style-name="P3"/>
      <text:p text:style-name="P3">| 0 rationally smooth elements where some sequence of nonzero coeffs is not unimodal in abs value.</text:p>
      <text:p text:style-name="P3">| 0 rationally smooth elements where some polynomial has both positive and negative coeffs.</text:p>
      <text:p text:style-name="P3">| 1716 rationally smooth elements where some polynomial has strictly negative coeffs.</text:p>
      <text:p text:style-name="P3"/>
      <text:h text:style-name="P1" text:outline-level="1">D6</text:h>
      <text:p text:style-name="P3"/>
      <text:p text:style-name="P3">(11,1)</text:p>
      <text:p text:style-name="P10">93</text:p>
      <text:p text:style-name="P3">9111</text:p>
      <text:p text:style-name="P10">75</text:p>
      <text:p text:style-name="P12">7311(11)</text:p>
      <text:p text:style-name="P10">7311</text:p>
      <text:p text:style-name="P3">66+</text:p>
      <text:p text:style-name="P3">66-</text:p>
      <text:p text:style-name="P3">5511(11)</text:p>
      <text:p text:style-name="P3">5511</text:p>
      <text:p text:style-name="P3">7221</text:p>
      <text:p text:style-name="P3">5331(11)</text:p>
      <text:p text:style-name="P3">5331</text:p>
      <text:p text:style-name="P3">711111</text:p>
      <text:p text:style-name="P3">4431</text:p>
      <text:p text:style-name="P12">5322</text:p>
      <text:p text:style-name="P12">531111(11)</text:p>
      <text:p text:style-name="P12">531111</text:p>
      <text:p text:style-name="P3">4422+</text:p>
      <text:p text:style-name="P3">4422-</text:p>
      <text:p text:style-name="P3">441111</text:p>
      <text:p text:style-name="P3">522111</text:p>
      <text:p text:style-name="P3">3333</text:p>
      <text:p text:style-name="P3">333111</text:p>
      <text:p text:style-name="P3">332211(11)</text:p>
      <text:p text:style-name="P12">332211</text:p>
      <text:p text:style-name="P3">51111111</text:p>
      <text:p text:style-name="P3">322221</text:p>
      <text:p text:style-name="P3">33111111(11)</text:p>
      <text:p text:style-name="P12">33111111</text:p>
      <text:p text:style-name="P3">32211111</text:p>
      <text:p text:style-name="P3">222222+</text:p>
      <text:p text:style-name="P3">222222-</text:p>
      <text:p text:style-name="P3">22221111</text:p>
      <text:p text:style-name="P3">3111111111</text:p>
      <text:p text:style-name="P3">2211111111</text:p>
      <text:p text:style-name="P3">111111111111</text:p>
      <text:p text:style-name="P2">total num of chars: 37</text:p>
      <text:p text:style-name="P3">total num of families: 27</text:p>
      <text:p text:style-name="P3"/>
      <text:p text:style-name="P3">chars where some sequence of nonzero coeffs is not unimodal in abs value:</text:p>
      <text:p text:style-name="P3"><text:s text:c="4"/>1.5 = 93 <text:s text:c="20"/>in family 1.5 = 93 <text:s text:c="19"/></text:p>
      <text:p text:style-name="P3"><text:s text:c="4"/>2.4 = 75 <text:s text:c="20"/>in family 2.4 = 75 <text:s text:c="19"/></text:p>
      <text:p text:style-name="P3"><text:s text:c="4"/>1.41 = 7311 <text:s text:c="17"/>in family 1.41 = 7311 <text:s text:c="16"/></text:p>
      <text:p text:style-name="P3">chars where some polynomial has both positive and negative coeffs:</text:p>
      <text:p text:style-name="P3"><text:s text:c="4"/>2.4 = 75 <text:s text:c="20"/>in family 2.4 = 75 <text:s text:c="19"/></text:p>
      <text:p text:style-name="P3"><text:s text:c="4"/>1.41 = 7311 <text:s text:c="17"/>in family 1.41 = 7311 <text:s text:c="16"/></text:p>
      <text:p text:style-name="P3">chars where some polynomial has strictly negative coeffs:</text:p>
      <text:p text:style-name="P3"><text:s text:c="4"/>1.5 = 93 <text:s text:c="20"/>in family 1.5 = 93 <text:s text:c="19"/></text:p>
      <text:p text:style-name="P3"><text:s text:c="4"/>2.4 = 75 <text:s text:c="20"/>in family 2.4 = 75 <text:s text:c="19"/></text:p>
      <text:p text:style-name="P3"><text:s text:c="4"/>11.4 = 7311(11) <text:s text:c="13"/>in family 1.41 = 7311 <text:s text:c="16"/></text:p>
      <text:p text:style-name="P3"><text:s text:c="4"/>1.41 = 7311 <text:s text:c="17"/>in family 1.41 = 7311 <text:s text:c="16"/></text:p>
      <text:p text:style-name="P3"><text:s text:c="4"/>11.31 = 5322 <text:s text:c="16"/>in family 11.31 = 5322 <text:s text:c="15"/></text:p>
      <text:p text:style-name="P3"><text:s text:c="4"/>111.3 = 531111(11) <text:s text:c="10"/>in family 1.311 = 531111 <text:s text:c="13"/></text:p>
      <text:p text:style-name="P3"><text:s text:c="4"/>1.311 = 531111 <text:s text:c="14"/>in family 1.311 = 531111 <text:s text:c="13"/></text:p>
      <text:p text:style-name="P3"><text:s text:c="4"/>11.211 = 332211 <text:s text:c="13"/>in family 11.211 = 332211 <text:s text:c="12"/></text:p>
      <text:p text:style-name="P3"><text:s text:c="4"/>1.2111 = 33111111 <text:s text:c="11"/>in family 1.2111 = 33111111 <text:s text:c="10"/></text:p>
      <text:p text:style-name="P3"/>
      <text:p text:style-name="P3">| 170 rationally smooth elements where some sequence of nonzero coeffs is not unimodal in abs value.</text:p>
      <text:p text:style-name="P3">| 4 rationally smooth elements where some polynomial has both positive and negative coeffs.</text:p>
      <text:p text:style-name="P3">| 1148 rationally smooth elements where some polynomial has strictly negative coeffs.</text:p>
      <text:p text:style-name="P3"/>
      <text:h text:style-name="P1" text:outline-level="1">E6</text:h>
      <text:p text:style-name="P3"/>
      <text:p text:style-name="P3">E6</text:p>
      <text:p text:style-name="P10">E6(a1)</text:p>
      <text:p text:style-name="P3">D5</text:p>
      <text:p text:style-name="P3">E6(a3)(11)</text:p>
      <text:p text:style-name="P12">E6(a3)</text:p>
      <text:p text:style-name="P3">A5</text:p>
      <text:p text:style-name="P12">D5(a1)</text:p>
      <text:p text:style-name="P3">A4+A1</text:p>
      <text:p text:style-name="P3">D4</text:p>
      <text:p text:style-name="P3">A4</text:p>
      <text:p text:style-name="P12">D4(a1)(111)</text:p>
      <text:p text:style-name="P12">D4(a1)(21)</text:p>
      <text:p text:style-name="P12">D4(a1)</text:p>
      <text:p text:style-name="P3">A3+A1</text:p>
      <text:p text:style-name="P3">2A2+A1</text:p>
      <text:p text:style-name="P3">A3</text:p>
      <text:p text:style-name="P3">A2+2A1</text:p>
      <text:p text:style-name="P3">2A2</text:p>
      <text:p text:style-name="P3">A2+A1</text:p>
      <text:p text:style-name="P3">A2(11)</text:p>
      <text:p text:style-name="P12">A2</text:p>
      <text:p text:style-name="P3">3A1</text:p>
      <text:p text:style-name="P3">2A1</text:p>
      <text:p text:style-name="P3">A1</text:p>
      <text:p text:style-name="P3">1</text:p>
      <text:p text:style-name="P2">total num of chars: 25</text:p>
      <text:p text:style-name="P3">total num of families: 17</text:p>
      <text:p text:style-name="P3"/>
      <text:p text:style-name="P3">chars where some sequence of nonzero coeffs is not unimodal in abs value:</text:p>
      <text:p text:style-name="P3"><text:s text:c="4"/>phi{6,1} = E6(a1) <text:s text:c="11"/>in family phi{6,1} = E6(a1) <text:s text:c="10"/></text:p>
      <text:p text:style-name="P3">chars where some polynomial has both positive and negative coeffs:</text:p>
      <text:p text:style-name="P3"><text:s text:c="4"/>phi{6,1} = E6(a1) <text:s text:c="11"/>in family phi{6,1} = E6(a1) <text:s text:c="10"/></text:p>
      <text:p text:style-name="P3">chars where some polynomial has strictly negative coeffs:</text:p>
      <text:p text:style-name="P3"><text:s text:c="4"/>phi{6,1} = E6(a1) <text:s text:c="11"/>in family phi{6,1} = E6(a1) <text:s text:c="10"/></text:p>
      <text:p text:style-name="P3"><text:s text:c="4"/>phi{30,3} = E6(a3) <text:s text:c="10"/>in family phi{30,3} = E6(a3) <text:s text:c="9"/></text:p>
      <text:p text:style-name="P3"><text:s text:c="4"/>phi{64,4} = D5(a1) <text:s text:c="10"/>in family phi{64,4} = D5(a1) <text:s text:c="9"/></text:p>
      <text:p text:style-name="P3"><text:s text:c="4"/>phi{20,10} = D4(a1)(111) <text:s text:c="4"/>in family phi{80,7} = D4(a1) <text:s text:c="9"/></text:p>
      <text:p text:style-name="P3"><text:s text:c="4"/>phi{90,8} = D4(a1)(21) <text:s text:c="6"/>in family phi{80,7} = D4(a1) <text:s text:c="9"/></text:p>
      <text:p text:style-name="P3"><text:s text:c="4"/>phi{80,7} = D4(a1) <text:s text:c="10"/>in family phi{80,7} = D4(a1) <text:s text:c="9"/></text:p>
      <text:p text:style-name="P3"><text:s text:c="4"/>phi{30,15} = A2 <text:s text:c="13"/>in family phi{30,15} = A2 <text:s text:c="12"/></text:p>
      <text:p text:style-name="P3"/>
      <text:p text:style-name="P3">| 34 rationally smooth elements where some sequence of nonzero coeffs is not unimodal in abs value.</text:p>
      <text:p text:style-name="P3">| 6 rationally smooth elements where some polynomial has both positive and negative coeffs.</text:p>
      <text:p text:style-name="P3">| 1488 rationally smooth elements where some polynomial has strictly negative coeff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variant="normal" fo:text-transform="none" fo:color="#000000" loext:opacity="100%" style:font-name="Liberation Mono" fo:font-family="'Liberation Mono'" style:font-family-generic="modern" style:font-pitch="fixed" fo:font-size="6pt" fo:letter-spacing="normal" fo:font-style="normal" fo:font-weight="normal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variant="normal" fo:text-transform="none" fo:color="#000000" loext:opacity="100%" style:font-name="Liberation Sans" fo:font-family="'Liberation Sans'" style:font-family-generic="swiss" style:font-pitch="variable" fo:font-size="15pt" fo:letter-spacing="normal" fo:font-style="normal" fo:font-weight="bold" officeooo:rsid="00015779" style:font-size-asian="15pt" style:font-weight-asian="bold" style:font-size-complex="15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5in" fo:page-height="24in" style:num-format="1" style:print-orientation="portrait" fo:margin-top="0.5in" fo:margin-bottom="0.5in" fo:margin-left="0.5in" fo:margin-right="0.5in" style:writing-mode="lr-tb" style:footnote-max-height="0in" loext:margin-gutter="0in">
        <style:columns fo:column-count="3">
          <style:column style:rel-width="4320*" fo:start-indent="0in" fo:end-indent="0in"/>
          <style:column style:rel-width="7920*" fo:start-indent="0in" fo:end-indent="0in"/>
          <style:column style:rel-width="7920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23:09:58.108196556</meta:creation-date>
    <dc:date>2026-04-02T00:07:07.971684324</dc:date>
    <meta:editing-duration>PT46M45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5" meta:paragraph-count="1985" meta:word-count="16765" meta:character-count="68148" meta:non-whitespace-character-count="39956"/>
  </office:meta>
</office:document-meta>
</file>